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020833333333cm" style:use-optimal-column-width="true"/>
    </style:style>
    <style:style style:name="co11" style:family="table-column">
      <style:table-column-properties fo:break-before="auto" style:column-width="1.95791666666667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85.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2" style:base-cell-address="April_2023.E2"/>
    </style:style>
    <style:style style:name="ce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2" style:base-cell-address="April_2023.G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April_2023.F2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April_2023.F2"/>
    </style:style>
    <style:style style:name="ce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2" style:base-cell-address="April_2023.E2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2" style:base-cell-address="May_2023.E2"/>
    </style:style>
    <style:style style:name="ce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2" style:base-cell-address="May_2023.G2"/>
    </style:style>
    <style:style style:name="ce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May_2023.F2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May_2023.F2"/>
    </style:style>
    <style:style style:name="ce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2" style:base-cell-address="May_2023.E2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2" style:base-cell-address="June_2023.E2"/>
    </style:style>
    <style:style style:name="ce3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2" style:base-cell-address="June_2023.G2"/>
    </style:style>
    <style:style style:name="ce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June_2023.F2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June_2023.F2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2" style:base-cell-address="June_2023.E2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2" style:base-cell-address="July_2023.E2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2" style:base-cell-address="July_2023.G2"/>
    </style:style>
    <style:style style:name="ce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July_2023.F2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July_2023.F2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2" style:base-cell-address="July_2023.E2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2" style:base-cell-address="August_2023.E2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2" style:base-cell-address="August_2023.G2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August_2023.F2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August_2023.F2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2" style:base-cell-address="August_2023.E2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2" style:base-cell-address="Sept_2023.E2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2" style:base-cell-address="Sept_2023.G2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Sept_2023.F2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Sept_2023.F2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2" style:base-cell-address="Sept_2023.E2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2" style:base-cell-address="Oct_2023.E2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2" style:base-cell-address="Oct_2023.G2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Oct_2023.F2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Oct_2023.F2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2" style:base-cell-address="Oct_2023.E2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2" style:base-cell-address="Nov_2023.E2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2" style:base-cell-address="Nov_2023.G2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Nov_2023.F2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Nov_2023.F2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2" style:base-cell-address="Nov_2023.E2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2" style:base-cell-address="Dec_2023.E2"/>
    </style:style>
    <style:style style:name="ce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2" style:base-cell-address="Dec_2023.G2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Dec_2023.F2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Dec_2023.F2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2" style:base-cell-address="Dec_2023.E2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2" style:base-cell-address="Jan_2024.E2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Jan_2024.F2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2" style:base-cell-address="Jan_2024.G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2" style:base-cell-address="Jan_2024.U2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2" style:base-cell-address="Jan_2024.T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2" style:base-cell-address="Jan_2024.Y2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2" style:base-cell-address="Feb_2024.E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2" style:base-cell-address="Feb_2024.G2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Feb_2024.F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Feb_2024.F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2" style:base-cell-address="Feb_2024.E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2" style:base-cell-address="March_2024.E2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2" style:base-cell-address="March_2024.G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March_2024.F2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2" style:base-cell-address="March_2024.F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2" style:base-cell-address="March_2024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3.C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[.W2])" table:base-cell-address="April_2023.Y2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F2])" table:base-cell-address="April_2023.G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[.W2])" table:base-cell-address="May_2023.Y2">
          <table:help-message table:display="true"/>
          <table:error-message table:display="true"/>
        </table:content-validation>
        <table:content-validation table:name="val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1" table:condition="of:cell-content-is-in-list([.#REF!])" table:base-cell-address="May_2023.C2">
          <table:help-message table:display="true"/>
          <table:error-message table:display="true"/>
        </table:content-validation>
        <table:content-validation table:name="val1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4" table:condition="of:cell-content-is-decimal-number() and cell-content-is-between(0,[.F2])" table:base-cell-address="May_2023.G2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[.W2])" table:base-cell-address="June_2023.Y2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F2])" table:base-cell-address="June_2023.G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1" table:condition="of:cell-content-is-in-list([.#REF!])" table:base-cell-address="June_2023.C2">
          <table:help-message table:display="true"/>
          <table:error-message table:display="true"/>
        </table:content-validation>
        <table:content-validation table:name="val22" table:condition="of:cell-content-is-in-list([.#REF!])" table:base-cell-address="July_2023.C2">
          <table:help-message table:display="true"/>
          <table:error-message table:display="true"/>
        </table:content-validation>
        <table:content-validation table:name="val2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5" table:condition="of:cell-content-is-decimal-number() and cell-content-is-between(0,[.F2])" table:base-cell-address="July_2023.G2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W2])" table:base-cell-address="July_2023.Y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29" table:condition="of:cell-content-is-in-list([.#REF!])" table:base-cell-address="August_2023.C2">
          <table:help-message table:display="true"/>
          <table:error-message table:display="true"/>
        </table:content-validation>
        <table:content-validation table:name="val30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2" table:condition="of:cell-content-is-decimal-number() and cell-content-is-between(0,[.F2])" table:base-cell-address="August_2023.G2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W2])" table:base-cell-address="August_2023.Y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[.W2])" table:base-cell-address="Sept_2023.Y2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F2])" table:base-cell-address="Sept_2023.G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2" table:condition="of:cell-content-is-in-list([.#REF!])" table:base-cell-address="Sept_2023.C2">
          <table:help-message table:display="true"/>
          <table:error-message table:display="true"/>
        </table:content-validation>
        <table:content-validation table:name="val43" table:condition="of:cell-content-is-in-list([.#REF!])" table:base-cell-address="Oct_2023.C2">
          <table:help-message table:display="true"/>
          <table:error-message table:display="true"/>
        </table:content-validation>
        <table:content-validation table:name="val4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6" table:condition="of:cell-content-is-decimal-number() and cell-content-is-between(0,[.F2])" table:base-cell-address="Oct_2023.G2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W2])" table:base-cell-address="Oct_2023.Y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[.W2])" table:base-cell-address="Nov_2023.Y2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F2])" table:base-cell-address="Nov_2023.G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6" table:condition="of:cell-content-is-in-list([.#REF!])" table:base-cell-address="Nov_2023.C2">
          <table:help-message table:display="true"/>
          <table:error-message table:display="true"/>
        </table:content-validation>
        <table:content-validation table:name="val5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[.W2])" table:base-cell-address="Dec_2023.Y2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F2])" table:base-cell-address="Dec_2023.G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3" table:condition="of:cell-content-is-in-list([.#REF!])" table:base-cell-address="Dec_2023.C2">
          <table:help-message table:display="true"/>
          <table:error-message table:display="true"/>
        </table:content-validation>
        <table:content-validation table:name="val64" table:condition="of:cell-content-is-in-list([.#REF!])" table:base-cell-address="Jan_2024.C2">
          <table:help-message table:display="true"/>
          <table:error-message table:display="true"/>
        </table:content-validation>
        <table:content-validation table:name="val6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7" table:condition="of:cell-content-is-decimal-number() and cell-content-is-between(0,[.F2])" table:base-cell-address="Jan_2024.G2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W2])" table:base-cell-address="Jan_2024.Y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1" table:condition="of:cell-content-is-in-list([.#REF!])" table:base-cell-address="Feb_2024.C2">
          <table:help-message table:display="true"/>
          <table:error-message table:display="true"/>
        </table:content-validation>
        <table:content-validation table:name="val7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4" table:condition="of:cell-content-is-decimal-number() and cell-content-is-between(0,[.F2])" table:base-cell-address="Feb_2024.G2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W2])" table:base-cell-address="Feb_2024.Y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[.W2])" table:base-cell-address="March_2024.Y2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F2])" table:base-cell-address="March_2024.G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4" table:condition="of:cell-content-is-in-list([.#REF!])" table:base-cell-address="March_2024.C2">
          <table:help-message table:display="true"/>
          <table:error-message table:display="true"/>
        </table:content-validation>
      </table:content-validations>
      <table:table table:name="April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" table:style-name="ce2">
            <text:p>Year</text:p>
          </table:table-cell>
          <table:table-cell office:value-type="string" table:content-validation-name="val3" table:style-name="ce2">
            <text:p>Month</text:p>
          </table:table-cell>
          <table:table-cell office:value-type="string" table:content-validation-name="val3" table:style-name="ce3">
            <text:p>Organisation name</text:p>
          </table:table-cell>
          <table:table-cell office:value-type="string" table:content-validation-name="val3" table:style-name="ce3">
            <text:p>Organisation type</text:p>
          </table:table-cell>
          <table:table-cell office:value-type="string" table:content-validation-name="val3" table:style-name="ce4">
            <office:annotation draw:style-name="a0" svg:x="2.66666666666667in" svg:y="0in" svg:width="3.29166666666667in" svg:height="0.71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" table:style-name="ce4">
            <text:p>Payroll staff;</text:p>
            <text:p>Total;</text:p>
            <text:p>Headcount</text:p>
          </table:table-cell>
          <table:table-cell office:value-type="string" table:content-validation-name="val3" table:style-name="ce4">
            <text:p>Payroll staff;</text:p>
            <text:p>Total;</text:p>
            <text:p>Full-time equivalent</text:p>
          </table:table-cell>
          <table:table-cell office:value-type="string" table:content-validation-name="val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" table:style-name="ce4">
            <text:p>Payroll staff costs;</text:p>
            <text:p>Salary</text:p>
          </table:table-cell>
          <table:table-cell office:value-type="string" table:content-validation-name="val4" table:style-name="ce4">
            <text:p>Payroll staff costs;</text:p>
            <text:p>Allowances</text:p>
          </table:table-cell>
          <table:table-cell office:value-type="string" table:content-validation-name="val4" table:style-name="ce4">
            <text:p>Payroll staff costs;</text:p>
            <text:p>Non-consolidated performance payments</text:p>
          </table:table-cell>
          <table:table-cell office:value-type="string" table:content-validation-name="val4" table:style-name="ce4">
            <text:p>Payroll staff costs;</text:p>
            <text:p>Overtime</text:p>
          </table:table-cell>
          <table:table-cell office:value-type="string" table:content-validation-name="val4" table:style-name="ce4">
            <text:p>Payroll staff costs;</text:p>
            <text:p>Employer pension contributions</text:p>
          </table:table-cell>
          <table:table-cell office:value-type="string" table:content-validation-name="val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19">
            <text:p>Attorney General's Departments</text:p>
          </table:table-cell>
          <table:table-cell office:value-type="float" office:value="8" table:content-validation-name="val2" table:style-name="ce21">
            <text:p>8.00</text:p>
          </table:table-cell>
          <table:table-cell office:value-type="float" office:value="8" table:content-validation-name="val7" table:style-name="ce20">
            <text:p>8.00</text:p>
          </table:table-cell>
          <table:table-cell office:value-type="float" office:value="4" table:content-validation-name="val2" table:style-name="ce21">
            <text:p>4.00</text:p>
          </table:table-cell>
          <table:table-cell office:value-type="float" office:value="4" table:content-validation-name="val7" table:style-name="ce20">
            <text:p>4.00</text:p>
          </table:table-cell>
          <table:table-cell office:value-type="float" office:value="14" table:content-validation-name="val2" table:style-name="ce21">
            <text:p>14.00</text:p>
          </table:table-cell>
          <table:table-cell office:value-type="float" office:value="13.625" table:content-validation-name="val7" table:style-name="ce20">
            <text:p>13.63</text:p>
          </table:table-cell>
          <table:table-cell office:value-type="float" office:value="21" table:content-validation-name="val2" table:style-name="ce21">
            <text:p>21.00</text:p>
          </table:table-cell>
          <table:table-cell office:value-type="float" office:value="20.102439024390243" table:content-validation-name="val7" table:style-name="ce20">
            <text:p>20.10</text:p>
          </table:table-cell>
          <table:table-cell office:value-type="float" office:value="5" table:content-validation-name="val2" table:style-name="ce21">
            <text:p>5.00</text:p>
          </table:table-cell>
          <table:table-cell office:value-type="float" office:value="5" table:content-validation-name="val7" table:style-name="ce20">
            <text:p>5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52" table:formula="of:=SUM([.F2];[.H2];[.J2];[.L2];[.N2];[.P2])" table:content-validation-name="val3" table:style-name="ce10">
            <text:p>52</text:p>
          </table:table-cell>
          <table:table-cell office:value-type="float" office:value="50.727439024390243" table:formula="of:=SUM([.G2];[.I2];[.K2];[.M2];[.O2];[.Q2])" table:content-validation-name="val3" table:style-name="ce10">
            <text:p>51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6" table:style-name="ce23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3" table:style-name="ce14">
            <text:p>52</text:p>
          </table:table-cell>
          <table:table-cell office:value-type="float" office:value="50.727439024390243" table:formula="of:=[.S2]+[.AA2]" table:content-validation-name="val3" table:style-name="ce14">
            <text:p>51</text:p>
          </table:table-cell>
          <table:table-cell office:value-type="currency" office:value="209983.94" table:content-validation-name="val4" table:style-name="ce15">
            <text:p>£209,983.94</text:p>
          </table:table-cell>
          <table:table-cell office:value-type="currency" office:value="7696.56" table:content-validation-name="val4" table:style-name="ce15">
            <text:p>£7,696.56</text:p>
          </table:table-cell>
          <table:table-cell office:value-type="currency" office:value="3300" table:content-validation-name="val4" table:style-name="ce15">
            <text:p>£3,300.00</text:p>
          </table:table-cell>
          <table:table-cell office:value-type="currency" office:value="1351.18" table:content-validation-name="val4" table:style-name="ce15">
            <text:p>£1,351.18</text:p>
          </table:table-cell>
          <table:table-cell office:value-type="currency" office:value="51268.47" table:content-validation-name="val4" table:style-name="ce15">
            <text:p>£51,268.47</text:p>
          </table:table-cell>
          <table:table-cell office:value-type="currency" office:value="24875.69" table:content-validation-name="val4" table:style-name="ce15">
            <text:p>£24,875.69</text:p>
          </table:table-cell>
          <table:table-cell office:value-type="currency" office:value="298475.84000000003" table:formula="of:=SUM([.AE2:.AJ2])" table:style-name="ce16">
            <text:p>£298,475.84</text:p>
          </table:table-cell>
          <table:table-cell office:value-type="currency" office:value="933.25" table:content-validation-name="val4" table:style-name="ce17">
            <text:p>£933.25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933.25" table:formula="of:=SUM([.AL2:.AM2])" table:style-name="ce18">
            <text:p>£933.25</text:p>
          </table:table-cell>
          <table:table-cell office:value-type="currency" office:value="299409.09000000003" table:formula="of:=SUM([.AN2];[.AK2])" table:style-name="ce16">
            <text:p>£299,409.09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19">
            <text:p>Attorney General's Departments</text:p>
          </table:table-cell>
          <table:table-cell office:value-type="float" office:value="40" table:content-validation-name="val2" table:style-name="ce21">
            <text:p>40.00</text:p>
          </table:table-cell>
          <table:table-cell office:value-type="float" office:value="37.809009009009017" table:content-validation-name="val7" table:style-name="ce20">
            <text:p>37.81</text:p>
          </table:table-cell>
          <table:table-cell office:value-type="float" office:value="351" table:content-validation-name="val2" table:style-name="ce21">
            <text:p>351.00</text:p>
          </table:table-cell>
          <table:table-cell office:value-type="float" office:value="337.15773273273271" table:content-validation-name="val7" table:style-name="ce20">
            <text:p>337.16</text:p>
          </table:table-cell>
          <table:table-cell office:value-type="float" office:value="297" table:content-validation-name="val2" table:style-name="ce21">
            <text:p>297.00</text:p>
          </table:table-cell>
          <table:table-cell office:value-type="float" office:value="290.42147147147148" table:content-validation-name="val7" table:style-name="ce20">
            <text:p>290.42</text:p>
          </table:table-cell>
          <table:table-cell office:value-type="float" office:value="1781" table:content-validation-name="val2" table:style-name="ce21">
            <text:p>1781.00</text:p>
          </table:table-cell>
          <table:table-cell office:value-type="float" office:value="1638.1016194766162" table:content-validation-name="val7" table:style-name="ce20">
            <text:p>1638.10</text:p>
          </table:table-cell>
          <table:table-cell office:value-type="float" office:value="214" table:content-validation-name="val2" table:style-name="ce21">
            <text:p>214.00</text:p>
          </table:table-cell>
          <table:table-cell office:value-type="float" office:value="202.24204204204204" table:content-validation-name="val7" table:style-name="ce20">
            <text:p>202.24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2683" table:formula="of:=SUM([.F3];[.H3];[.J3];[.L3];[.N3];[.P3])" table:content-validation-name="val3" table:style-name="ce10">
            <text:p>2,683</text:p>
          </table:table-cell>
          <table:table-cell office:value-type="float" office:value="2505.7318747318714" table:formula="of:=SUM([.G3];[.I3];[.K3];[.M3];[.O3];[.Q3])" table:content-validation-name="val3" table:style-name="ce10">
            <text:p>2,506</text:p>
          </table:table-cell>
          <table:table-cell office:value-type="float" office:value="128" table:content-validation-name="val5" table:style-name="ce22">
            <text:p>128</text:p>
          </table:table-cell>
          <table:table-cell office:value-type="float" office:value="125.30810810810812" table:content-validation-name="val7" table:style-name="ce20">
            <text:p>125.31</text:p>
          </table:table-cell>
          <table:table-cell office:value-type="float" office:value="241" table:content-validation-name="val5" table:style-name="ce22">
            <text:p>241</text:p>
          </table:table-cell>
          <table:table-cell office:value-type="float" office:value="237.83178893178891" table:content-validation-name="val7" table:style-name="ce20">
            <text:p>237.83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6" table:style-name="ce23">
            <text:p>0.00</text:p>
          </table:table-cell>
          <table:table-cell office:value-type="float" office:value="369" table:formula="of:=SUM([.T3];[.V3];[.X3])" table:style-name="ce12">
            <text:p>369</text:p>
          </table:table-cell>
          <table:table-cell office:value-type="float" office:value="363.13989703989705" table:formula="of:=SUM([.U3];[.W3];[.Y3])" table:style-name="ce12">
            <text:p>363</text:p>
          </table:table-cell>
          <table:table-cell office:value-type="float" office:value="0" table:style-name="ce13">
            <text:p>0</text:p>
          </table:table-cell>
          <table:table-cell office:value-type="float" office:value="3052" table:formula="of:=[.R3]+[.Z3]" table:content-validation-name="val3" table:style-name="ce14">
            <text:p>3,052</text:p>
          </table:table-cell>
          <table:table-cell office:value-type="float" office:value="2868.8717717717682" table:formula="of:=[.S3]+[.AA3]" table:content-validation-name="val3" table:style-name="ce14">
            <text:p>2,869</text:p>
          </table:table-cell>
          <table:table-cell office:value-type="currency" office:value="11484215.609999999" table:content-validation-name="val4" table:style-name="ce15">
            <text:p>£11,484,215.61</text:p>
          </table:table-cell>
          <table:table-cell office:value-type="currency" office:value="46723.33" table:content-validation-name="val4" table:style-name="ce15">
            <text:p>£46,723.33</text:p>
          </table:table-cell>
          <table:table-cell office:value-type="currency" office:value="139200" table:content-validation-name="val4" table:style-name="ce15">
            <text:p>£139,200.00</text:p>
          </table:table-cell>
          <table:table-cell office:value-type="currency" office:value="318004.05" table:content-validation-name="val4" table:style-name="ce15">
            <text:p>£318,004.05</text:p>
          </table:table-cell>
          <table:table-cell office:value-type="currency" office:value="3216814.68" table:content-validation-name="val4" table:style-name="ce15">
            <text:p>£3,216,814.68</text:p>
          </table:table-cell>
          <table:table-cell office:value-type="currency" office:value="1368879.65" table:content-validation-name="val4" table:style-name="ce15">
            <text:p>£1,368,879.65</text:p>
          </table:table-cell>
          <table:table-cell office:value-type="currency" office:value="16573837.32" table:formula="of:=SUM([.AE3:.AJ3])" table:style-name="ce16">
            <text:p>£16,573,837.32</text:p>
          </table:table-cell>
          <table:table-cell office:value-type="currency" office:value="1137595.24" table:content-validation-name="val4" table:style-name="ce17">
            <text:p>£1,137,595.24</text:p>
          </table:table-cell>
          <table:table-cell office:value-type="currency" office:value="15510.85" table:content-validation-name="val4" table:style-name="ce17">
            <text:p>£15,510.85</text:p>
          </table:table-cell>
          <table:table-cell office:value-type="currency" office:value="1153106.0900000001" table:formula="of:=SUM([.AL3:.AM3])" table:style-name="ce18">
            <text:p>£1,153,106.09</text:p>
          </table:table-cell>
          <table:table-cell office:value-type="currency" office:value="17726943.41" table:formula="of:=SUM([.AN3];[.AK3])" table:style-name="ce16">
            <text:p>£17,726,943.41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19">
            <text:p>Attorney General's Departments</text:p>
          </table:table-cell>
          <table:table-cell office:value-type="float" office:value="2" table:content-validation-name="val2" table:style-name="ce21">
            <text:p>2.00</text:p>
          </table:table-cell>
          <table:table-cell office:value-type="float" office:value="2" table:content-validation-name="val7" table:style-name="ce20">
            <text:p>2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1" table:content-validation-name="val2" table:style-name="ce21">
            <text:p>1.00</text:p>
          </table:table-cell>
          <table:table-cell office:value-type="float" office:value="0.88888888888888895" table:content-validation-name="val7" table:style-name="ce20">
            <text:p>0.89</text:p>
          </table:table-cell>
          <table:table-cell office:value-type="float" office:value="20" table:content-validation-name="val2" table:style-name="ce21">
            <text:p>20.00</text:p>
          </table:table-cell>
          <table:table-cell office:value-type="float" office:value="19.07138888888889" table:content-validation-name="val7" table:style-name="ce20">
            <text:p>19.07</text:p>
          </table:table-cell>
          <table:table-cell office:value-type="float" office:value="3" table:content-validation-name="val2" table:style-name="ce21">
            <text:p>3.00</text:p>
          </table:table-cell>
          <table:table-cell office:value-type="float" office:value="3" table:content-validation-name="val7" table:style-name="ce20">
            <text:p>3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26" table:formula="of:=SUM([.F4];[.H4];[.J4];[.L4];[.N4];[.P4])" table:content-validation-name="val3" table:style-name="ce10">
            <text:p>26</text:p>
          </table:table-cell>
          <table:table-cell office:value-type="float" office:value="24.96027777777778" table:formula="of:=SUM([.G4];[.I4];[.K4];[.M4];[.O4];[.Q4])" table:content-validation-name="val3" table:style-name="ce10">
            <text:p>25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5" table:style-name="ce22">
            <text:p>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7" table:style-name="ce20">
            <text:p>0.00</text:p>
          </table:table-cell>
          <table:table-cell office:value-type="float" office:value="0" table:content-validation-name="val6" table:style-name="ce23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" table:formula="of:=[.R4]+[.Z4]" table:content-validation-name="val3" table:style-name="ce14">
            <text:p>26</text:p>
          </table:table-cell>
          <table:table-cell office:value-type="float" office:value="24.96027777777778" table:formula="of:=[.S4]+[.AA4]" table:content-validation-name="val3" table:style-name="ce14">
            <text:p>25</text:p>
          </table:table-cell>
          <table:table-cell office:value-type="currency" office:value="138211.95000000001" table:content-validation-name="val4" table:style-name="ce15">
            <text:p>£138,211.95</text:p>
          </table:table-cell>
          <table:table-cell office:value-type="currency" office:value="520.61" table:content-validation-name="val4" table:style-name="ce15">
            <text:p>£520.61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0" table:content-validation-name="val4" table:style-name="ce15">
            <text:p>£0.00</text:p>
          </table:table-cell>
          <table:table-cell office:value-type="currency" office:value="39712.28" table:content-validation-name="val4" table:style-name="ce15">
            <text:p>£39,712.28</text:p>
          </table:table-cell>
          <table:table-cell office:value-type="currency" office:value="16146.22" table:content-validation-name="val4" table:style-name="ce15">
            <text:p>£16,146.22</text:p>
          </table:table-cell>
          <table:table-cell office:value-type="currency" office:value="194591.06" table:formula="of:=SUM([.AE4:.AJ4])" table:style-name="ce16">
            <text:p>£194,591.06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content-validation-name="val4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4591.06" table:formula="of:=SUM([.AN4];[.AK4])" table:style-name="ce16">
            <text:p>£194,591.06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May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2" table:style-name="ce2">
            <text:p>Year</text:p>
          </table:table-cell>
          <table:table-cell office:value-type="string" table:content-validation-name="val12" table:style-name="ce2">
            <text:p>Month</text:p>
          </table:table-cell>
          <table:table-cell office:value-type="string" table:content-validation-name="val12" table:style-name="ce3">
            <text:p>Organisation name</text:p>
          </table:table-cell>
          <table:table-cell office:value-type="string" table:content-validation-name="val12" table:style-name="ce3">
            <text:p>Organisation type</text:p>
          </table:table-cell>
          <table:table-cell office:value-type="string" table:content-validation-name="val12" table:style-name="ce4">
            <office:annotation draw:style-name="a1" svg:x="2.66666666666667in" svg:y="0in" svg:width="3.29166666666667in" svg:height="0.71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2" table:style-name="ce4">
            <text:p>Payroll staff;</text:p>
            <text:p>Total;</text:p>
            <text:p>Headcount</text:p>
          </table:table-cell>
          <table:table-cell office:value-type="string" table:content-validation-name="val12" table:style-name="ce4">
            <text:p>Payroll staff;</text:p>
            <text:p>Total;</text:p>
            <text:p>Full-time equivalent</text:p>
          </table:table-cell>
          <table:table-cell office:value-type="string" table:content-validation-name="val1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0" table:style-name="ce4">
            <text:p>Payroll staff costs;</text:p>
            <text:p>Salary</text:p>
          </table:table-cell>
          <table:table-cell office:value-type="string" table:content-validation-name="val10" table:style-name="ce4">
            <text:p>Payroll staff costs;</text:p>
            <text:p>Allowances</text:p>
          </table:table-cell>
          <table:table-cell office:value-type="string" table:content-validation-name="val10" table:style-name="ce4">
            <text:p>Payroll staff costs;</text:p>
            <text:p>Non-consolidated performance payments</text:p>
          </table:table-cell>
          <table:table-cell office:value-type="string" table:content-validation-name="val10" table:style-name="ce4">
            <text:p>Payroll staff costs;</text:p>
            <text:p>Overtime</text:p>
          </table:table-cell>
          <table:table-cell office:value-type="string" table:content-validation-name="val10" table:style-name="ce4">
            <text:p>Payroll staff costs;</text:p>
            <text:p>Employer pension contributions</text:p>
          </table:table-cell>
          <table:table-cell office:value-type="string" table:content-validation-name="val1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y</text:p>
          </table:table-cell>
          <table:table-cell office:value-type="string" table:content-validation-name="val11" table:style-name="ce8">
            <text:p>Attorney General's Office</text:p>
          </table:table-cell>
          <table:table-cell office:value-type="string" table:content-validation-name="val11" table:style-name="ce8">
            <text:p>Ministerial Department</text:p>
          </table:table-cell>
          <table:table-cell office:value-type="string" table:content-validation-name="val11" table:style-name="ce24">
            <text:p>Attorney General's Departments</text:p>
          </table:table-cell>
          <table:table-cell office:value-type="float" office:value="7" table:content-validation-name="val13" table:style-name="ce26">
            <text:p>7.00</text:p>
          </table:table-cell>
          <table:table-cell office:value-type="float" office:value="7" table:content-validation-name="val14" table:style-name="ce25">
            <text:p>7.00</text:p>
          </table:table-cell>
          <table:table-cell office:value-type="float" office:value="6" table:content-validation-name="val13" table:style-name="ce26">
            <text:p>6.00</text:p>
          </table:table-cell>
          <table:table-cell office:value-type="float" office:value="6" table:content-validation-name="val14" table:style-name="ce25">
            <text:p>6.00</text:p>
          </table:table-cell>
          <table:table-cell office:value-type="float" office:value="13" table:content-validation-name="val13" table:style-name="ce26">
            <text:p>13.00</text:p>
          </table:table-cell>
          <table:table-cell office:value-type="float" office:value="12.625" table:content-validation-name="val14" table:style-name="ce25">
            <text:p>12.63</text:p>
          </table:table-cell>
          <table:table-cell office:value-type="float" office:value="22" table:content-validation-name="val13" table:style-name="ce26">
            <text:p>22.00</text:p>
          </table:table-cell>
          <table:table-cell office:value-type="float" office:value="21.102439024390243" table:content-validation-name="val14" table:style-name="ce25">
            <text:p>21.10</text:p>
          </table:table-cell>
          <table:table-cell office:value-type="float" office:value="5" table:content-validation-name="val13" table:style-name="ce26">
            <text:p>5.00</text:p>
          </table:table-cell>
          <table:table-cell office:value-type="float" office:value="5" table:content-validation-name="val14" table:style-name="ce25">
            <text:p>5.00</text:p>
          </table:table-cell>
          <table:table-cell office:value-type="float" office:value="0" table:content-validation-name="val13" table:style-name="ce26">
            <text:p>0.00</text:p>
          </table:table-cell>
          <table:table-cell office:value-type="float" office:value="0" table:content-validation-name="val14" table:style-name="ce25">
            <text:p>0.00</text:p>
          </table:table-cell>
          <table:table-cell office:value-type="float" office:value="53" table:formula="of:=SUM([.F2];[.H2];[.J2];[.L2];[.N2];[.P2])" table:content-validation-name="val12" table:style-name="ce10">
            <text:p>53</text:p>
          </table:table-cell>
          <table:table-cell office:value-type="float" office:value="51.727439024390243" table:formula="of:=SUM([.G2];[.I2];[.K2];[.M2];[.O2];[.Q2])" table:content-validation-name="val12" table:style-name="ce10">
            <text:p>52</text:p>
          </table:table-cell>
          <table:table-cell office:value-type="float" office:value="0" table:content-validation-name="val9" table:style-name="ce27">
            <text:p>0</text:p>
          </table:table-cell>
          <table:table-cell office:value-type="float" office:value="0" table:content-validation-name="val14" table:style-name="ce25">
            <text:p>0.00</text:p>
          </table:table-cell>
          <table:table-cell office:value-type="float" office:value="0" table:content-validation-name="val9" table:style-name="ce27">
            <text:p>0</text:p>
          </table:table-cell>
          <table:table-cell office:value-type="float" office:value="0" table:content-validation-name="val14" table:style-name="ce25">
            <text:p>0.00</text:p>
          </table:table-cell>
          <table:table-cell office:value-type="float" office:value="0" table:content-validation-name="val14" table:style-name="ce25">
            <text:p>0.00</text:p>
          </table:table-cell>
          <table:table-cell office:value-type="float" office:value="0" table:content-validation-name="val8" table:style-name="ce28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12" table:style-name="ce14">
            <text:p>53</text:p>
          </table:table-cell>
          <table:table-cell office:value-type="float" office:value="51.727439024390243" table:formula="of:=[.S2]+[.AA2]" table:content-validation-name="val12" table:style-name="ce14">
            <text:p>52</text:p>
          </table:table-cell>
          <table:table-cell office:value-type="currency" office:value="216682.52" table:content-validation-name="val10" table:style-name="ce15">
            <text:p>£216,682.52</text:p>
          </table:table-cell>
          <table:table-cell office:value-type="currency" office:value="8096.91" table:content-validation-name="val10" table:style-name="ce15">
            <text:p>£8,096.91</text:p>
          </table:table-cell>
          <table:table-cell office:value-type="currency" office:value="0" table:content-validation-name="val10" table:style-name="ce15">
            <text:p>£0.00</text:p>
          </table:table-cell>
          <table:table-cell office:value-type="currency" office:value="0" table:content-validation-name="val10" table:style-name="ce15">
            <text:p>£0.00</text:p>
          </table:table-cell>
          <table:table-cell office:value-type="currency" office:value="53263.08" table:content-validation-name="val10" table:style-name="ce15">
            <text:p>£53,263.08</text:p>
          </table:table-cell>
          <table:table-cell office:value-type="currency" office:value="24406.85" table:content-validation-name="val10" table:style-name="ce15">
            <text:p>£24,406.85</text:p>
          </table:table-cell>
          <table:table-cell office:value-type="currency" office:value="302449.36" table:formula="of:=SUM([.AE2:.AJ2])" table:style-name="ce16">
            <text:p>£302,449.36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02449.36" table:formula="of:=SUM([.AN2];[.AK2])" table:style-name="ce16">
            <text:p>£302,449.36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y</text:p>
          </table:table-cell>
          <table:table-cell office:value-type="string" table:content-validation-name="val11" table:style-name="ce8">
            <text:p>Government Legal Department</text:p>
          </table:table-cell>
          <table:table-cell office:value-type="string" table:content-validation-name="val11" table:style-name="ce8">
            <text:p>Non-Ministerial Department</text:p>
          </table:table-cell>
          <table:table-cell office:value-type="string" table:content-validation-name="val11" table:style-name="ce24">
            <text:p>Attorney General's Departments</text:p>
          </table:table-cell>
          <table:table-cell office:value-type="float" office:value="42" table:content-validation-name="val13" table:style-name="ce26">
            <text:p>42.00</text:p>
          </table:table-cell>
          <table:table-cell office:value-type="float" office:value="39.80900900900901" table:content-validation-name="val14" table:style-name="ce25">
            <text:p>39.81</text:p>
          </table:table-cell>
          <table:table-cell office:value-type="float" office:value="349" table:content-validation-name="val13" table:style-name="ce26">
            <text:p>349.00</text:p>
          </table:table-cell>
          <table:table-cell office:value-type="float" office:value="334.29016516516509" table:content-validation-name="val14" table:style-name="ce25">
            <text:p>334.29</text:p>
          </table:table-cell>
          <table:table-cell office:value-type="float" office:value="296" table:content-validation-name="val13" table:style-name="ce26">
            <text:p>296.00</text:p>
          </table:table-cell>
          <table:table-cell office:value-type="float" office:value="289.4701201201201" table:content-validation-name="val14" table:style-name="ce25">
            <text:p>289.47</text:p>
          </table:table-cell>
          <table:table-cell office:value-type="float" office:value="1786" table:content-validation-name="val13" table:style-name="ce26">
            <text:p>1786.00</text:p>
          </table:table-cell>
          <table:table-cell office:value-type="float" office:value="1643.5606606606586" table:content-validation-name="val14" table:style-name="ce25">
            <text:p>1643.56</text:p>
          </table:table-cell>
          <table:table-cell office:value-type="float" office:value="216" table:content-validation-name="val13" table:style-name="ce26">
            <text:p>216.00</text:p>
          </table:table-cell>
          <table:table-cell office:value-type="float" office:value="203.92244744744744" table:content-validation-name="val14" table:style-name="ce25">
            <text:p>203.92</text:p>
          </table:table-cell>
          <table:table-cell office:value-type="float" office:value="0" table:content-validation-name="val13" table:style-name="ce26">
            <text:p>0.00</text:p>
          </table:table-cell>
          <table:table-cell office:value-type="float" office:value="0" table:content-validation-name="val14" table:style-name="ce25">
            <text:p>0.00</text:p>
          </table:table-cell>
          <table:table-cell office:value-type="float" office:value="2689" table:formula="of:=SUM([.F3];[.H3];[.J3];[.L3];[.N3];[.P3])" table:content-validation-name="val12" table:style-name="ce10">
            <text:p>2,689</text:p>
          </table:table-cell>
          <table:table-cell office:value-type="float" office:value="2511.0524024024007" table:formula="of:=SUM([.G3];[.I3];[.K3];[.M3];[.O3];[.Q3])" table:content-validation-name="val12" table:style-name="ce10">
            <text:p>2,511</text:p>
          </table:table-cell>
          <table:table-cell office:value-type="float" office:value="132" table:content-validation-name="val9" table:style-name="ce27">
            <text:p>132</text:p>
          </table:table-cell>
          <table:table-cell office:value-type="float" office:value="130.38918918918921" table:content-validation-name="val14" table:style-name="ce25">
            <text:p>130.39</text:p>
          </table:table-cell>
          <table:table-cell office:value-type="float" office:value="247" table:content-validation-name="val9" table:style-name="ce27">
            <text:p>247</text:p>
          </table:table-cell>
          <table:table-cell office:value-type="float" office:value="243.54954954954957" table:content-validation-name="val14" table:style-name="ce25">
            <text:p>243.55</text:p>
          </table:table-cell>
          <table:table-cell office:value-type="float" office:value="0" table:content-validation-name="val14" table:style-name="ce25">
            <text:p>0.00</text:p>
          </table:table-cell>
          <table:table-cell office:value-type="float" office:value="0" table:content-validation-name="val8" table:style-name="ce28">
            <text:p>0.00</text:p>
          </table:table-cell>
          <table:table-cell office:value-type="float" office:value="379" table:formula="of:=SUM([.T3];[.V3];[.X3])" table:style-name="ce12">
            <text:p>379</text:p>
          </table:table-cell>
          <table:table-cell office:value-type="float" office:value="373.93873873873878" table:formula="of:=SUM([.U3];[.W3];[.Y3])" table:style-name="ce12">
            <text:p>374</text:p>
          </table:table-cell>
          <table:table-cell office:value-type="float" office:value="1" table:style-name="ce13">
            <text:p>1</text:p>
          </table:table-cell>
          <table:table-cell office:value-type="float" office:value="3068" table:formula="of:=[.R3]+[.Z3]" table:content-validation-name="val12" table:style-name="ce14">
            <text:p>3,068</text:p>
          </table:table-cell>
          <table:table-cell office:value-type="float" office:value="2884.9911411411395" table:formula="of:=[.S3]+[.AA3]" table:content-validation-name="val12" table:style-name="ce14">
            <text:p>2,885</text:p>
          </table:table-cell>
          <table:table-cell office:value-type="currency" office:value="11440822.65" table:content-validation-name="val10" table:style-name="ce15">
            <text:p>£11,440,822.65</text:p>
          </table:table-cell>
          <table:table-cell office:value-type="currency" office:value="60436.04" table:content-validation-name="val10" table:style-name="ce15">
            <text:p>£60,436.04</text:p>
          </table:table-cell>
          <table:table-cell office:value-type="currency" office:value="10500" table:content-validation-name="val10" table:style-name="ce15">
            <text:p>£10,500.00</text:p>
          </table:table-cell>
          <table:table-cell office:value-type="currency" office:value="194731.45" table:content-validation-name="val10" table:style-name="ce15">
            <text:p>£194,731.45</text:p>
          </table:table-cell>
          <table:table-cell office:value-type="currency" office:value="3201902.31" table:content-validation-name="val10" table:style-name="ce15">
            <text:p>£3,201,902.31</text:p>
          </table:table-cell>
          <table:table-cell office:value-type="currency" office:value="1329935.24" table:content-validation-name="val10" table:style-name="ce15">
            <text:p>£1,329,935.24</text:p>
          </table:table-cell>
          <table:table-cell office:value-type="currency" office:value="16238327.689999999" table:formula="of:=SUM([.AE3:.AJ3])" table:style-name="ce16">
            <text:p>£16,238,327.69</text:p>
          </table:table-cell>
          <table:table-cell office:value-type="currency" office:value="1925384.33" table:content-validation-name="val10" table:style-name="ce17">
            <text:p>£1,925,384.33</text:p>
          </table:table-cell>
          <table:table-cell office:value-type="currency" office:value="36803.339999999997" table:content-validation-name="val10" table:style-name="ce17">
            <text:p>£36,803.34</text:p>
          </table:table-cell>
          <table:table-cell office:value-type="currency" office:value="1962187.6700000002" table:formula="of:=SUM([.AL3:.AM3])" table:style-name="ce18">
            <text:p>£1,962,187.67</text:p>
          </table:table-cell>
          <table:table-cell office:value-type="currency" office:value="18200515.359999999" table:formula="of:=SUM([.AN3];[.AK3])" table:style-name="ce16">
            <text:p>£18,200,515.36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May</text:p>
          </table:table-cell>
          <table:table-cell office:value-type="string" table:content-validation-name="val11" table:style-name="ce8">
            <text:p>Crown Prosecution Service Inspectorate</text:p>
          </table:table-cell>
          <table:table-cell office:value-type="string" table:content-validation-name="val11" table:style-name="ce8">
            <text:p>Non-Ministerial Department</text:p>
          </table:table-cell>
          <table:table-cell office:value-type="string" table:content-validation-name="val11" table:style-name="ce24">
            <text:p>Attorney General's Departments</text:p>
          </table:table-cell>
          <table:table-cell office:value-type="float" office:value="1" table:content-validation-name="val13" table:style-name="ce26">
            <text:p>1.00</text:p>
          </table:table-cell>
          <table:table-cell office:value-type="float" office:value="1" table:content-validation-name="val14" table:style-name="ce25">
            <text:p>1.00</text:p>
          </table:table-cell>
          <table:table-cell office:value-type="float" office:value="0" table:content-validation-name="val13" table:style-name="ce26">
            <text:p>0.00</text:p>
          </table:table-cell>
          <table:table-cell office:value-type="float" office:value="0" table:content-validation-name="val14" table:style-name="ce25">
            <text:p>0.00</text:p>
          </table:table-cell>
          <table:table-cell office:value-type="float" office:value="1" table:content-validation-name="val13" table:style-name="ce26">
            <text:p>1.00</text:p>
          </table:table-cell>
          <table:table-cell office:value-type="float" office:value="0.88888888888888895" table:content-validation-name="val14" table:style-name="ce25">
            <text:p>0.89</text:p>
          </table:table-cell>
          <table:table-cell office:value-type="float" office:value="20" table:content-validation-name="val13" table:style-name="ce26">
            <text:p>20.00</text:p>
          </table:table-cell>
          <table:table-cell office:value-type="float" office:value="19.07138888888889" table:content-validation-name="val14" table:style-name="ce25">
            <text:p>19.07</text:p>
          </table:table-cell>
          <table:table-cell office:value-type="float" office:value="3" table:content-validation-name="val13" table:style-name="ce26">
            <text:p>3.00</text:p>
          </table:table-cell>
          <table:table-cell office:value-type="float" office:value="3" table:content-validation-name="val14" table:style-name="ce25">
            <text:p>3.00</text:p>
          </table:table-cell>
          <table:table-cell office:value-type="float" office:value="0" table:content-validation-name="val13" table:style-name="ce26">
            <text:p>0.00</text:p>
          </table:table-cell>
          <table:table-cell office:value-type="float" office:value="0" table:content-validation-name="val14" table:style-name="ce25">
            <text:p>0.00</text:p>
          </table:table-cell>
          <table:table-cell office:value-type="float" office:value="25" table:formula="of:=SUM([.F4];[.H4];[.J4];[.L4];[.N4];[.P4])" table:content-validation-name="val12" table:style-name="ce10">
            <text:p>25</text:p>
          </table:table-cell>
          <table:table-cell office:value-type="float" office:value="23.96027777777778" table:formula="of:=SUM([.G4];[.I4];[.K4];[.M4];[.O4];[.Q4])" table:content-validation-name="val12" table:style-name="ce10">
            <text:p>24</text:p>
          </table:table-cell>
          <table:table-cell office:value-type="float" office:value="0" table:content-validation-name="val9" table:style-name="ce27">
            <text:p>0</text:p>
          </table:table-cell>
          <table:table-cell office:value-type="float" office:value="0" table:content-validation-name="val14" table:style-name="ce25">
            <text:p>0.00</text:p>
          </table:table-cell>
          <table:table-cell office:value-type="float" office:value="0" table:content-validation-name="val9" table:style-name="ce27">
            <text:p>0</text:p>
          </table:table-cell>
          <table:table-cell office:value-type="float" office:value="0" table:content-validation-name="val14" table:style-name="ce25">
            <text:p>0.00</text:p>
          </table:table-cell>
          <table:table-cell office:value-type="float" office:value="0" table:content-validation-name="val14" table:style-name="ce25">
            <text:p>0.00</text:p>
          </table:table-cell>
          <table:table-cell office:value-type="float" office:value="0" table:content-validation-name="val8" table:style-name="ce28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5" table:formula="of:=[.R4]+[.Z4]" table:content-validation-name="val12" table:style-name="ce14">
            <text:p>25</text:p>
          </table:table-cell>
          <table:table-cell office:value-type="float" office:value="23.96027777777778" table:formula="of:=[.S4]+[.AA4]" table:content-validation-name="val12" table:style-name="ce14">
            <text:p>24</text:p>
          </table:table-cell>
          <table:table-cell office:value-type="currency" office:value="137131.04" table:content-validation-name="val10" table:style-name="ce15">
            <text:p>£137,131.04</text:p>
          </table:table-cell>
          <table:table-cell office:value-type="currency" office:value="520.61" table:content-validation-name="val10" table:style-name="ce15">
            <text:p>£520.61</text:p>
          </table:table-cell>
          <table:table-cell office:value-type="currency" office:value="0" table:content-validation-name="val10" table:style-name="ce15">
            <text:p>£0.00</text:p>
          </table:table-cell>
          <table:table-cell office:value-type="currency" office:value="0" table:content-validation-name="val10" table:style-name="ce15">
            <text:p>£0.00</text:p>
          </table:table-cell>
          <table:table-cell office:value-type="currency" office:value="39305.480000000003" table:content-validation-name="val10" table:style-name="ce15">
            <text:p>£39,305.48</text:p>
          </table:table-cell>
          <table:table-cell office:value-type="currency" office:value="15997.06" table:content-validation-name="val10" table:style-name="ce15">
            <text:p>£15,997.06</text:p>
          </table:table-cell>
          <table:table-cell office:value-type="currency" office:value="192954.19" table:formula="of:=SUM([.AE4:.AJ4])" table:style-name="ce16">
            <text:p>£192,954.19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content-validation-name="val10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2954.19" table:formula="of:=SUM([.AN4];[.AK4])" table:style-name="ce16">
            <text:p>£192,954.19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ne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0" table:style-name="ce2">
            <text:p>Year</text:p>
          </table:table-cell>
          <table:table-cell office:value-type="string" table:content-validation-name="val20" table:style-name="ce2">
            <text:p>Month</text:p>
          </table:table-cell>
          <table:table-cell office:value-type="string" table:content-validation-name="val20" table:style-name="ce3">
            <text:p>Organisation name</text:p>
          </table:table-cell>
          <table:table-cell office:value-type="string" table:content-validation-name="val20" table:style-name="ce3">
            <text:p>Organisation type</text:p>
          </table:table-cell>
          <table:table-cell office:value-type="string" table:content-validation-name="val20" table:style-name="ce4">
            <office:annotation draw:style-name="a2" svg:x="2.66666666666667in" svg:y="0in" svg:width="3.29166666666667in" svg:height="0.71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0" table:style-name="ce4">
            <text:p>Payroll staff;</text:p>
            <text:p>Total;</text:p>
            <text:p>Headcount</text:p>
          </table:table-cell>
          <table:table-cell office:value-type="string" table:content-validation-name="val20" table:style-name="ce4">
            <text:p>Payroll staff;</text:p>
            <text:p>Total;</text:p>
            <text:p>Full-time equivalent</text:p>
          </table:table-cell>
          <table:table-cell office:value-type="string" table:content-validation-name="val2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5" table:style-name="ce4">
            <text:p>Payroll staff costs;</text:p>
            <text:p>Salary</text:p>
          </table:table-cell>
          <table:table-cell office:value-type="string" table:content-validation-name="val15" table:style-name="ce4">
            <text:p>Payroll staff costs;</text:p>
            <text:p>Allowances</text:p>
          </table:table-cell>
          <table:table-cell office:value-type="string" table:content-validation-name="val15" table:style-name="ce4">
            <text:p>Payroll staff costs;</text:p>
            <text:p>Non-consolidated performance payments</text:p>
          </table:table-cell>
          <table:table-cell office:value-type="string" table:content-validation-name="val15" table:style-name="ce4">
            <text:p>Payroll staff costs;</text:p>
            <text:p>Overtime</text:p>
          </table:table-cell>
          <table:table-cell office:value-type="string" table:content-validation-name="val15" table:style-name="ce4">
            <text:p>Payroll staff costs;</text:p>
            <text:p>Employer pension contributions</text:p>
          </table:table-cell>
          <table:table-cell office:value-type="string" table:content-validation-name="val1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Attorney General's Office</text:p>
          </table:table-cell>
          <table:table-cell office:value-type="string" table:content-validation-name="val21" table:style-name="ce8">
            <text:p>Ministerial Department</text:p>
          </table:table-cell>
          <table:table-cell office:value-type="string" table:content-validation-name="val21" table:style-name="ce29">
            <text:p>Attorney General's Departments</text:p>
          </table:table-cell>
          <table:table-cell office:value-type="float" office:value="7" table:content-validation-name="val19" table:style-name="ce31">
            <text:p>7.00</text:p>
          </table:table-cell>
          <table:table-cell office:value-type="float" office:value="7" table:content-validation-name="val18" table:style-name="ce30">
            <text:p>7.00</text:p>
          </table:table-cell>
          <table:table-cell office:value-type="float" office:value="6" table:content-validation-name="val19" table:style-name="ce31">
            <text:p>6.00</text:p>
          </table:table-cell>
          <table:table-cell office:value-type="float" office:value="6" table:content-validation-name="val18" table:style-name="ce30">
            <text:p>6.00</text:p>
          </table:table-cell>
          <table:table-cell office:value-type="float" office:value="13" table:content-validation-name="val19" table:style-name="ce31">
            <text:p>13.00</text:p>
          </table:table-cell>
          <table:table-cell office:value-type="float" office:value="12.625" table:content-validation-name="val18" table:style-name="ce30">
            <text:p>12.63</text:p>
          </table:table-cell>
          <table:table-cell office:value-type="float" office:value="21" table:content-validation-name="val19" table:style-name="ce31">
            <text:p>21.00</text:p>
          </table:table-cell>
          <table:table-cell office:value-type="float" office:value="20.502439024390242" table:content-validation-name="val18" table:style-name="ce30">
            <text:p>20.50</text:p>
          </table:table-cell>
          <table:table-cell office:value-type="float" office:value="5" table:content-validation-name="val19" table:style-name="ce31">
            <text:p>5.00</text:p>
          </table:table-cell>
          <table:table-cell office:value-type="float" office:value="5" table:content-validation-name="val18" table:style-name="ce30">
            <text:p>5.00</text:p>
          </table:table-cell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52" table:formula="of:=SUM([.F2];[.H2];[.J2];[.L2];[.N2];[.P2])" table:content-validation-name="val20" table:style-name="ce10">
            <text:p>52</text:p>
          </table:table-cell>
          <table:table-cell office:value-type="float" office:value="51.127439024390242" table:formula="of:=SUM([.G2];[.I2];[.K2];[.M2];[.O2];[.Q2])" table:content-validation-name="val20" table:style-name="ce10">
            <text:p>51</text:p>
          </table:table-cell>
          <table:table-cell office:value-type="float" office:value="0" table:content-validation-name="val16" table:style-name="ce32">
            <text:p>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6" table:style-name="ce32">
            <text:p>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7" table:style-name="ce33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20" table:style-name="ce14">
            <text:p>52</text:p>
          </table:table-cell>
          <table:table-cell office:value-type="float" office:value="51.127439024390242" table:formula="of:=[.S2]+[.AA2]" table:content-validation-name="val20" table:style-name="ce14">
            <text:p>51</text:p>
          </table:table-cell>
          <table:table-cell office:value-type="currency" office:value="211472.92" table:content-validation-name="val15" table:style-name="ce15">
            <text:p>£211,472.92</text:p>
          </table:table-cell>
          <table:table-cell office:value-type="currency" office:value="7238.36" table:content-validation-name="val15" table:style-name="ce15">
            <text:p>£7,238.36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53889.07" table:content-validation-name="val15" table:style-name="ce15">
            <text:p>£53,889.07</text:p>
          </table:table-cell>
          <table:table-cell office:value-type="currency" office:value="24044.34" table:content-validation-name="val15" table:style-name="ce15">
            <text:p>£24,044.34</text:p>
          </table:table-cell>
          <table:table-cell office:value-type="currency" office:value="296644.69" table:formula="of:=SUM([.AE2:.AJ2])" table:style-name="ce16">
            <text:p>£296,644.69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96644.69" table:formula="of:=SUM([.AN2];[.AK2])" table:style-name="ce16">
            <text:p>£296,644.69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Government Legal Department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29">
            <text:p>Attorney General's Departments</text:p>
          </table:table-cell>
          <table:table-cell office:value-type="float" office:value="45" table:content-validation-name="val19" table:style-name="ce31">
            <text:p>45.00</text:p>
          </table:table-cell>
          <table:table-cell office:value-type="float" office:value="42.50345345345346" table:content-validation-name="val18" table:style-name="ce30">
            <text:p>42.50</text:p>
          </table:table-cell>
          <table:table-cell office:value-type="float" office:value="346" table:content-validation-name="val19" table:style-name="ce31">
            <text:p>346.00</text:p>
          </table:table-cell>
          <table:table-cell office:value-type="float" office:value="331.71989489489494" table:content-validation-name="val18" table:style-name="ce30">
            <text:p>331.72</text:p>
          </table:table-cell>
          <table:table-cell office:value-type="float" office:value="298" table:content-validation-name="val19" table:style-name="ce31">
            <text:p>298.00</text:p>
          </table:table-cell>
          <table:table-cell office:value-type="float" office:value="291.27852852852862" table:content-validation-name="val18" table:style-name="ce30">
            <text:p>291.28</text:p>
          </table:table-cell>
          <table:table-cell office:value-type="float" office:value="1793" table:content-validation-name="val19" table:style-name="ce31">
            <text:p>1793.00</text:p>
          </table:table-cell>
          <table:table-cell office:value-type="float" office:value="1648.9336550836513" table:content-validation-name="val18" table:style-name="ce30">
            <text:p>1648.93</text:p>
          </table:table-cell>
          <table:table-cell office:value-type="float" office:value="220" table:content-validation-name="val19" table:style-name="ce31">
            <text:p>220.00</text:p>
          </table:table-cell>
          <table:table-cell office:value-type="float" office:value="207.64271771771769" table:content-validation-name="val18" table:style-name="ce30">
            <text:p>207.64</text:p>
          </table:table-cell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2702" table:formula="of:=SUM([.F3];[.H3];[.J3];[.L3];[.N3];[.P3])" table:content-validation-name="val20" table:style-name="ce10">
            <text:p>2,702</text:p>
          </table:table-cell>
          <table:table-cell office:value-type="float" office:value="2522.0782496782458" table:formula="of:=SUM([.G3];[.I3];[.K3];[.M3];[.O3];[.Q3])" table:content-validation-name="val20" table:style-name="ce10">
            <text:p>2,522</text:p>
          </table:table-cell>
          <table:table-cell office:value-type="float" office:value="132" table:content-validation-name="val16" table:style-name="ce32">
            <text:p>132</text:p>
          </table:table-cell>
          <table:table-cell office:value-type="float" office:value="130.38918918918921" table:content-validation-name="val18" table:style-name="ce30">
            <text:p>130.39</text:p>
          </table:table-cell>
          <table:table-cell office:value-type="float" office:value="251" table:content-validation-name="val16" table:style-name="ce32">
            <text:p>251</text:p>
          </table:table-cell>
          <table:table-cell office:value-type="float" office:value="247.54954954954957" table:content-validation-name="val18" table:style-name="ce30">
            <text:p>247.55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7" table:style-name="ce33">
            <text:p>0.00</text:p>
          </table:table-cell>
          <table:table-cell office:value-type="float" office:value="383" table:formula="of:=SUM([.T3];[.V3];[.X3])" table:style-name="ce12">
            <text:p>383</text:p>
          </table:table-cell>
          <table:table-cell office:value-type="float" office:value="377.93873873873878" table:formula="of:=SUM([.U3];[.W3];[.Y3])" table:style-name="ce12">
            <text:p>378</text:p>
          </table:table-cell>
          <table:table-cell office:value-type="float" office:value="0" table:style-name="ce13">
            <text:p>0</text:p>
          </table:table-cell>
          <table:table-cell office:value-type="float" office:value="3085" table:formula="of:=[.R3]+[.Z3]" table:content-validation-name="val20" table:style-name="ce14">
            <text:p>3,085</text:p>
          </table:table-cell>
          <table:table-cell office:value-type="float" office:value="2900.0169884169845" table:formula="of:=[.S3]+[.AA3]" table:content-validation-name="val20" table:style-name="ce14">
            <text:p>2,900</text:p>
          </table:table-cell>
          <table:table-cell office:value-type="currency" office:value="11530166.16" table:content-validation-name="val15" table:style-name="ce15">
            <text:p>£11,530,166.16</text:p>
          </table:table-cell>
          <table:table-cell office:value-type="currency" office:value="53503.82" table:content-validation-name="val15" table:style-name="ce15">
            <text:p>£53,503.82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316123.82" table:content-validation-name="val15" table:style-name="ce15">
            <text:p>£316,123.82</text:p>
          </table:table-cell>
          <table:table-cell office:value-type="currency" office:value="3229160.32" table:content-validation-name="val15" table:style-name="ce15">
            <text:p>£3,229,160.32</text:p>
          </table:table-cell>
          <table:table-cell office:value-type="currency" office:value="1358906.46" table:content-validation-name="val15" table:style-name="ce15">
            <text:p>£1,358,906.46</text:p>
          </table:table-cell>
          <table:table-cell office:value-type="currency" office:value="16487860.580000002" table:formula="of:=SUM([.AE3:.AJ3])" table:style-name="ce16">
            <text:p>£16,487,860.58</text:p>
          </table:table-cell>
          <table:table-cell office:value-type="currency" office:value="1884664.97" table:content-validation-name="val15" table:style-name="ce17">
            <text:p>£1,884,664.97</text:p>
          </table:table-cell>
          <table:table-cell office:value-type="currency" office:value="130400" table:content-validation-name="val15" table:style-name="ce17">
            <text:p>£130,400.00</text:p>
          </table:table-cell>
          <table:table-cell office:value-type="currency" office:value="2015064.97" table:formula="of:=SUM([.AL3:.AM3])" table:style-name="ce18">
            <text:p>£2,015,064.97</text:p>
          </table:table-cell>
          <table:table-cell office:value-type="currency" office:value="18502925.550000001" table:formula="of:=SUM([.AN3];[.AK3])" table:style-name="ce16">
            <text:p>£18,502,925.55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ne</text:p>
          </table:table-cell>
          <table:table-cell office:value-type="string" table:content-validation-name="val21" table:style-name="ce8">
            <text:p>Crown Prosecution Service Inspectorate</text:p>
          </table:table-cell>
          <table:table-cell office:value-type="string" table:content-validation-name="val21" table:style-name="ce8">
            <text:p>Non-Ministerial Department</text:p>
          </table:table-cell>
          <table:table-cell office:value-type="string" table:content-validation-name="val21" table:style-name="ce29">
            <text:p>Attorney General's Departments</text:p>
          </table:table-cell>
          <table:table-cell office:value-type="float" office:value="1" table:content-validation-name="val19" table:style-name="ce31">
            <text:p>1.00</text:p>
          </table:table-cell>
          <table:table-cell office:value-type="float" office:value="1" table:content-validation-name="val18" table:style-name="ce30">
            <text:p>1.00</text:p>
          </table:table-cell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1" table:content-validation-name="val19" table:style-name="ce31">
            <text:p>1.00</text:p>
          </table:table-cell>
          <table:table-cell office:value-type="float" office:value="0.88888888888888895" table:content-validation-name="val18" table:style-name="ce30">
            <text:p>0.89</text:p>
          </table:table-cell>
          <table:table-cell office:value-type="float" office:value="20" table:content-validation-name="val19" table:style-name="ce31">
            <text:p>20.00</text:p>
          </table:table-cell>
          <table:table-cell office:value-type="float" office:value="19.07138888888889" table:content-validation-name="val18" table:style-name="ce30">
            <text:p>19.07</text:p>
          </table:table-cell>
          <table:table-cell office:value-type="float" office:value="3" table:content-validation-name="val19" table:style-name="ce31">
            <text:p>3.00</text:p>
          </table:table-cell>
          <table:table-cell office:value-type="float" office:value="3" table:content-validation-name="val18" table:style-name="ce30">
            <text:p>3.00</text:p>
          </table:table-cell>
          <table:table-cell office:value-type="float" office:value="0" table:content-validation-name="val19" table:style-name="ce31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25" table:formula="of:=SUM([.F4];[.H4];[.J4];[.L4];[.N4];[.P4])" table:content-validation-name="val20" table:style-name="ce10">
            <text:p>25</text:p>
          </table:table-cell>
          <table:table-cell office:value-type="float" office:value="23.96027777777778" table:formula="of:=SUM([.G4];[.I4];[.K4];[.M4];[.O4];[.Q4])" table:content-validation-name="val20" table:style-name="ce10">
            <text:p>24</text:p>
          </table:table-cell>
          <table:table-cell office:value-type="float" office:value="0" table:content-validation-name="val16" table:style-name="ce32">
            <text:p>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6" table:style-name="ce32">
            <text:p>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8" table:style-name="ce30">
            <text:p>0.00</text:p>
          </table:table-cell>
          <table:table-cell office:value-type="float" office:value="0" table:content-validation-name="val17" table:style-name="ce33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5" table:formula="of:=[.R4]+[.Z4]" table:content-validation-name="val20" table:style-name="ce14">
            <text:p>25</text:p>
          </table:table-cell>
          <table:table-cell office:value-type="float" office:value="23.96027777777778" table:formula="of:=[.S4]+[.AA4]" table:content-validation-name="val20" table:style-name="ce14">
            <text:p>24</text:p>
          </table:table-cell>
          <table:table-cell office:value-type="currency" office:value="136188.70000000001" table:content-validation-name="val15" table:style-name="ce15">
            <text:p>£136,188.70</text:p>
          </table:table-cell>
          <table:table-cell office:value-type="currency" office:value="520.61" table:content-validation-name="val15" table:style-name="ce15">
            <text:p>£520.61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0" table:content-validation-name="val15" table:style-name="ce15">
            <text:p>£0.00</text:p>
          </table:table-cell>
          <table:table-cell office:value-type="currency" office:value="39163.980000000003" table:content-validation-name="val15" table:style-name="ce15">
            <text:p>£39,163.98</text:p>
          </table:table-cell>
          <table:table-cell office:value-type="currency" office:value="15971.62" table:content-validation-name="val15" table:style-name="ce15">
            <text:p>£15,971.62</text:p>
          </table:table-cell>
          <table:table-cell office:value-type="currency" office:value="191844.91" table:formula="of:=SUM([.AE4:.AJ4])" table:style-name="ce16">
            <text:p>£191,844.91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content-validation-name="val1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1844.91" table:formula="of:=SUM([.AN4];[.AK4])" table:style-name="ce16">
            <text:p>£191,844.91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ly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3" table:style-name="ce2">
            <text:p>Year</text:p>
          </table:table-cell>
          <table:table-cell office:value-type="string" table:content-validation-name="val23" table:style-name="ce2">
            <text:p>Month</text:p>
          </table:table-cell>
          <table:table-cell office:value-type="string" table:content-validation-name="val23" table:style-name="ce3">
            <text:p>Organisation name</text:p>
          </table:table-cell>
          <table:table-cell office:value-type="string" table:content-validation-name="val23" table:style-name="ce3">
            <text:p>Organisation type</text:p>
          </table:table-cell>
          <table:table-cell office:value-type="string" table:content-validation-name="val23" table:style-name="ce4">
            <office:annotation draw:style-name="a3" svg:x="2.66666666666667in" svg:y="0in" svg:width="3.29166666666667in" svg:height="0.71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3" table:style-name="ce4">
            <text:p>Payroll staff;</text:p>
            <text:p>Total;</text:p>
            <text:p>Headcount</text:p>
          </table:table-cell>
          <table:table-cell office:value-type="string" table:content-validation-name="val23" table:style-name="ce4">
            <text:p>Payroll staff;</text:p>
            <text:p>Total;</text:p>
            <text:p>Full-time equivalent</text:p>
          </table:table-cell>
          <table:table-cell office:value-type="string" table:content-validation-name="val2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8" table:style-name="ce4">
            <text:p>Payroll staff costs;</text:p>
            <text:p>Salary</text:p>
          </table:table-cell>
          <table:table-cell office:value-type="string" table:content-validation-name="val28" table:style-name="ce4">
            <text:p>Payroll staff costs;</text:p>
            <text:p>Allowances</text:p>
          </table:table-cell>
          <table:table-cell office:value-type="string" table:content-validation-name="val28" table:style-name="ce4">
            <text:p>Payroll staff costs;</text:p>
            <text:p>Non-consolidated performance payments</text:p>
          </table:table-cell>
          <table:table-cell office:value-type="string" table:content-validation-name="val28" table:style-name="ce4">
            <text:p>Payroll staff costs;</text:p>
            <text:p>Overtime</text:p>
          </table:table-cell>
          <table:table-cell office:value-type="string" table:content-validation-name="val28" table:style-name="ce4">
            <text:p>Payroll staff costs;</text:p>
            <text:p>Employer pension contributions</text:p>
          </table:table-cell>
          <table:table-cell office:value-type="string" table:content-validation-name="val2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34">
            <text:p>Attorney General's Departments</text:p>
          </table:table-cell>
          <table:table-cell office:value-type="float" office:value="8" table:content-validation-name="val24" table:style-name="ce36">
            <text:p>8.00</text:p>
          </table:table-cell>
          <table:table-cell office:value-type="float" office:value="8" table:content-validation-name="val25" table:style-name="ce35">
            <text:p>8.00</text:p>
          </table:table-cell>
          <table:table-cell office:value-type="float" office:value="6" table:content-validation-name="val24" table:style-name="ce36">
            <text:p>6.00</text:p>
          </table:table-cell>
          <table:table-cell office:value-type="float" office:value="6" table:content-validation-name="val25" table:style-name="ce35">
            <text:p>6.00</text:p>
          </table:table-cell>
          <table:table-cell office:value-type="float" office:value="13" table:content-validation-name="val24" table:style-name="ce36">
            <text:p>13.00</text:p>
          </table:table-cell>
          <table:table-cell office:value-type="float" office:value="12.625" table:content-validation-name="val25" table:style-name="ce35">
            <text:p>12.63</text:p>
          </table:table-cell>
          <table:table-cell office:value-type="float" office:value="21" table:content-validation-name="val24" table:style-name="ce36">
            <text:p>21.00</text:p>
          </table:table-cell>
          <table:table-cell office:value-type="float" office:value="20.502439024390245" table:content-validation-name="val25" table:style-name="ce35">
            <text:p>20.50</text:p>
          </table:table-cell>
          <table:table-cell office:value-type="float" office:value="5" table:content-validation-name="val24" table:style-name="ce36">
            <text:p>5.00</text:p>
          </table:table-cell>
          <table:table-cell office:value-type="float" office:value="5" table:content-validation-name="val25" table:style-name="ce35">
            <text:p>5.00</text:p>
          </table:table-cell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53" table:formula="of:=SUM([.F2];[.H2];[.J2];[.L2];[.N2];[.P2])" table:content-validation-name="val23" table:style-name="ce10">
            <text:p>53</text:p>
          </table:table-cell>
          <table:table-cell office:value-type="float" office:value="52.127439024390242" table:formula="of:=SUM([.G2];[.I2];[.K2];[.M2];[.O2];[.Q2])" table:content-validation-name="val23" table:style-name="ce10">
            <text:p>52</text:p>
          </table:table-cell>
          <table:table-cell office:value-type="float" office:value="0" table:content-validation-name="val27" table:style-name="ce37">
            <text:p>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7" table:style-name="ce37">
            <text:p>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6" table:style-name="ce38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3" table:formula="of:=[.R2]+[.Z2]" table:content-validation-name="val23" table:style-name="ce14">
            <text:p>53</text:p>
          </table:table-cell>
          <table:table-cell office:value-type="float" office:value="52.127439024390242" table:formula="of:=[.S2]+[.AA2]" table:content-validation-name="val23" table:style-name="ce14">
            <text:p>52</text:p>
          </table:table-cell>
          <table:table-cell office:value-type="currency" office:value="277289.09000000003" table:content-validation-name="val28" table:style-name="ce15">
            <text:p>£277,289.09</text:p>
          </table:table-cell>
          <table:table-cell office:value-type="currency" office:value="6710.57" table:content-validation-name="val28" table:style-name="ce15">
            <text:p>£6,710.57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605.01" table:content-validation-name="val28" table:style-name="ce15">
            <text:p>£605.01</text:p>
          </table:table-cell>
          <table:table-cell office:value-type="currency" office:value="54351.98" table:content-validation-name="val28" table:style-name="ce15">
            <text:p>£54,351.98</text:p>
          </table:table-cell>
          <table:table-cell office:value-type="currency" office:value="32482.04" table:content-validation-name="val28" table:style-name="ce15">
            <text:p>£32,482.04</text:p>
          </table:table-cell>
          <table:table-cell office:value-type="currency" office:value="371438.69" table:formula="of:=SUM([.AE2:.AJ2])" table:style-name="ce16">
            <text:p>£371,438.69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71438.69" table:formula="of:=SUM([.AN2];[.AK2])" table:style-name="ce16">
            <text:p>£371,438.69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4">
            <text:p>Attorney General's Departments</text:p>
          </table:table-cell>
          <table:table-cell office:value-type="float" office:value="45" table:content-validation-name="val24" table:style-name="ce36">
            <text:p>45.00</text:p>
          </table:table-cell>
          <table:table-cell office:value-type="float" office:value="42.503453453453453" table:content-validation-name="val25" table:style-name="ce35">
            <text:p>42.50</text:p>
          </table:table-cell>
          <table:table-cell office:value-type="float" office:value="342" table:content-validation-name="val24" table:style-name="ce36">
            <text:p>342.00</text:p>
          </table:table-cell>
          <table:table-cell office:value-type="float" office:value="328.61989489489503" table:content-validation-name="val25" table:style-name="ce35">
            <text:p>328.62</text:p>
          </table:table-cell>
          <table:table-cell office:value-type="float" office:value="305" table:content-validation-name="val24" table:style-name="ce36">
            <text:p>305.00</text:p>
          </table:table-cell>
          <table:table-cell office:value-type="float" office:value="298.15948090948092" table:content-validation-name="val25" table:style-name="ce35">
            <text:p>298.16</text:p>
          </table:table-cell>
          <table:table-cell office:value-type="float" office:value="1803" table:content-validation-name="val24" table:style-name="ce36">
            <text:p>1803.00</text:p>
          </table:table-cell>
          <table:table-cell office:value-type="float" office:value="1658.1346750321707" table:content-validation-name="val25" table:style-name="ce35">
            <text:p>1658.13</text:p>
          </table:table-cell>
          <table:table-cell office:value-type="float" office:value="220" table:content-validation-name="val24" table:style-name="ce36">
            <text:p>220.00</text:p>
          </table:table-cell>
          <table:table-cell office:value-type="float" office:value="207.36171171171173" table:content-validation-name="val25" table:style-name="ce35">
            <text:p>207.36</text:p>
          </table:table-cell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2715" table:formula="of:=SUM([.F3];[.H3];[.J3];[.L3];[.N3];[.P3])" table:content-validation-name="val23" table:style-name="ce10">
            <text:p>2,715</text:p>
          </table:table-cell>
          <table:table-cell office:value-type="float" office:value="2534.779216001712" table:formula="of:=SUM([.G3];[.I3];[.K3];[.M3];[.O3];[.Q3])" table:content-validation-name="val23" table:style-name="ce10">
            <text:p>2,535</text:p>
          </table:table-cell>
          <table:table-cell office:value-type="float" office:value="133" table:content-validation-name="val27" table:style-name="ce37">
            <text:p>133</text:p>
          </table:table-cell>
          <table:table-cell office:value-type="float" office:value="131.38918918918918" table:content-validation-name="val25" table:style-name="ce35">
            <text:p>131.39</text:p>
          </table:table-cell>
          <table:table-cell office:value-type="float" office:value="265" table:content-validation-name="val27" table:style-name="ce37">
            <text:p>265</text:p>
          </table:table-cell>
          <table:table-cell office:value-type="float" office:value="261.54954954954951" table:content-validation-name="val25" table:style-name="ce35">
            <text:p>261.55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6" table:style-name="ce38">
            <text:p>0.00</text:p>
          </table:table-cell>
          <table:table-cell office:value-type="float" office:value="398" table:formula="of:=SUM([.T3];[.V3];[.X3])" table:style-name="ce12">
            <text:p>398</text:p>
          </table:table-cell>
          <table:table-cell office:value-type="float" office:value="392.93873873873872" table:formula="of:=SUM([.U3];[.W3];[.Y3])" table:style-name="ce12">
            <text:p>393</text:p>
          </table:table-cell>
          <table:table-cell office:value-type="float" office:value="0" table:style-name="ce13">
            <text:p>0</text:p>
          </table:table-cell>
          <table:table-cell office:value-type="float" office:value="3113" table:formula="of:=[.R3]+[.Z3]" table:content-validation-name="val23" table:style-name="ce14">
            <text:p>3,113</text:p>
          </table:table-cell>
          <table:table-cell office:value-type="float" office:value="2927.7179547404508" table:formula="of:=[.S3]+[.AA3]" table:content-validation-name="val23" table:style-name="ce14">
            <text:p>2,928</text:p>
          </table:table-cell>
          <table:table-cell office:value-type="currency" office:value="15249358.1" table:content-validation-name="val28" table:style-name="ce15">
            <text:p>£15,249,358.10</text:p>
          </table:table-cell>
          <table:table-cell office:value-type="currency" office:value="54123.59" table:content-validation-name="val28" table:style-name="ce15">
            <text:p>£54,123.59</text:p>
          </table:table-cell>
          <table:table-cell office:value-type="currency" office:value="6000" table:content-validation-name="val28" table:style-name="ce15">
            <text:p>£6,000.00</text:p>
          </table:table-cell>
          <table:table-cell office:value-type="currency" office:value="89381.9" table:content-validation-name="val28" table:style-name="ce15">
            <text:p>£89,381.90</text:p>
          </table:table-cell>
          <table:table-cell office:value-type="currency" office:value="3223055.69" table:content-validation-name="val28" table:style-name="ce15">
            <text:p>£3,223,055.69</text:p>
          </table:table-cell>
          <table:table-cell office:value-type="currency" office:value="1832065.86" table:content-validation-name="val28" table:style-name="ce15">
            <text:p>£1,832,065.86</text:p>
          </table:table-cell>
          <table:table-cell office:value-type="currency" office:value="20453985.140000001" table:formula="of:=SUM([.AE3:.AJ3])" table:style-name="ce16">
            <text:p>£20,453,985.14</text:p>
          </table:table-cell>
          <table:table-cell office:value-type="currency" office:value="1581923.63" table:content-validation-name="val28" table:style-name="ce17">
            <text:p>£1,581,923.63</text:p>
          </table:table-cell>
          <table:table-cell office:value-type="currency" office:value="17025" table:content-validation-name="val28" table:style-name="ce17">
            <text:p>£17,025.00</text:p>
          </table:table-cell>
          <table:table-cell office:value-type="currency" office:value="1598948.63" table:formula="of:=SUM([.AL3:.AM3])" table:style-name="ce18">
            <text:p>£1,598,948.63</text:p>
          </table:table-cell>
          <table:table-cell office:value-type="currency" office:value="22052933.77" table:formula="of:=SUM([.AN3];[.AK3])" table:style-name="ce16">
            <text:p>£22,052,933.77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July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34">
            <text:p>Attorney General's Departments</text:p>
          </table:table-cell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1" table:content-validation-name="val24" table:style-name="ce36">
            <text:p>1.00</text:p>
          </table:table-cell>
          <table:table-cell office:value-type="float" office:value="1" table:content-validation-name="val25" table:style-name="ce35">
            <text:p>1.00</text:p>
          </table:table-cell>
          <table:table-cell office:value-type="float" office:value="1" table:content-validation-name="val24" table:style-name="ce36">
            <text:p>1.00</text:p>
          </table:table-cell>
          <table:table-cell office:value-type="float" office:value="0.88888888888888895" table:content-validation-name="val25" table:style-name="ce35">
            <text:p>0.89</text:p>
          </table:table-cell>
          <table:table-cell office:value-type="float" office:value="19" table:content-validation-name="val24" table:style-name="ce36">
            <text:p>19.00</text:p>
          </table:table-cell>
          <table:table-cell office:value-type="float" office:value="18.07138888888889" table:content-validation-name="val25" table:style-name="ce35">
            <text:p>18.07</text:p>
          </table:table-cell>
          <table:table-cell office:value-type="float" office:value="3" table:content-validation-name="val24" table:style-name="ce36">
            <text:p>3.00</text:p>
          </table:table-cell>
          <table:table-cell office:value-type="float" office:value="3" table:content-validation-name="val25" table:style-name="ce35">
            <text:p>3.00</text:p>
          </table:table-cell>
          <table:table-cell office:value-type="float" office:value="0" table:content-validation-name="val24" table:style-name="ce36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24" table:formula="of:=SUM([.F4];[.H4];[.J4];[.L4];[.N4];[.P4])" table:content-validation-name="val23" table:style-name="ce10">
            <text:p>24</text:p>
          </table:table-cell>
          <table:table-cell office:value-type="float" office:value="22.96027777777778" table:formula="of:=SUM([.G4];[.I4];[.K4];[.M4];[.O4];[.Q4])" table:content-validation-name="val23" table:style-name="ce10">
            <text:p>23</text:p>
          </table:table-cell>
          <table:table-cell office:value-type="float" office:value="0" table:content-validation-name="val27" table:style-name="ce37">
            <text:p>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7" table:style-name="ce37">
            <text:p>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5" table:style-name="ce35">
            <text:p>0.00</text:p>
          </table:table-cell>
          <table:table-cell office:value-type="float" office:value="0" table:content-validation-name="val26" table:style-name="ce38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4" table:formula="of:=[.R4]+[.Z4]" table:content-validation-name="val23" table:style-name="ce14">
            <text:p>24</text:p>
          </table:table-cell>
          <table:table-cell office:value-type="float" office:value="22.96027777777778" table:formula="of:=[.S4]+[.AA4]" table:content-validation-name="val23" table:style-name="ce14">
            <text:p>23</text:p>
          </table:table-cell>
          <table:table-cell office:value-type="currency" office:value="161308.85" table:content-validation-name="val28" table:style-name="ce15">
            <text:p>£161,308.85</text:p>
          </table:table-cell>
          <table:table-cell office:value-type="currency" office:value="520.61" table:content-validation-name="val28" table:style-name="ce15">
            <text:p>£520.61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0" table:content-validation-name="val28" table:style-name="ce15">
            <text:p>£0.00</text:p>
          </table:table-cell>
          <table:table-cell office:value-type="currency" office:value="37228.480000000003" table:content-validation-name="val28" table:style-name="ce15">
            <text:p>£37,228.48</text:p>
          </table:table-cell>
          <table:table-cell office:value-type="currency" office:value="19325.48" table:content-validation-name="val28" table:style-name="ce15">
            <text:p>£19,325.48</text:p>
          </table:table-cell>
          <table:table-cell office:value-type="currency" office:value="218383.42" table:formula="of:=SUM([.AE4:.AJ4])" table:style-name="ce16">
            <text:p>£218,383.42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content-validation-name="val28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18383.42" table:formula="of:=SUM([.AN4];[.AK4])" table:style-name="ce16">
            <text:p>£218,383.42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August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0" table:style-name="ce2">
            <text:p>Year</text:p>
          </table:table-cell>
          <table:table-cell office:value-type="string" table:content-validation-name="val30" table:style-name="ce2">
            <text:p>Month</text:p>
          </table:table-cell>
          <table:table-cell office:value-type="string" table:content-validation-name="val30" table:style-name="ce3">
            <text:p>Organisation name</text:p>
          </table:table-cell>
          <table:table-cell office:value-type="string" table:content-validation-name="val30" table:style-name="ce3">
            <text:p>Organisation type</text:p>
          </table:table-cell>
          <table:table-cell office:value-type="string" table:content-validation-name="val30" table:style-name="ce4">
            <office:annotation draw:style-name="a4" svg:x="2.66666666666667in" svg:y="0in" svg:width="3.29166666666667in" svg:height="0.71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0" table:style-name="ce4">
            <text:p>Payroll staff;</text:p>
            <text:p>Total;</text:p>
            <text:p>Headcount</text:p>
          </table:table-cell>
          <table:table-cell office:value-type="string" table:content-validation-name="val30" table:style-name="ce4">
            <text:p>Payroll staff;</text:p>
            <text:p>Total;</text:p>
            <text:p>Full-time equivalent</text:p>
          </table:table-cell>
          <table:table-cell office:value-type="string" table:content-validation-name="val30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0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0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0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0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0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5" table:style-name="ce4">
            <text:p>Payroll staff costs;</text:p>
            <text:p>Salary</text:p>
          </table:table-cell>
          <table:table-cell office:value-type="string" table:content-validation-name="val35" table:style-name="ce4">
            <text:p>Payroll staff costs;</text:p>
            <text:p>Allowances</text:p>
          </table:table-cell>
          <table:table-cell office:value-type="string" table:content-validation-name="val35" table:style-name="ce4">
            <text:p>Payroll staff costs;</text:p>
            <text:p>Non-consolidated performance payments</text:p>
          </table:table-cell>
          <table:table-cell office:value-type="string" table:content-validation-name="val35" table:style-name="ce4">
            <text:p>Payroll staff costs;</text:p>
            <text:p>Overtime</text:p>
          </table:table-cell>
          <table:table-cell office:value-type="string" table:content-validation-name="val35" table:style-name="ce4">
            <text:p>Payroll staff costs;</text:p>
            <text:p>Employer pension contributions</text:p>
          </table:table-cell>
          <table:table-cell office:value-type="string" table:content-validation-name="val35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Attorney General's Office</text:p>
          </table:table-cell>
          <table:table-cell office:value-type="string" table:content-validation-name="val29" table:style-name="ce8">
            <text:p>Ministerial Department</text:p>
          </table:table-cell>
          <table:table-cell office:value-type="string" table:content-validation-name="val29" table:style-name="ce39">
            <text:p>Attorney General's Departments</text:p>
          </table:table-cell>
          <table:table-cell office:value-type="float" office:value="7" table:content-validation-name="val31" table:style-name="ce41">
            <text:p>7.00</text:p>
          </table:table-cell>
          <table:table-cell office:value-type="float" office:value="7" table:content-validation-name="val32" table:style-name="ce40">
            <text:p>7.00</text:p>
          </table:table-cell>
          <table:table-cell office:value-type="float" office:value="6" table:content-validation-name="val31" table:style-name="ce41">
            <text:p>6.00</text:p>
          </table:table-cell>
          <table:table-cell office:value-type="float" office:value="6" table:content-validation-name="val32" table:style-name="ce40">
            <text:p>6.00</text:p>
          </table:table-cell>
          <table:table-cell office:value-type="float" office:value="13" table:content-validation-name="val31" table:style-name="ce41">
            <text:p>13.00</text:p>
          </table:table-cell>
          <table:table-cell office:value-type="float" office:value="12.625" table:content-validation-name="val32" table:style-name="ce40">
            <text:p>12.63</text:p>
          </table:table-cell>
          <table:table-cell office:value-type="float" office:value="20" table:content-validation-name="val31" table:style-name="ce41">
            <text:p>20.00</text:p>
          </table:table-cell>
          <table:table-cell office:value-type="float" office:value="19.502439024390242" table:content-validation-name="val32" table:style-name="ce40">
            <text:p>19.50</text:p>
          </table:table-cell>
          <table:table-cell office:value-type="float" office:value="5" table:content-validation-name="val31" table:style-name="ce41">
            <text:p>5.00</text:p>
          </table:table-cell>
          <table:table-cell office:value-type="float" office:value="5" table:content-validation-name="val32" table:style-name="ce40">
            <text:p>5.00</text:p>
          </table:table-cell>
          <table:table-cell office:value-type="float" office:value="0" table:content-validation-name="val31" table:style-name="ce41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51" table:formula="of:=SUM([.F2];[.H2];[.J2];[.L2];[.N2];[.P2])" table:content-validation-name="val30" table:style-name="ce10">
            <text:p>51</text:p>
          </table:table-cell>
          <table:table-cell office:value-type="float" office:value="50.127439024390242" table:formula="of:=SUM([.G2];[.I2];[.K2];[.M2];[.O2];[.Q2])" table:content-validation-name="val30" table:style-name="ce10">
            <text:p>50</text:p>
          </table:table-cell>
          <table:table-cell office:value-type="float" office:value="0" table:content-validation-name="val34" table:style-name="ce42">
            <text:p>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content-validation-name="val34" table:style-name="ce42">
            <text:p>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content-validation-name="val33" table:style-name="ce43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30" table:style-name="ce14">
            <text:p>51</text:p>
          </table:table-cell>
          <table:table-cell office:value-type="float" office:value="50.127439024390242" table:formula="of:=[.S2]+[.AA2]" table:content-validation-name="val30" table:style-name="ce14">
            <text:p>50</text:p>
          </table:table-cell>
          <table:table-cell office:value-type="currency" office:value="238870.38" table:content-validation-name="val35" table:style-name="ce15">
            <text:p>£238,870.38</text:p>
          </table:table-cell>
          <table:table-cell office:value-type="currency" office:value="7020.03" table:content-validation-name="val35" table:style-name="ce15">
            <text:p>£7,020.03</text:p>
          </table:table-cell>
          <table:table-cell office:value-type="currency" office:value="2500" table:content-validation-name="val35" table:style-name="ce15">
            <text:p>£2,50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57745.38" table:content-validation-name="val35" table:style-name="ce15">
            <text:p>£57,745.38</text:p>
          </table:table-cell>
          <table:table-cell office:value-type="currency" office:value="27897.05" table:content-validation-name="val35" table:style-name="ce15">
            <text:p>£27,897.05</text:p>
          </table:table-cell>
          <table:table-cell office:value-type="currency" office:value="334032.83999999997" table:formula="of:=SUM([.AE2:.AJ2])" table:style-name="ce16">
            <text:p>£334,032.84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34032.83999999997" table:formula="of:=SUM([.AN2];[.AK2])" table:style-name="ce16">
            <text:p>£334,032.84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Government Legal Department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39">
            <text:p>Attorney General's Departments</text:p>
          </table:table-cell>
          <table:table-cell office:value-type="float" office:value="45" table:content-validation-name="val31" table:style-name="ce41">
            <text:p>45.00</text:p>
          </table:table-cell>
          <table:table-cell office:value-type="float" office:value="42.50345345345346" table:content-validation-name="val32" table:style-name="ce40">
            <text:p>42.50</text:p>
          </table:table-cell>
          <table:table-cell office:value-type="float" office:value="337" table:content-validation-name="val31" table:style-name="ce41">
            <text:p>337.00</text:p>
          </table:table-cell>
          <table:table-cell office:value-type="float" office:value="324.97394894894899" table:content-validation-name="val32" table:style-name="ce40">
            <text:p>324.97</text:p>
          </table:table-cell>
          <table:table-cell office:value-type="float" office:value="302" table:content-validation-name="val31" table:style-name="ce41">
            <text:p>302.00</text:p>
          </table:table-cell>
          <table:table-cell office:value-type="float" office:value="295.95137280137288" table:content-validation-name="val32" table:style-name="ce40">
            <text:p>295.95</text:p>
          </table:table-cell>
          <table:table-cell office:value-type="float" office:value="1803" table:content-validation-name="val31" table:style-name="ce41">
            <text:p>1803.00</text:p>
          </table:table-cell>
          <table:table-cell office:value-type="float" office:value="1658.9789092664062" table:content-validation-name="val32" table:style-name="ce40">
            <text:p>1658.98</text:p>
          </table:table-cell>
          <table:table-cell office:value-type="float" office:value="220.99999999999997" table:content-validation-name="val31" table:style-name="ce41">
            <text:p>221.00</text:p>
          </table:table-cell>
          <table:table-cell office:value-type="float" office:value="209.16576576576577" table:content-validation-name="val32" table:style-name="ce40">
            <text:p>209.17</text:p>
          </table:table-cell>
          <table:table-cell office:value-type="float" office:value="0" table:content-validation-name="val31" table:style-name="ce41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2708" table:formula="of:=SUM([.F3];[.H3];[.J3];[.L3];[.N3];[.P3])" table:content-validation-name="val30" table:style-name="ce10">
            <text:p>2,708</text:p>
          </table:table-cell>
          <table:table-cell office:value-type="float" office:value="2531.5734502359469" table:formula="of:=SUM([.G3];[.I3];[.K3];[.M3];[.O3];[.Q3])" table:content-validation-name="val30" table:style-name="ce10">
            <text:p>2,532</text:p>
          </table:table-cell>
          <table:table-cell office:value-type="float" office:value="140" table:content-validation-name="val34" table:style-name="ce42">
            <text:p>140</text:p>
          </table:table-cell>
          <table:table-cell office:value-type="float" office:value="138.78918918918919" table:content-validation-name="val32" table:style-name="ce40">
            <text:p>138.79</text:p>
          </table:table-cell>
          <table:table-cell office:value-type="float" office:value="274" table:content-validation-name="val34" table:style-name="ce42">
            <text:p>274</text:p>
          </table:table-cell>
          <table:table-cell office:value-type="float" office:value="270.54954954954957" table:content-validation-name="val32" table:style-name="ce40">
            <text:p>270.55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content-validation-name="val33" table:style-name="ce43">
            <text:p>0.00</text:p>
          </table:table-cell>
          <table:table-cell office:value-type="float" office:value="414" table:formula="of:=SUM([.T3];[.V3];[.X3])" table:style-name="ce12">
            <text:p>414</text:p>
          </table:table-cell>
          <table:table-cell office:value-type="float" office:value="409.33873873873875" table:formula="of:=SUM([.U3];[.W3];[.Y3])" table:style-name="ce12">
            <text:p>409</text:p>
          </table:table-cell>
          <table:table-cell office:value-type="float" office:value="0" table:style-name="ce13">
            <text:p>0</text:p>
          </table:table-cell>
          <table:table-cell office:value-type="float" office:value="3122" table:formula="of:=[.R3]+[.Z3]" table:content-validation-name="val30" table:style-name="ce14">
            <text:p>3,122</text:p>
          </table:table-cell>
          <table:table-cell office:value-type="float" office:value="2940.9121889746857" table:formula="of:=[.S3]+[.AA3]" table:content-validation-name="val30" table:style-name="ce14">
            <text:p>2,941</text:p>
          </table:table-cell>
          <table:table-cell office:value-type="currency" office:value="12168756.93" table:content-validation-name="val35" table:style-name="ce15">
            <text:p>£12,168,756.93</text:p>
          </table:table-cell>
          <table:table-cell office:value-type="currency" office:value="44544.87" table:content-validation-name="val35" table:style-name="ce15">
            <text:p>£44,544.87</text:p>
          </table:table-cell>
          <table:table-cell office:value-type="currency" office:value="20250" table:content-validation-name="val35" table:style-name="ce15">
            <text:p>£20,250.00</text:p>
          </table:table-cell>
          <table:table-cell office:value-type="currency" office:value="34558.019999999997" table:content-validation-name="val35" table:style-name="ce15">
            <text:p>£34,558.02</text:p>
          </table:table-cell>
          <table:table-cell office:value-type="currency" office:value="3377537.37" table:content-validation-name="val35" table:style-name="ce15">
            <text:p>£3,377,537.37</text:p>
          </table:table-cell>
          <table:table-cell office:value-type="currency" office:value="1405574.02" table:content-validation-name="val35" table:style-name="ce15">
            <text:p>£1,405,574.02</text:p>
          </table:table-cell>
          <table:table-cell office:value-type="currency" office:value="17051221.209999997" table:formula="of:=SUM([.AE3:.AJ3])" table:style-name="ce16">
            <text:p>£17,051,221.21</text:p>
          </table:table-cell>
          <table:table-cell office:value-type="currency" office:value="2488892.2000000002" table:content-validation-name="val35" table:style-name="ce17">
            <text:p>£2,488,892.20</text:p>
          </table:table-cell>
          <table:table-cell office:value-type="currency" office:value="8725" table:content-validation-name="val35" table:style-name="ce17">
            <text:p>£8,725.00</text:p>
          </table:table-cell>
          <table:table-cell office:value-type="currency" office:value="2497617.2000000002" table:formula="of:=SUM([.AL3:.AM3])" table:style-name="ce18">
            <text:p>£2,497,617.20</text:p>
          </table:table-cell>
          <table:table-cell office:value-type="currency" office:value="19548838.409999996" table:formula="of:=SUM([.AN3];[.AK3])" table:style-name="ce16">
            <text:p>£19,548,838.41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August</text:p>
          </table:table-cell>
          <table:table-cell office:value-type="string" table:content-validation-name="val29" table:style-name="ce8">
            <text:p>Crown Prosecution Service Inspectorate</text:p>
          </table:table-cell>
          <table:table-cell office:value-type="string" table:content-validation-name="val29" table:style-name="ce8">
            <text:p>Non-Ministerial Department</text:p>
          </table:table-cell>
          <table:table-cell office:value-type="string" table:content-validation-name="val29" table:style-name="ce39">
            <text:p>Attorney General's Departments</text:p>
          </table:table-cell>
          <table:table-cell office:value-type="float" office:value="0" table:content-validation-name="val31" table:style-name="ce41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1" table:content-validation-name="val31" table:style-name="ce41">
            <text:p>1.00</text:p>
          </table:table-cell>
          <table:table-cell office:value-type="float" office:value="1" table:content-validation-name="val32" table:style-name="ce40">
            <text:p>1.00</text:p>
          </table:table-cell>
          <table:table-cell office:value-type="float" office:value="1" table:content-validation-name="val31" table:style-name="ce41">
            <text:p>1.00</text:p>
          </table:table-cell>
          <table:table-cell office:value-type="float" office:value="0.88888888888888895" table:content-validation-name="val32" table:style-name="ce40">
            <text:p>0.89</text:p>
          </table:table-cell>
          <table:table-cell office:value-type="float" office:value="19" table:content-validation-name="val31" table:style-name="ce41">
            <text:p>19.00</text:p>
          </table:table-cell>
          <table:table-cell office:value-type="float" office:value="18.07138888888889" table:content-validation-name="val32" table:style-name="ce40">
            <text:p>18.07</text:p>
          </table:table-cell>
          <table:table-cell office:value-type="float" office:value="3" table:content-validation-name="val31" table:style-name="ce41">
            <text:p>3.00</text:p>
          </table:table-cell>
          <table:table-cell office:value-type="float" office:value="3" table:content-validation-name="val32" table:style-name="ce40">
            <text:p>3.00</text:p>
          </table:table-cell>
          <table:table-cell office:value-type="float" office:value="0" table:content-validation-name="val31" table:style-name="ce41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24" table:formula="of:=SUM([.F4];[.H4];[.J4];[.L4];[.N4];[.P4])" table:content-validation-name="val30" table:style-name="ce10">
            <text:p>24</text:p>
          </table:table-cell>
          <table:table-cell office:value-type="float" office:value="22.96027777777778" table:formula="of:=SUM([.G4];[.I4];[.K4];[.M4];[.O4];[.Q4])" table:content-validation-name="val30" table:style-name="ce10">
            <text:p>23</text:p>
          </table:table-cell>
          <table:table-cell office:value-type="float" office:value="0" table:content-validation-name="val34" table:style-name="ce42">
            <text:p>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content-validation-name="val34" table:style-name="ce42">
            <text:p>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content-validation-name="val32" table:style-name="ce40">
            <text:p>0.00</text:p>
          </table:table-cell>
          <table:table-cell office:value-type="float" office:value="0" table:content-validation-name="val33" table:style-name="ce43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4" table:formula="of:=[.R4]+[.Z4]" table:content-validation-name="val30" table:style-name="ce14">
            <text:p>24</text:p>
          </table:table-cell>
          <table:table-cell office:value-type="float" office:value="22.96027777777778" table:formula="of:=[.S4]+[.AA4]" table:content-validation-name="val30" table:style-name="ce14">
            <text:p>23</text:p>
          </table:table-cell>
          <table:table-cell office:value-type="currency" office:value="135473.37" table:content-validation-name="val35" table:style-name="ce15">
            <text:p>£135,473.37</text:p>
          </table:table-cell>
          <table:table-cell office:value-type="currency" office:value="520.61" table:content-validation-name="val35" table:style-name="ce15">
            <text:p>£520.61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0" table:content-validation-name="val35" table:style-name="ce15">
            <text:p>£0.00</text:p>
          </table:table-cell>
          <table:table-cell office:value-type="currency" office:value="38791.69" table:content-validation-name="val35" table:style-name="ce15">
            <text:p>£38,791.69</text:p>
          </table:table-cell>
          <table:table-cell office:value-type="currency" office:value="15818.45" table:content-validation-name="val35" table:style-name="ce15">
            <text:p>£15,818.45</text:p>
          </table:table-cell>
          <table:table-cell office:value-type="currency" office:value="190604.12" table:formula="of:=SUM([.AE4:.AJ4])" table:style-name="ce16">
            <text:p>£190,604.12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content-validation-name="val35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0604.12" table:formula="of:=SUM([.AN4];[.AK4])" table:style-name="ce16">
            <text:p>£190,604.12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Sept_2023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1" table:style-name="ce2">
            <text:p>Year</text:p>
          </table:table-cell>
          <table:table-cell office:value-type="string" table:content-validation-name="val41" table:style-name="ce2">
            <text:p>Month</text:p>
          </table:table-cell>
          <table:table-cell office:value-type="string" table:content-validation-name="val41" table:style-name="ce3">
            <text:p>Organisation name</text:p>
          </table:table-cell>
          <table:table-cell office:value-type="string" table:content-validation-name="val41" table:style-name="ce3">
            <text:p>Organisation type</text:p>
          </table:table-cell>
          <table:table-cell office:value-type="string" table:content-validation-name="val41" table:style-name="ce4">
            <office:annotation draw:style-name="a5" svg:x="2.66666666666667in" svg:y="0in" svg:width="3.29166666666667in" svg:height="0.71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1" table:style-name="ce4">
            <text:p>Payroll staff;</text:p>
            <text:p>Total;</text:p>
            <text:p>Headcount</text:p>
          </table:table-cell>
          <table:table-cell office:value-type="string" table:content-validation-name="val41" table:style-name="ce4">
            <text:p>Payroll staff;</text:p>
            <text:p>Total;</text:p>
            <text:p>Full-time equivalent</text:p>
          </table:table-cell>
          <table:table-cell office:value-type="string" table:content-validation-name="val4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Attorney General's Office</text:p>
          </table:table-cell>
          <table:table-cell office:value-type="string" table:content-validation-name="val42" table:style-name="ce8">
            <text:p>Ministerial Department</text:p>
          </table:table-cell>
          <table:table-cell office:value-type="string" table:content-validation-name="val42" table:style-name="ce44">
            <text:p>Attorney General's Departments</text:p>
          </table:table-cell>
          <table:table-cell office:value-type="float" office:value="7" table:content-validation-name="val40" table:style-name="ce46">
            <text:p>7.00</text:p>
          </table:table-cell>
          <table:table-cell office:value-type="float" office:value="7" table:content-validation-name="val39" table:style-name="ce45">
            <text:p>7.00</text:p>
          </table:table-cell>
          <table:table-cell office:value-type="float" office:value="6" table:content-validation-name="val40" table:style-name="ce46">
            <text:p>6.00</text:p>
          </table:table-cell>
          <table:table-cell office:value-type="float" office:value="6" table:content-validation-name="val39" table:style-name="ce45">
            <text:p>6.00</text:p>
          </table:table-cell>
          <table:table-cell office:value-type="float" office:value="14" table:content-validation-name="val40" table:style-name="ce46">
            <text:p>14.00</text:p>
          </table:table-cell>
          <table:table-cell office:value-type="float" office:value="13.625" table:content-validation-name="val39" table:style-name="ce45">
            <text:p>13.63</text:p>
          </table:table-cell>
          <table:table-cell office:value-type="float" office:value="20" table:content-validation-name="val40" table:style-name="ce46">
            <text:p>20.00</text:p>
          </table:table-cell>
          <table:table-cell office:value-type="float" office:value="19.502439024390242" table:content-validation-name="val39" table:style-name="ce45">
            <text:p>19.50</text:p>
          </table:table-cell>
          <table:table-cell office:value-type="float" office:value="5" table:content-validation-name="val40" table:style-name="ce46">
            <text:p>5.00</text:p>
          </table:table-cell>
          <table:table-cell office:value-type="float" office:value="5" table:content-validation-name="val39" table:style-name="ce45">
            <text:p>5.00</text:p>
          </table:table-cell>
          <table:table-cell office:value-type="float" office:value="0" table:content-validation-name="val40" table:style-name="ce46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52" table:formula="of:=SUM([.F2];[.H2];[.J2];[.L2];[.N2];[.P2])" table:content-validation-name="val41" table:style-name="ce10">
            <text:p>52</text:p>
          </table:table-cell>
          <table:table-cell office:value-type="float" office:value="51.127439024390242" table:formula="of:=SUM([.G2];[.I2];[.K2];[.M2];[.O2];[.Q2])" table:content-validation-name="val41" table:style-name="ce10">
            <text:p>51</text:p>
          </table:table-cell>
          <table:table-cell office:value-type="float" office:value="0" table:content-validation-name="val37" table:style-name="ce47">
            <text:p>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content-validation-name="val37" table:style-name="ce47">
            <text:p>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content-validation-name="val38" table:style-name="ce48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41" table:style-name="ce14">
            <text:p>52</text:p>
          </table:table-cell>
          <table:table-cell office:value-type="float" office:value="51.127439024390242" table:formula="of:=[.S2]+[.AA2]" table:content-validation-name="val41" table:style-name="ce14">
            <text:p>51</text:p>
          </table:table-cell>
          <table:table-cell office:value-type="currency" office:value="209402.41" table:content-validation-name="val36" table:style-name="ce15">
            <text:p>£209,402.41</text:p>
          </table:table-cell>
          <table:table-cell office:value-type="currency" office:value="6585.08" table:content-validation-name="val36" table:style-name="ce15">
            <text:p>£6,585.08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53217.89" table:content-validation-name="val36" table:style-name="ce15">
            <text:p>£53,217.89</text:p>
          </table:table-cell>
          <table:table-cell office:value-type="currency" office:value="23888.3" table:content-validation-name="val36" table:style-name="ce15">
            <text:p>£23,888.30</text:p>
          </table:table-cell>
          <table:table-cell office:value-type="currency" office:value="293093.68" table:formula="of:=SUM([.AE2:.AJ2])" table:style-name="ce16">
            <text:p>£293,093.68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293093.68" table:formula="of:=SUM([.AN2];[.AK2])" table:style-name="ce16">
            <text:p>£293,093.68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Government Legal Department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4">
            <text:p>Attorney General's Departments</text:p>
          </table:table-cell>
          <table:table-cell office:value-type="float" office:value="44" table:content-validation-name="val40" table:style-name="ce46">
            <text:p>44.00</text:p>
          </table:table-cell>
          <table:table-cell office:value-type="float" office:value="41.50345345345346" table:content-validation-name="val39" table:style-name="ce45">
            <text:p>41.50</text:p>
          </table:table-cell>
          <table:table-cell office:value-type="float" office:value="366" table:content-validation-name="val40" table:style-name="ce46">
            <text:p>366.00</text:p>
          </table:table-cell>
          <table:table-cell office:value-type="float" office:value="356.08508151008158" table:content-validation-name="val39" table:style-name="ce45">
            <text:p>356.09</text:p>
          </table:table-cell>
          <table:table-cell office:value-type="float" office:value="303" table:content-validation-name="val40" table:style-name="ce46">
            <text:p>303.00</text:p>
          </table:table-cell>
          <table:table-cell office:value-type="float" office:value="296.95137280137288" table:content-validation-name="val39" table:style-name="ce45">
            <text:p>296.95</text:p>
          </table:table-cell>
          <table:table-cell office:value-type="float" office:value="1866" table:content-validation-name="val40" table:style-name="ce46">
            <text:p>1866.00</text:p>
          </table:table-cell>
          <table:table-cell office:value-type="float" office:value="1717.669278206773" table:content-validation-name="val39" table:style-name="ce45">
            <text:p>1717.67</text:p>
          </table:table-cell>
          <table:table-cell office:value-type="float" office:value="223" table:content-validation-name="val40" table:style-name="ce46">
            <text:p>223.00</text:p>
          </table:table-cell>
          <table:table-cell office:value-type="float" office:value="210.53258258258259" table:content-validation-name="val39" table:style-name="ce45">
            <text:p>210.53</text:p>
          </table:table-cell>
          <table:table-cell office:value-type="float" office:value="0" table:content-validation-name="val40" table:style-name="ce46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2802" table:formula="of:=SUM([.F3];[.H3];[.J3];[.L3];[.N3];[.P3])" table:content-validation-name="val41" table:style-name="ce10">
            <text:p>2,802</text:p>
          </table:table-cell>
          <table:table-cell office:value-type="float" office:value="2622.7417685542637" table:formula="of:=SUM([.G3];[.I3];[.K3];[.M3];[.O3];[.Q3])" table:content-validation-name="val41" table:style-name="ce10">
            <text:p>2,623</text:p>
          </table:table-cell>
          <table:table-cell office:value-type="float" office:value="137" table:content-validation-name="val37" table:style-name="ce47">
            <text:p>137</text:p>
          </table:table-cell>
          <table:table-cell office:value-type="float" office:value="135.32702702702704" table:content-validation-name="val39" table:style-name="ce45">
            <text:p>135.33</text:p>
          </table:table-cell>
          <table:table-cell office:value-type="float" office:value="285" table:content-validation-name="val37" table:style-name="ce47">
            <text:p>285</text:p>
          </table:table-cell>
          <table:table-cell office:value-type="float" office:value="281.54954954954957" table:content-validation-name="val39" table:style-name="ce45">
            <text:p>281.55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content-validation-name="val38" table:style-name="ce48">
            <text:p>0.00</text:p>
          </table:table-cell>
          <table:table-cell office:value-type="float" office:value="422" table:formula="of:=SUM([.T3];[.V3];[.X3])" table:style-name="ce12">
            <text:p>422</text:p>
          </table:table-cell>
          <table:table-cell office:value-type="float" office:value="416.87657657657661" table:formula="of:=SUM([.U3];[.W3];[.Y3])" table:style-name="ce12">
            <text:p>417</text:p>
          </table:table-cell>
          <table:table-cell office:value-type="float" office:value="0" table:style-name="ce13">
            <text:p>0</text:p>
          </table:table-cell>
          <table:table-cell office:value-type="float" office:value="3224" table:formula="of:=[.R3]+[.Z3]" table:content-validation-name="val41" table:style-name="ce14">
            <text:p>3,224</text:p>
          </table:table-cell>
          <table:table-cell office:value-type="float" office:value="3039.6183451308402" table:formula="of:=[.S3]+[.AA3]" table:content-validation-name="val41" table:style-name="ce14">
            <text:p>3,040</text:p>
          </table:table-cell>
          <table:table-cell office:value-type="currency" office:value="11430519.880000001" table:content-validation-name="val36" table:style-name="ce15">
            <text:p>£11,430,519.88</text:p>
          </table:table-cell>
          <table:table-cell office:value-type="currency" office:value="46601.77" table:content-validation-name="val36" table:style-name="ce15">
            <text:p>£46,601.77</text:p>
          </table:table-cell>
          <table:table-cell office:value-type="currency" office:value="11250" table:content-validation-name="val36" table:style-name="ce15">
            <text:p>£11,250.00</text:p>
          </table:table-cell>
          <table:table-cell office:value-type="currency" office:value="20949.939999999999" table:content-validation-name="val36" table:style-name="ce15">
            <text:p>£20,949.94</text:p>
          </table:table-cell>
          <table:table-cell office:value-type="currency" office:value="3192952.58" table:content-validation-name="val36" table:style-name="ce15">
            <text:p>£3,192,952.58</text:p>
          </table:table-cell>
          <table:table-cell office:value-type="currency" office:value="1310875.3600000001" table:content-validation-name="val36" table:style-name="ce15">
            <text:p>£1,310,875.36</text:p>
          </table:table-cell>
          <table:table-cell office:value-type="currency" office:value="16013149.529999999" table:formula="of:=SUM([.AE3:.AJ3])" table:style-name="ce16">
            <text:p>£16,013,149.53</text:p>
          </table:table-cell>
          <table:table-cell office:value-type="currency" office:value="1822075.9" table:content-validation-name="val36" table:style-name="ce17">
            <text:p>£1,822,075.9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1822075.9" table:formula="of:=SUM([.AL3:.AM3])" table:style-name="ce18">
            <text:p>£1,822,075.90</text:p>
          </table:table-cell>
          <table:table-cell office:value-type="currency" office:value="17835225.43" table:formula="of:=SUM([.AN3];[.AK3])" table:style-name="ce16">
            <text:p>£17,835,225.43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September</text:p>
          </table:table-cell>
          <table:table-cell office:value-type="string" table:content-validation-name="val42" table:style-name="ce8">
            <text:p>Crown Prosecution Service Inspectorate</text:p>
          </table:table-cell>
          <table:table-cell office:value-type="string" table:content-validation-name="val42" table:style-name="ce8">
            <text:p>Non-Ministerial Department</text:p>
          </table:table-cell>
          <table:table-cell office:value-type="string" table:content-validation-name="val42" table:style-name="ce44">
            <text:p>Attorney General's Departments</text:p>
          </table:table-cell>
          <table:table-cell office:value-type="float" office:value="0" table:content-validation-name="val40" table:style-name="ce46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1" table:content-validation-name="val40" table:style-name="ce46">
            <text:p>1.00</text:p>
          </table:table-cell>
          <table:table-cell office:value-type="float" office:value="1" table:content-validation-name="val39" table:style-name="ce45">
            <text:p>1.00</text:p>
          </table:table-cell>
          <table:table-cell office:value-type="float" office:value="1" table:content-validation-name="val40" table:style-name="ce46">
            <text:p>1.00</text:p>
          </table:table-cell>
          <table:table-cell office:value-type="float" office:value="0.88888888888888895" table:content-validation-name="val39" table:style-name="ce45">
            <text:p>0.89</text:p>
          </table:table-cell>
          <table:table-cell office:value-type="float" office:value="19" table:content-validation-name="val40" table:style-name="ce46">
            <text:p>19.00</text:p>
          </table:table-cell>
          <table:table-cell office:value-type="float" office:value="18.07138888888889" table:content-validation-name="val39" table:style-name="ce45">
            <text:p>18.07</text:p>
          </table:table-cell>
          <table:table-cell office:value-type="float" office:value="3" table:content-validation-name="val40" table:style-name="ce46">
            <text:p>3.00</text:p>
          </table:table-cell>
          <table:table-cell office:value-type="float" office:value="3" table:content-validation-name="val39" table:style-name="ce45">
            <text:p>3.00</text:p>
          </table:table-cell>
          <table:table-cell office:value-type="float" office:value="0" table:content-validation-name="val40" table:style-name="ce46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24" table:formula="of:=SUM([.F4];[.H4];[.J4];[.L4];[.N4];[.P4])" table:content-validation-name="val41" table:style-name="ce10">
            <text:p>24</text:p>
          </table:table-cell>
          <table:table-cell office:value-type="float" office:value="22.96027777777778" table:formula="of:=SUM([.G4];[.I4];[.K4];[.M4];[.O4];[.Q4])" table:content-validation-name="val41" table:style-name="ce10">
            <text:p>23</text:p>
          </table:table-cell>
          <table:table-cell office:value-type="float" office:value="0" table:content-validation-name="val37" table:style-name="ce47">
            <text:p>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content-validation-name="val37" table:style-name="ce47">
            <text:p>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content-validation-name="val39" table:style-name="ce45">
            <text:p>0.00</text:p>
          </table:table-cell>
          <table:table-cell office:value-type="float" office:value="0" table:content-validation-name="val38" table:style-name="ce48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4" table:formula="of:=[.R4]+[.Z4]" table:content-validation-name="val41" table:style-name="ce14">
            <text:p>24</text:p>
          </table:table-cell>
          <table:table-cell office:value-type="float" office:value="22.96027777777778" table:formula="of:=[.S4]+[.AA4]" table:content-validation-name="val41" table:style-name="ce14">
            <text:p>23</text:p>
          </table:table-cell>
          <table:table-cell office:value-type="currency" office:value="131060.28" table:content-validation-name="val36" table:style-name="ce15">
            <text:p>£131,060.28</text:p>
          </table:table-cell>
          <table:table-cell office:value-type="currency" office:value="520.61" table:content-validation-name="val36" table:style-name="ce15">
            <text:p>£520.61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37573.96" table:content-validation-name="val36" table:style-name="ce15">
            <text:p>£37,573.96</text:p>
          </table:table-cell>
          <table:table-cell office:value-type="currency" office:value="15543.1" table:content-validation-name="val36" table:style-name="ce15">
            <text:p>£15,543.10</text:p>
          </table:table-cell>
          <table:table-cell office:value-type="currency" office:value="184697.94999999998" table:formula="of:=SUM([.AE4:.AJ4])" table:style-name="ce16">
            <text:p>£184,697.95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84697.94999999998" table:formula="of:=SUM([.AN4];[.AK4])" table:style-name="ce16">
            <text:p>£184,697.95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Oct_202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4" table:style-name="ce2">
            <text:p>Year</text:p>
          </table:table-cell>
          <table:table-cell office:value-type="string" table:content-validation-name="val44" table:style-name="ce2">
            <text:p>Month</text:p>
          </table:table-cell>
          <table:table-cell office:value-type="string" table:content-validation-name="val44" table:style-name="ce3">
            <text:p>Organisation name</text:p>
          </table:table-cell>
          <table:table-cell office:value-type="string" table:content-validation-name="val44" table:style-name="ce3">
            <text:p>Organisation type</text:p>
          </table:table-cell>
          <table:table-cell office:value-type="string" table:content-validation-name="val44" table:style-name="ce4">
            <office:annotation draw:style-name="a6" svg:x="2.66666666666667in" svg:y="0in" svg:width="3.29166666666667in" svg:height="0.71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4" table:style-name="ce4">
            <text:p>Payroll staff;</text:p>
            <text:p>Total;</text:p>
            <text:p>Headcount</text:p>
          </table:table-cell>
          <table:table-cell office:value-type="string" table:content-validation-name="val44" table:style-name="ce4">
            <text:p>Payroll staff;</text:p>
            <text:p>Total;</text:p>
            <text:p>Full-time equivalent</text:p>
          </table:table-cell>
          <table:table-cell office:value-type="string" table:content-validation-name="val4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49" table:style-name="ce4">
            <text:p>Payroll staff costs;</text:p>
            <text:p>Salary</text:p>
          </table:table-cell>
          <table:table-cell office:value-type="string" table:content-validation-name="val49" table:style-name="ce4">
            <text:p>Payroll staff costs;</text:p>
            <text:p>Allowances</text:p>
          </table:table-cell>
          <table:table-cell office:value-type="string" table:content-validation-name="val49" table:style-name="ce4">
            <text:p>Payroll staff costs;</text:p>
            <text:p>Non-consolidated performance payments</text:p>
          </table:table-cell>
          <table:table-cell office:value-type="string" table:content-validation-name="val49" table:style-name="ce4">
            <text:p>Payroll staff costs;</text:p>
            <text:p>Overtime</text:p>
          </table:table-cell>
          <table:table-cell office:value-type="string" table:content-validation-name="val49" table:style-name="ce4">
            <text:p>Payroll staff costs;</text:p>
            <text:p>Employer pension contributions</text:p>
          </table:table-cell>
          <table:table-cell office:value-type="string" table:content-validation-name="val4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49">
            <text:p>Attorney General's Departments</text:p>
          </table:table-cell>
          <table:table-cell office:value-type="float" office:value="6" table:content-validation-name="val45" table:style-name="ce51">
            <text:p>6.00</text:p>
          </table:table-cell>
          <table:table-cell office:value-type="float" office:value="6" table:content-validation-name="val46" table:style-name="ce50">
            <text:p>6.00</text:p>
          </table:table-cell>
          <table:table-cell office:value-type="float" office:value="5" table:content-validation-name="val45" table:style-name="ce51">
            <text:p>5.00</text:p>
          </table:table-cell>
          <table:table-cell office:value-type="float" office:value="5" table:content-validation-name="val46" table:style-name="ce50">
            <text:p>5.00</text:p>
          </table:table-cell>
          <table:table-cell office:value-type="float" office:value="14" table:content-validation-name="val45" table:style-name="ce51">
            <text:p>14.00</text:p>
          </table:table-cell>
          <table:table-cell office:value-type="float" office:value="13.625" table:content-validation-name="val46" table:style-name="ce50">
            <text:p>13.63</text:p>
          </table:table-cell>
          <table:table-cell office:value-type="float" office:value="20" table:content-validation-name="val45" table:style-name="ce51">
            <text:p>20.00</text:p>
          </table:table-cell>
          <table:table-cell office:value-type="float" office:value="19.502439024390242" table:content-validation-name="val46" table:style-name="ce50">
            <text:p>19.50</text:p>
          </table:table-cell>
          <table:table-cell office:value-type="float" office:value="5" table:content-validation-name="val45" table:style-name="ce51">
            <text:p>5.00</text:p>
          </table:table-cell>
          <table:table-cell office:value-type="float" office:value="5" table:content-validation-name="val46" table:style-name="ce50">
            <text:p>5.00</text:p>
          </table:table-cell>
          <table:table-cell office:value-type="float" office:value="0" table:content-validation-name="val45" table:style-name="ce51">
            <text:p>0.0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50" table:formula="of:=SUM([.F2];[.H2];[.J2];[.L2];[.N2];[.P2])" table:content-validation-name="val44" table:style-name="ce10">
            <text:p>50</text:p>
          </table:table-cell>
          <table:table-cell office:value-type="float" office:value="49.127439024390242" table:formula="of:=SUM([.G2];[.I2];[.K2];[.M2];[.O2];[.Q2])" table:content-validation-name="val44" table:style-name="ce10">
            <text:p>49</text:p>
          </table:table-cell>
          <table:table-cell office:value-type="float" office:value="0" table:content-validation-name="val48" table:style-name="ce52">
            <text:p>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content-validation-name="val48" table:style-name="ce52">
            <text:p>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content-validation-name="val47" table:style-name="ce53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0" table:formula="of:=[.R2]+[.Z2]" table:content-validation-name="val44" table:style-name="ce14">
            <text:p>50</text:p>
          </table:table-cell>
          <table:table-cell office:value-type="float" office:value="49.127439024390242" table:formula="of:=[.S2]+[.AA2]" table:content-validation-name="val44" table:style-name="ce14">
            <text:p>49</text:p>
          </table:table-cell>
          <table:table-cell office:value-type="currency" office:value="223414.35" table:content-validation-name="val49" table:style-name="ce15">
            <text:p>£223,414.35</text:p>
          </table:table-cell>
          <table:table-cell office:value-type="currency" office:value="6627.76" table:content-validation-name="val49" table:style-name="ce15">
            <text:p>£6,627.76</text:p>
          </table:table-cell>
          <table:table-cell office:value-type="currency" office:value="300" table:content-validation-name="val49" table:style-name="ce15">
            <text:p>£300.00</text:p>
          </table:table-cell>
          <table:table-cell office:value-type="currency" office:value="0" table:content-validation-name="val49" table:style-name="ce15">
            <text:p>£0.00</text:p>
          </table:table-cell>
          <table:table-cell office:value-type="currency" office:value="56294.01" table:content-validation-name="val49" table:style-name="ce15">
            <text:p>£56,294.01</text:p>
          </table:table-cell>
          <table:table-cell office:value-type="currency" office:value="25960.3" table:content-validation-name="val49" table:style-name="ce15">
            <text:p>£25,960.30</text:p>
          </table:table-cell>
          <table:table-cell office:value-type="currency" office:value="312596.42" table:formula="of:=SUM([.AE2:.AJ2])" table:style-name="ce16">
            <text:p>£312,596.42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12596.42" table:formula="of:=SUM([.AN2];[.AK2])" table:style-name="ce16">
            <text:p>£312,596.42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Government Legal Department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49">
            <text:p>Attorney General's Departments</text:p>
          </table:table-cell>
          <table:table-cell office:value-type="float" office:value="43" table:content-validation-name="val45" table:style-name="ce51">
            <text:p>43.00</text:p>
          </table:table-cell>
          <table:table-cell office:value-type="float" office:value="40.503453453453453" table:content-validation-name="val46" table:style-name="ce50">
            <text:p>40.50</text:p>
          </table:table-cell>
          <table:table-cell office:value-type="float" office:value="374" table:content-validation-name="val45" table:style-name="ce51">
            <text:p>374.00</text:p>
          </table:table-cell>
          <table:table-cell office:value-type="float" office:value="363.93025525525525" table:content-validation-name="val46" table:style-name="ce50">
            <text:p>363.93</text:p>
          </table:table-cell>
          <table:table-cell office:value-type="float" office:value="310" table:content-validation-name="val45" table:style-name="ce51">
            <text:p>310.00</text:p>
          </table:table-cell>
          <table:table-cell office:value-type="float" office:value="303.72717717717723" table:content-validation-name="val46" table:style-name="ce50">
            <text:p>303.73</text:p>
          </table:table-cell>
          <table:table-cell office:value-type="float" office:value="1886" table:content-validation-name="val45" table:style-name="ce51">
            <text:p>1886.00</text:p>
          </table:table-cell>
          <table:table-cell office:value-type="float" office:value="1736.548894251393" table:content-validation-name="val46" table:style-name="ce50">
            <text:p>1736.55</text:p>
          </table:table-cell>
          <table:table-cell office:value-type="float" office:value="220" table:content-validation-name="val45" table:style-name="ce51">
            <text:p>220.00</text:p>
          </table:table-cell>
          <table:table-cell office:value-type="float" office:value="208.03258258258259" table:content-validation-name="val46" table:style-name="ce50">
            <text:p>208.03</text:p>
          </table:table-cell>
          <table:table-cell office:value-type="float" office:value="0" table:content-validation-name="val45" table:style-name="ce51">
            <text:p>0.0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2833" table:formula="of:=SUM([.F3];[.H3];[.J3];[.L3];[.N3];[.P3])" table:content-validation-name="val44" table:style-name="ce10">
            <text:p>2,833</text:p>
          </table:table-cell>
          <table:table-cell office:value-type="float" office:value="2652.7423627198614" table:formula="of:=SUM([.G3];[.I3];[.K3];[.M3];[.O3];[.Q3])" table:content-validation-name="val44" table:style-name="ce10">
            <text:p>2,653</text:p>
          </table:table-cell>
          <table:table-cell office:value-type="float" office:value="140" table:content-validation-name="val48" table:style-name="ce52">
            <text:p>140</text:p>
          </table:table-cell>
          <table:table-cell office:value-type="float" office:value="137.79999999999998" table:content-validation-name="val46" table:style-name="ce50">
            <text:p>137.80</text:p>
          </table:table-cell>
          <table:table-cell office:value-type="float" office:value="288" table:content-validation-name="val48" table:style-name="ce52">
            <text:p>288</text:p>
          </table:table-cell>
          <table:table-cell office:value-type="float" office:value="284.84478764478769" table:content-validation-name="val46" table:style-name="ce50">
            <text:p>284.84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content-validation-name="val47" table:style-name="ce53">
            <text:p>0.00</text:p>
          </table:table-cell>
          <table:table-cell office:value-type="float" office:value="428" table:formula="of:=SUM([.T3];[.V3];[.X3])" table:style-name="ce12">
            <text:p>428</text:p>
          </table:table-cell>
          <table:table-cell office:value-type="float" office:value="422.6447876447877" table:formula="of:=SUM([.U3];[.W3];[.Y3])" table:style-name="ce12">
            <text:p>423</text:p>
          </table:table-cell>
          <table:table-cell office:value-type="float" office:value="0" table:style-name="ce13">
            <text:p>0</text:p>
          </table:table-cell>
          <table:table-cell office:value-type="float" office:value="3261" table:formula="of:=[.R3]+[.Z3]" table:content-validation-name="val44" table:style-name="ce14">
            <text:p>3,261</text:p>
          </table:table-cell>
          <table:table-cell office:value-type="float" office:value="3075.3871503646492" table:formula="of:=[.S3]+[.AA3]" table:content-validation-name="val44" table:style-name="ce14">
            <text:p>3,075</text:p>
          </table:table-cell>
          <table:table-cell office:value-type="currency" office:value="14727836.34" table:content-validation-name="val49" table:style-name="ce15">
            <text:p>£14,727,836.34</text:p>
          </table:table-cell>
          <table:table-cell office:value-type="currency" office:value="48370.78" table:content-validation-name="val49" table:style-name="ce15">
            <text:p>£48,370.78</text:p>
          </table:table-cell>
          <table:table-cell office:value-type="currency" office:value="79850" table:content-validation-name="val49" table:style-name="ce15">
            <text:p>£79,850.00</text:p>
          </table:table-cell>
          <table:table-cell office:value-type="currency" office:value="20225.45" table:content-validation-name="val49" table:style-name="ce15">
            <text:p>£20,225.45</text:p>
          </table:table-cell>
          <table:table-cell office:value-type="currency" office:value="4093823.07" table:content-validation-name="val49" table:style-name="ce15">
            <text:p>£4,093,823.07</text:p>
          </table:table-cell>
          <table:table-cell office:value-type="currency" office:value="1770101.11" table:content-validation-name="val49" table:style-name="ce15">
            <text:p>£1,770,101.11</text:p>
          </table:table-cell>
          <table:table-cell office:value-type="currency" office:value="20740206.749999996" table:formula="of:=SUM([.AE3:.AJ3])" table:style-name="ce16">
            <text:p>£20,740,206.75</text:p>
          </table:table-cell>
          <table:table-cell office:value-type="currency" office:value="2386776.7599999998" table:content-validation-name="val49" table:style-name="ce17">
            <text:p>£2,386,776.76</text:p>
          </table:table-cell>
          <table:table-cell office:value-type="currency" office:value="1539.83" table:content-validation-name="val49" table:style-name="ce17">
            <text:p>£1,539.83</text:p>
          </table:table-cell>
          <table:table-cell office:value-type="currency" office:value="2388316.59" table:formula="of:=SUM([.AL3:.AM3])" table:style-name="ce18">
            <text:p>£2,388,316.59</text:p>
          </table:table-cell>
          <table:table-cell office:value-type="currency" office:value="23128523.339999996" table:formula="of:=SUM([.AN3];[.AK3])" table:style-name="ce16">
            <text:p>£23,128,523.34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Octo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49">
            <text:p>Attorney General's Departments</text:p>
          </table:table-cell>
          <table:table-cell office:value-type="float" office:value="1" table:content-validation-name="val45" table:style-name="ce51">
            <text:p>1.00</text:p>
          </table:table-cell>
          <table:table-cell office:value-type="float" office:value="1" table:content-validation-name="val46" table:style-name="ce50">
            <text:p>1.00</text:p>
          </table:table-cell>
          <table:table-cell office:value-type="float" office:value="1" table:content-validation-name="val45" table:style-name="ce51">
            <text:p>1.00</text:p>
          </table:table-cell>
          <table:table-cell office:value-type="float" office:value="1" table:content-validation-name="val46" table:style-name="ce50">
            <text:p>1.00</text:p>
          </table:table-cell>
          <table:table-cell office:value-type="float" office:value="1" table:content-validation-name="val45" table:style-name="ce51">
            <text:p>1.00</text:p>
          </table:table-cell>
          <table:table-cell office:value-type="float" office:value="0.88888888888888895" table:content-validation-name="val46" table:style-name="ce50">
            <text:p>0.89</text:p>
          </table:table-cell>
          <table:table-cell office:value-type="float" office:value="18" table:content-validation-name="val45" table:style-name="ce51">
            <text:p>18.00</text:p>
          </table:table-cell>
          <table:table-cell office:value-type="float" office:value="17.07138888888889" table:content-validation-name="val46" table:style-name="ce50">
            <text:p>17.07</text:p>
          </table:table-cell>
          <table:table-cell office:value-type="float" office:value="3" table:content-validation-name="val45" table:style-name="ce51">
            <text:p>3.00</text:p>
          </table:table-cell>
          <table:table-cell office:value-type="float" office:value="3" table:content-validation-name="val46" table:style-name="ce50">
            <text:p>3.00</text:p>
          </table:table-cell>
          <table:table-cell office:value-type="float" office:value="0" table:content-validation-name="val45" table:style-name="ce51">
            <text:p>0.0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24" table:formula="of:=SUM([.F4];[.H4];[.J4];[.L4];[.N4];[.P4])" table:content-validation-name="val44" table:style-name="ce10">
            <text:p>24</text:p>
          </table:table-cell>
          <table:table-cell office:value-type="float" office:value="22.96027777777778" table:formula="of:=SUM([.G4];[.I4];[.K4];[.M4];[.O4];[.Q4])" table:content-validation-name="val44" table:style-name="ce10">
            <text:p>23</text:p>
          </table:table-cell>
          <table:table-cell office:value-type="float" office:value="0" table:content-validation-name="val48" table:style-name="ce52">
            <text:p>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content-validation-name="val48" table:style-name="ce52">
            <text:p>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content-validation-name="val46" table:style-name="ce50">
            <text:p>0.00</text:p>
          </table:table-cell>
          <table:table-cell office:value-type="float" office:value="0" table:content-validation-name="val47" table:style-name="ce53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4" table:formula="of:=[.R4]+[.Z4]" table:content-validation-name="val44" table:style-name="ce14">
            <text:p>24</text:p>
          </table:table-cell>
          <table:table-cell office:value-type="float" office:value="22.96027777777778" table:formula="of:=[.S4]+[.AA4]" table:content-validation-name="val44" table:style-name="ce14">
            <text:p>23</text:p>
          </table:table-cell>
          <table:table-cell office:value-type="currency" office:value="139425.4" table:content-validation-name="val49" table:style-name="ce15">
            <text:p>£139,425.40</text:p>
          </table:table-cell>
          <table:table-cell office:value-type="currency" office:value="520.61" table:content-validation-name="val49" table:style-name="ce15">
            <text:p>£520.61</text:p>
          </table:table-cell>
          <table:table-cell office:value-type="currency" office:value="0" table:content-validation-name="val49" table:style-name="ce15">
            <text:p>£0.00</text:p>
          </table:table-cell>
          <table:table-cell office:value-type="currency" office:value="0" table:content-validation-name="val49" table:style-name="ce15">
            <text:p>£0.00</text:p>
          </table:table-cell>
          <table:table-cell office:value-type="currency" office:value="39394.99" table:content-validation-name="val49" table:style-name="ce15">
            <text:p>£39,394.99</text:p>
          </table:table-cell>
          <table:table-cell office:value-type="currency" office:value="16408.11" table:content-validation-name="val49" table:style-name="ce15">
            <text:p>£16,408.11</text:p>
          </table:table-cell>
          <table:table-cell office:value-type="currency" office:value="195749.11" table:formula="of:=SUM([.AE4:.AJ4])" table:style-name="ce16">
            <text:p>£195,749.11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0" table:content-validation-name="val49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5749.11" table:formula="of:=SUM([.AN4];[.AK4])" table:style-name="ce16">
            <text:p>£195,749.11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Nov_2023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5" table:style-name="ce2">
            <text:p>Year</text:p>
          </table:table-cell>
          <table:table-cell office:value-type="string" table:content-validation-name="val55" table:style-name="ce2">
            <text:p>Month</text:p>
          </table:table-cell>
          <table:table-cell office:value-type="string" table:content-validation-name="val55" table:style-name="ce3">
            <text:p>Organisation name</text:p>
          </table:table-cell>
          <table:table-cell office:value-type="string" table:content-validation-name="val55" table:style-name="ce3">
            <text:p>Organisation type</text:p>
          </table:table-cell>
          <table:table-cell office:value-type="string" table:content-validation-name="val55" table:style-name="ce4">
            <office:annotation draw:style-name="a7" svg:x="2.69791666666667in" svg:y="0in" svg:width="3.29166666666667in" svg:height="0.71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5" table:style-name="ce4">
            <text:p>Payroll staff;</text:p>
            <text:p>Total;</text:p>
            <text:p>Headcount</text:p>
          </table:table-cell>
          <table:table-cell office:value-type="string" table:content-validation-name="val55" table:style-name="ce4">
            <text:p>Payroll staff;</text:p>
            <text:p>Total;</text:p>
            <text:p>Full-time equivalent</text:p>
          </table:table-cell>
          <table:table-cell office:value-type="string" table:content-validation-name="val5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Attorney General's Office</text:p>
          </table:table-cell>
          <table:table-cell office:value-type="string" table:content-validation-name="val56" table:style-name="ce8">
            <text:p>Ministerial Department</text:p>
          </table:table-cell>
          <table:table-cell office:value-type="string" table:content-validation-name="val56" table:style-name="ce54">
            <text:p>Attorney General's Departments</text:p>
          </table:table-cell>
          <table:table-cell office:value-type="float" office:value="6" table:content-validation-name="val54" table:style-name="ce56">
            <text:p>6.00</text:p>
          </table:table-cell>
          <table:table-cell office:value-type="float" office:value="6" table:content-validation-name="val53" table:style-name="ce55">
            <text:p>6.00</text:p>
          </table:table-cell>
          <table:table-cell office:value-type="float" office:value="3" table:content-validation-name="val54" table:style-name="ce56">
            <text:p>3.00</text:p>
          </table:table-cell>
          <table:table-cell office:value-type="float" office:value="3" table:content-validation-name="val53" table:style-name="ce55">
            <text:p>3.00</text:p>
          </table:table-cell>
          <table:table-cell office:value-type="float" office:value="14" table:content-validation-name="val54" table:style-name="ce56">
            <text:p>14.00</text:p>
          </table:table-cell>
          <table:table-cell office:value-type="float" office:value="13.625" table:content-validation-name="val53" table:style-name="ce55">
            <text:p>13.63</text:p>
          </table:table-cell>
          <table:table-cell office:value-type="float" office:value="20" table:content-validation-name="val54" table:style-name="ce56">
            <text:p>20.00</text:p>
          </table:table-cell>
          <table:table-cell office:value-type="float" office:value="19.502439024390245" table:content-validation-name="val53" table:style-name="ce55">
            <text:p>19.50</text:p>
          </table:table-cell>
          <table:table-cell office:value-type="float" office:value="5" table:content-validation-name="val54" table:style-name="ce56">
            <text:p>5.00</text:p>
          </table:table-cell>
          <table:table-cell office:value-type="float" office:value="5" table:content-validation-name="val53" table:style-name="ce55">
            <text:p>5.00</text:p>
          </table:table-cell>
          <table:table-cell office:value-type="float" office:value="0" table:content-validation-name="val54" table:style-name="ce56">
            <text:p>0.0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48" table:formula="of:=SUM([.F2];[.H2];[.J2];[.L2];[.N2];[.P2])" table:content-validation-name="val55" table:style-name="ce10">
            <text:p>48</text:p>
          </table:table-cell>
          <table:table-cell office:value-type="float" office:value="47.127439024390242" table:formula="of:=SUM([.G2];[.I2];[.K2];[.M2];[.O2];[.Q2])" table:content-validation-name="val55" table:style-name="ce10">
            <text:p>47</text:p>
          </table:table-cell>
          <table:table-cell office:value-type="float" office:value="0" table:content-validation-name="val51" table:style-name="ce57">
            <text:p>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content-validation-name="val51" table:style-name="ce57">
            <text:p>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content-validation-name="val52" table:style-name="ce58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8" table:formula="of:=[.R2]+[.Z2]" table:content-validation-name="val55" table:style-name="ce14">
            <text:p>48</text:p>
          </table:table-cell>
          <table:table-cell office:value-type="float" office:value="47.127439024390242" table:formula="of:=[.S2]+[.AA2]" table:content-validation-name="val55" table:style-name="ce14">
            <text:p>47</text:p>
          </table:table-cell>
          <table:table-cell office:value-type="currency" office:value="219474.37" table:content-validation-name="val50" table:style-name="ce15">
            <text:p>£219,474.37</text:p>
          </table:table-cell>
          <table:table-cell office:value-type="currency" office:value="6435.79" table:content-validation-name="val50" table:style-name="ce15">
            <text:p>£6,435.79</text:p>
          </table:table-cell>
          <table:table-cell office:value-type="currency" office:value="8000" table:content-validation-name="val50" table:style-name="ce15">
            <text:p>£8,000.00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58376.84" table:content-validation-name="val50" table:style-name="ce15">
            <text:p>£58,376.84</text:p>
          </table:table-cell>
          <table:table-cell office:value-type="currency" office:value="26619.35" table:content-validation-name="val50" table:style-name="ce15">
            <text:p>£26,619.35</text:p>
          </table:table-cell>
          <table:table-cell office:value-type="currency" office:value="318906.34999999998" table:formula="of:=SUM([.AE2:.AJ2])" table:style-name="ce16">
            <text:p>£318,906.35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18906.34999999998" table:formula="of:=SUM([.AN2];[.AK2])" table:style-name="ce16">
            <text:p>£318,906.35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Government Legal Department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4">
            <text:p>Attorney General's Departments</text:p>
          </table:table-cell>
          <table:table-cell office:value-type="float" office:value="47" table:content-validation-name="val54" table:style-name="ce56">
            <text:p>47.00</text:p>
          </table:table-cell>
          <table:table-cell office:value-type="float" office:value="44.206156156156162" table:content-validation-name="val53" table:style-name="ce55">
            <text:p>44.21</text:p>
          </table:table-cell>
          <table:table-cell office:value-type="float" office:value="384" table:content-validation-name="val54" table:style-name="ce56">
            <text:p>384.00</text:p>
          </table:table-cell>
          <table:table-cell office:value-type="float" office:value="372.87593093093102" table:content-validation-name="val53" table:style-name="ce55">
            <text:p>372.88</text:p>
          </table:table-cell>
          <table:table-cell office:value-type="float" office:value="311" table:content-validation-name="val54" table:style-name="ce56">
            <text:p>311.00</text:p>
          </table:table-cell>
          <table:table-cell office:value-type="float" office:value="304.1370870870872" table:content-validation-name="val53" table:style-name="ce55">
            <text:p>304.14</text:p>
          </table:table-cell>
          <table:table-cell office:value-type="float" office:value="1890" table:content-validation-name="val54" table:style-name="ce56">
            <text:p>1890.00</text:p>
          </table:table-cell>
          <table:table-cell office:value-type="float" office:value="1741.2922951522914" table:content-validation-name="val53" table:style-name="ce55">
            <text:p>1741.29</text:p>
          </table:table-cell>
          <table:table-cell office:value-type="float" office:value="217" table:content-validation-name="val54" table:style-name="ce56">
            <text:p>217.00</text:p>
          </table:table-cell>
          <table:table-cell office:value-type="float" office:value="204.90180180180181" table:content-validation-name="val53" table:style-name="ce55">
            <text:p>204.90</text:p>
          </table:table-cell>
          <table:table-cell office:value-type="float" office:value="0" table:content-validation-name="val54" table:style-name="ce56">
            <text:p>0.0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2849" table:formula="of:=SUM([.F3];[.H3];[.J3];[.L3];[.N3];[.P3])" table:content-validation-name="val55" table:style-name="ce10">
            <text:p>2,849</text:p>
          </table:table-cell>
          <table:table-cell office:value-type="float" office:value="2667.4132711282678" table:formula="of:=SUM([.G3];[.I3];[.K3];[.M3];[.O3];[.Q3])" table:content-validation-name="val55" table:style-name="ce10">
            <text:p>2,667</text:p>
          </table:table-cell>
          <table:table-cell office:value-type="float" office:value="130" table:content-validation-name="val51" table:style-name="ce57">
            <text:p>130</text:p>
          </table:table-cell>
          <table:table-cell office:value-type="float" office:value="127.85405405405406" table:content-validation-name="val53" table:style-name="ce55">
            <text:p>127.85</text:p>
          </table:table-cell>
          <table:table-cell office:value-type="float" office:value="279" table:content-validation-name="val51" table:style-name="ce57">
            <text:p>279</text:p>
          </table:table-cell>
          <table:table-cell office:value-type="float" office:value="275.84478764478769" table:content-validation-name="val53" table:style-name="ce55">
            <text:p>275.84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content-validation-name="val52" table:style-name="ce58">
            <text:p>0.00</text:p>
          </table:table-cell>
          <table:table-cell office:value-type="float" office:value="409" table:formula="of:=SUM([.T3];[.V3];[.X3])" table:style-name="ce12">
            <text:p>409</text:p>
          </table:table-cell>
          <table:table-cell office:value-type="float" office:value="403.69884169884176" table:formula="of:=SUM([.U3];[.W3];[.Y3])" table:style-name="ce12">
            <text:p>404</text:p>
          </table:table-cell>
          <table:table-cell office:value-type="float" office:value="1" table:style-name="ce13">
            <text:p>1</text:p>
          </table:table-cell>
          <table:table-cell office:value-type="float" office:value="3258" table:formula="of:=[.R3]+[.Z3]" table:content-validation-name="val55" table:style-name="ce14">
            <text:p>3,258</text:p>
          </table:table-cell>
          <table:table-cell office:value-type="float" office:value="3071.1121128271097" table:formula="of:=[.S3]+[.AA3]" table:content-validation-name="val55" table:style-name="ce14">
            <text:p>3,071</text:p>
          </table:table-cell>
          <table:table-cell office:value-type="currency" office:value="12824053.609999999" table:content-validation-name="val50" table:style-name="ce15">
            <text:p>£12,824,053.61</text:p>
          </table:table-cell>
          <table:table-cell office:value-type="currency" office:value="50936.61" table:content-validation-name="val50" table:style-name="ce15">
            <text:p>£50,936.61</text:p>
          </table:table-cell>
          <table:table-cell office:value-type="currency" office:value="315850" table:content-validation-name="val50" table:style-name="ce15">
            <text:p>£315,850.00</text:p>
          </table:table-cell>
          <table:table-cell office:value-type="currency" office:value="24608.53" table:content-validation-name="val50" table:style-name="ce15">
            <text:p>£24,608.53</text:p>
          </table:table-cell>
          <table:table-cell office:value-type="currency" office:value="3145406.41" table:content-validation-name="val50" table:style-name="ce15">
            <text:p>£3,145,406.41</text:p>
          </table:table-cell>
          <table:table-cell office:value-type="currency" office:value="1362240.49" table:content-validation-name="val50" table:style-name="ce15">
            <text:p>£1,362,240.49</text:p>
          </table:table-cell>
          <table:table-cell office:value-type="currency" office:value="17723095.649999999" table:formula="of:=SUM([.AE3:.AJ3])" table:style-name="ce16">
            <text:p>£17,723,095.65</text:p>
          </table:table-cell>
          <table:table-cell office:value-type="currency" office:value="2330881.42" table:content-validation-name="val50" table:style-name="ce17">
            <text:p>£2,330,881.42</text:p>
          </table:table-cell>
          <table:table-cell office:value-type="currency" office:value="170940.53" table:content-validation-name="val50" table:style-name="ce17">
            <text:p>£170,940.53</text:p>
          </table:table-cell>
          <table:table-cell office:value-type="currency" office:value="2501821.9499999997" table:formula="of:=SUM([.AL3:.AM3])" table:style-name="ce18">
            <text:p>£2,501,821.95</text:p>
          </table:table-cell>
          <table:table-cell office:value-type="currency" office:value="20224917.599999998" table:formula="of:=SUM([.AN3];[.AK3])" table:style-name="ce16">
            <text:p>£20,224,917.60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November</text:p>
          </table:table-cell>
          <table:table-cell office:value-type="string" table:content-validation-name="val56" table:style-name="ce8">
            <text:p>Crown Prosecution Service Inspectorate</text:p>
          </table:table-cell>
          <table:table-cell office:value-type="string" table:content-validation-name="val56" table:style-name="ce8">
            <text:p>Non-Ministerial Department</text:p>
          </table:table-cell>
          <table:table-cell office:value-type="string" table:content-validation-name="val56" table:style-name="ce54">
            <text:p>Attorney General's Departments</text:p>
          </table:table-cell>
          <table:table-cell office:value-type="float" office:value="1" table:content-validation-name="val54" table:style-name="ce56">
            <text:p>1.00</text:p>
          </table:table-cell>
          <table:table-cell office:value-type="float" office:value="1" table:content-validation-name="val53" table:style-name="ce55">
            <text:p>1.00</text:p>
          </table:table-cell>
          <table:table-cell office:value-type="float" office:value="2" table:content-validation-name="val54" table:style-name="ce56">
            <text:p>2.00</text:p>
          </table:table-cell>
          <table:table-cell office:value-type="float" office:value="2" table:content-validation-name="val53" table:style-name="ce55">
            <text:p>2.00</text:p>
          </table:table-cell>
          <table:table-cell office:value-type="float" office:value="1" table:content-validation-name="val54" table:style-name="ce56">
            <text:p>1.00</text:p>
          </table:table-cell>
          <table:table-cell office:value-type="float" office:value="0.88888888888888895" table:content-validation-name="val53" table:style-name="ce55">
            <text:p>0.89</text:p>
          </table:table-cell>
          <table:table-cell office:value-type="float" office:value="20" table:content-validation-name="val54" table:style-name="ce56">
            <text:p>20.00</text:p>
          </table:table-cell>
          <table:table-cell office:value-type="float" office:value="19.07138888888889" table:content-validation-name="val53" table:style-name="ce55">
            <text:p>19.07</text:p>
          </table:table-cell>
          <table:table-cell office:value-type="float" office:value="3" table:content-validation-name="val54" table:style-name="ce56">
            <text:p>3.00</text:p>
          </table:table-cell>
          <table:table-cell office:value-type="float" office:value="3" table:content-validation-name="val53" table:style-name="ce55">
            <text:p>3.00</text:p>
          </table:table-cell>
          <table:table-cell office:value-type="float" office:value="0" table:content-validation-name="val54" table:style-name="ce56">
            <text:p>0.0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27" table:formula="of:=SUM([.F4];[.H4];[.J4];[.L4];[.N4];[.P4])" table:content-validation-name="val55" table:style-name="ce10">
            <text:p>27</text:p>
          </table:table-cell>
          <table:table-cell office:value-type="float" office:value="25.96027777777778" table:formula="of:=SUM([.G4];[.I4];[.K4];[.M4];[.O4];[.Q4])" table:content-validation-name="val55" table:style-name="ce10">
            <text:p>26</text:p>
          </table:table-cell>
          <table:table-cell office:value-type="float" office:value="0" table:content-validation-name="val51" table:style-name="ce57">
            <text:p>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content-validation-name="val51" table:style-name="ce57">
            <text:p>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content-validation-name="val53" table:style-name="ce55">
            <text:p>0.00</text:p>
          </table:table-cell>
          <table:table-cell office:value-type="float" office:value="0" table:content-validation-name="val52" table:style-name="ce58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7" table:formula="of:=[.R4]+[.Z4]" table:content-validation-name="val55" table:style-name="ce14">
            <text:p>27</text:p>
          </table:table-cell>
          <table:table-cell office:value-type="float" office:value="25.96027777777778" table:formula="of:=[.S4]+[.AA4]" table:content-validation-name="val55" table:style-name="ce14">
            <text:p>26</text:p>
          </table:table-cell>
          <table:table-cell office:value-type="currency" office:value="140164.91" table:content-validation-name="val50" table:style-name="ce15">
            <text:p>£140,164.91</text:p>
          </table:table-cell>
          <table:table-cell office:value-type="currency" office:value="520.61" table:content-validation-name="val50" table:style-name="ce15">
            <text:p>£520.61</text:p>
          </table:table-cell>
          <table:table-cell office:value-type="currency" office:value="15500" table:content-validation-name="val50" table:style-name="ce15">
            <text:p>£15,500.00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40135.35" table:content-validation-name="val50" table:style-name="ce15">
            <text:p>£40,135.35</text:p>
          </table:table-cell>
          <table:table-cell office:value-type="currency" office:value="18639.52" table:content-validation-name="val50" table:style-name="ce15">
            <text:p>£18,639.52</text:p>
          </table:table-cell>
          <table:table-cell office:value-type="currency" office:value="214960.38999999998" table:formula="of:=SUM([.AE4:.AJ4])" table:style-name="ce16">
            <text:p>£214,960.39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14960.38999999998" table:formula="of:=SUM([.AN4];[.AK4])" table:style-name="ce16">
            <text:p>£214,960.39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Dec_2023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2" table:style-name="ce2">
            <text:p>Year</text:p>
          </table:table-cell>
          <table:table-cell office:value-type="string" table:content-validation-name="val62" table:style-name="ce2">
            <text:p>Month</text:p>
          </table:table-cell>
          <table:table-cell office:value-type="string" table:content-validation-name="val62" table:style-name="ce3">
            <text:p>Organisation name</text:p>
          </table:table-cell>
          <table:table-cell office:value-type="string" table:content-validation-name="val62" table:style-name="ce3">
            <text:p>Organisation type</text:p>
          </table:table-cell>
          <table:table-cell office:value-type="string" table:content-validation-name="val62" table:style-name="ce4">
            <office:annotation draw:style-name="a8" svg:x="2.66666666666667in" svg:y="0in" svg:width="3.29166666666667in" svg:height="0.71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2" table:style-name="ce4">
            <text:p>Payroll staff;</text:p>
            <text:p>Total;</text:p>
            <text:p>Headcount</text:p>
          </table:table-cell>
          <table:table-cell office:value-type="string" table:content-validation-name="val62" table:style-name="ce4">
            <text:p>Payroll staff;</text:p>
            <text:p>Total;</text:p>
            <text:p>Full-time equivalent</text:p>
          </table:table-cell>
          <table:table-cell office:value-type="string" table:content-validation-name="val6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7" table:style-name="ce4">
            <text:p>Payroll staff costs;</text:p>
            <text:p>Salary</text:p>
          </table:table-cell>
          <table:table-cell office:value-type="string" table:content-validation-name="val57" table:style-name="ce4">
            <text:p>Payroll staff costs;</text:p>
            <text:p>Allowances</text:p>
          </table:table-cell>
          <table:table-cell office:value-type="string" table:content-validation-name="val57" table:style-name="ce4">
            <text:p>Payroll staff costs;</text:p>
            <text:p>Non-consolidated performance payments</text:p>
          </table:table-cell>
          <table:table-cell office:value-type="string" table:content-validation-name="val57" table:style-name="ce4">
            <text:p>Payroll staff costs;</text:p>
            <text:p>Overtime</text:p>
          </table:table-cell>
          <table:table-cell office:value-type="string" table:content-validation-name="val57" table:style-name="ce4">
            <text:p>Payroll staff costs;</text:p>
            <text:p>Employer pension contributions</text:p>
          </table:table-cell>
          <table:table-cell office:value-type="string" table:content-validation-name="val5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Attorney General's Office</text:p>
          </table:table-cell>
          <table:table-cell office:value-type="string" table:content-validation-name="val63" table:style-name="ce8">
            <text:p>Ministerial Department</text:p>
          </table:table-cell>
          <table:table-cell office:value-type="string" table:content-validation-name="val63" table:style-name="ce59">
            <text:p>Attorney General's Departments</text:p>
          </table:table-cell>
          <table:table-cell office:value-type="float" office:value="6" table:content-validation-name="val61" table:style-name="ce61">
            <text:p>6.00</text:p>
          </table:table-cell>
          <table:table-cell office:value-type="float" office:value="6" table:content-validation-name="val60" table:style-name="ce60">
            <text:p>6.00</text:p>
          </table:table-cell>
          <table:table-cell office:value-type="float" office:value="4" table:content-validation-name="val61" table:style-name="ce61">
            <text:p>4.00</text:p>
          </table:table-cell>
          <table:table-cell office:value-type="float" office:value="4" table:content-validation-name="val60" table:style-name="ce60">
            <text:p>4.00</text:p>
          </table:table-cell>
          <table:table-cell office:value-type="float" office:value="14" table:content-validation-name="val61" table:style-name="ce61">
            <text:p>14.00</text:p>
          </table:table-cell>
          <table:table-cell office:value-type="float" office:value="13.625" table:content-validation-name="val60" table:style-name="ce60">
            <text:p>13.63</text:p>
          </table:table-cell>
          <table:table-cell office:value-type="float" office:value="21" table:content-validation-name="val61" table:style-name="ce61">
            <text:p>21.00</text:p>
          </table:table-cell>
          <table:table-cell office:value-type="float" office:value="20.6" table:content-validation-name="val60" table:style-name="ce60">
            <text:p>20.60</text:p>
          </table:table-cell>
          <table:table-cell office:value-type="float" office:value="6" table:content-validation-name="val61" table:style-name="ce61">
            <text:p>6.00</text:p>
          </table:table-cell>
          <table:table-cell office:value-type="float" office:value="6" table:content-validation-name="val60" table:style-name="ce60">
            <text:p>6.00</text:p>
          </table:table-cell>
          <table:table-cell office:value-type="float" office:value="0" table:content-validation-name="val61" table:style-name="ce61">
            <text:p>0.0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51" table:formula="of:=SUM([.F2];[.H2];[.J2];[.L2];[.N2];[.P2])" table:content-validation-name="val62" table:style-name="ce10">
            <text:p>51</text:p>
          </table:table-cell>
          <table:table-cell office:value-type="float" office:value="50.225000000000001" table:formula="of:=SUM([.G2];[.I2];[.K2];[.M2];[.O2];[.Q2])" table:content-validation-name="val62" table:style-name="ce10">
            <text:p>50</text:p>
          </table:table-cell>
          <table:table-cell office:value-type="float" office:value="0" table:content-validation-name="val58" table:style-name="ce62">
            <text:p>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content-validation-name="val58" table:style-name="ce62">
            <text:p>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content-validation-name="val59" table:style-name="ce63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62" table:style-name="ce14">
            <text:p>51</text:p>
          </table:table-cell>
          <table:table-cell office:value-type="float" office:value="50.225000000000001" table:formula="of:=[.S2]+[.AA2]" table:content-validation-name="val62" table:style-name="ce14">
            <text:p>50</text:p>
          </table:table-cell>
          <table:table-cell office:value-type="currency" office:value="221083.78" table:content-validation-name="val57" table:style-name="ce15">
            <text:p>£221,083.78</text:p>
          </table:table-cell>
          <table:table-cell office:value-type="currency" office:value="8025.91" table:content-validation-name="val57" table:style-name="ce15">
            <text:p>£8,025.91</text:p>
          </table:table-cell>
          <table:table-cell office:value-type="currency" office:value="4700" table:content-validation-name="val57" table:style-name="ce15">
            <text:p>£4,700.00</text:p>
          </table:table-cell>
          <table:table-cell office:value-type="currency" office:value="0" table:content-validation-name="val57" table:style-name="ce15">
            <text:p>£0.00</text:p>
          </table:table-cell>
          <table:table-cell office:value-type="currency" office:value="57670.01" table:content-validation-name="val57" table:style-name="ce15">
            <text:p>£57,670.01</text:p>
          </table:table-cell>
          <table:table-cell office:value-type="currency" office:value="26500.74" table:content-validation-name="val57" table:style-name="ce15">
            <text:p>£26,500.74</text:p>
          </table:table-cell>
          <table:table-cell office:value-type="currency" office:value="317980.44" table:formula="of:=SUM([.AE2:.AJ2])" table:style-name="ce16">
            <text:p>£317,980.44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17980.44" table:formula="of:=SUM([.AN2];[.AK2])" table:style-name="ce16">
            <text:p>£317,980.44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Government Legal Department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59">
            <text:p>Attorney General's Departments</text:p>
          </table:table-cell>
          <table:table-cell office:value-type="float" office:value="47" table:content-validation-name="val61" table:style-name="ce61">
            <text:p>47.00</text:p>
          </table:table-cell>
          <table:table-cell office:value-type="float" office:value="44.706156156156162" table:content-validation-name="val60" table:style-name="ce60">
            <text:p>44.71</text:p>
          </table:table-cell>
          <table:table-cell office:value-type="float" office:value="376" table:content-validation-name="val61" table:style-name="ce61">
            <text:p>376.00</text:p>
          </table:table-cell>
          <table:table-cell office:value-type="float" office:value="365.47322822822827" table:content-validation-name="val60" table:style-name="ce60">
            <text:p>365.47</text:p>
          </table:table-cell>
          <table:table-cell office:value-type="float" office:value="311" table:content-validation-name="val61" table:style-name="ce61">
            <text:p>311.00</text:p>
          </table:table-cell>
          <table:table-cell office:value-type="float" office:value="303.53708708708717" table:content-validation-name="val60" table:style-name="ce60">
            <text:p>303.54</text:p>
          </table:table-cell>
          <table:table-cell office:value-type="float" office:value="1902" table:content-validation-name="val61" table:style-name="ce61">
            <text:p>1902.00</text:p>
          </table:table-cell>
          <table:table-cell office:value-type="float" office:value="1753.1597876447834" table:content-validation-name="val60" table:style-name="ce60">
            <text:p>1753.16</text:p>
          </table:table-cell>
          <table:table-cell office:value-type="float" office:value="216" table:content-validation-name="val61" table:style-name="ce61">
            <text:p>216.00</text:p>
          </table:table-cell>
          <table:table-cell office:value-type="float" office:value="203.67777777777781" table:content-validation-name="val60" table:style-name="ce60">
            <text:p>203.68</text:p>
          </table:table-cell>
          <table:table-cell office:value-type="float" office:value="0" table:content-validation-name="val61" table:style-name="ce61">
            <text:p>0.0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2852" table:formula="of:=SUM([.F3];[.H3];[.J3];[.L3];[.N3];[.P3])" table:content-validation-name="val62" table:style-name="ce10">
            <text:p>2,852</text:p>
          </table:table-cell>
          <table:table-cell office:value-type="float" office:value="2670.5540368940328" table:formula="of:=SUM([.G3];[.I3];[.K3];[.M3];[.O3];[.Q3])" table:content-validation-name="val62" table:style-name="ce10">
            <text:p>2,671</text:p>
          </table:table-cell>
          <table:table-cell office:value-type="float" office:value="133" table:content-validation-name="val58" table:style-name="ce62">
            <text:p>133</text:p>
          </table:table-cell>
          <table:table-cell office:value-type="float" office:value="130.55405405405406" table:content-validation-name="val60" table:style-name="ce60">
            <text:p>130.55</text:p>
          </table:table-cell>
          <table:table-cell office:value-type="float" office:value="281" table:content-validation-name="val58" table:style-name="ce62">
            <text:p>281</text:p>
          </table:table-cell>
          <table:table-cell office:value-type="float" office:value="278.61235521235523" table:content-validation-name="val60" table:style-name="ce60">
            <text:p>278.61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content-validation-name="val59" table:style-name="ce63">
            <text:p>0.00</text:p>
          </table:table-cell>
          <table:table-cell office:value-type="float" office:value="414" table:formula="of:=SUM([.T3];[.V3];[.X3])" table:style-name="ce12">
            <text:p>414</text:p>
          </table:table-cell>
          <table:table-cell office:value-type="float" office:value="409.16640926640929" table:formula="of:=SUM([.U3];[.W3];[.Y3])" table:style-name="ce12">
            <text:p>409</text:p>
          </table:table-cell>
          <table:table-cell office:value-type="float" office:value="1" table:style-name="ce13">
            <text:p>1</text:p>
          </table:table-cell>
          <table:table-cell office:value-type="float" office:value="3266" table:formula="of:=[.R3]+[.Z3]" table:content-validation-name="val62" table:style-name="ce14">
            <text:p>3,266</text:p>
          </table:table-cell>
          <table:table-cell office:value-type="float" office:value="3079.720446160442" table:formula="of:=[.S3]+[.AA3]" table:content-validation-name="val62" table:style-name="ce14">
            <text:p>3,080</text:p>
          </table:table-cell>
          <table:table-cell office:value-type="currency" office:value="12276278.93" table:content-validation-name="val57" table:style-name="ce15">
            <text:p>£12,276,278.93</text:p>
          </table:table-cell>
          <table:table-cell office:value-type="currency" office:value="48129.64" table:content-validation-name="val57" table:style-name="ce15">
            <text:p>£48,129.64</text:p>
          </table:table-cell>
          <table:table-cell office:value-type="currency" office:value="38150" table:content-validation-name="val57" table:style-name="ce15">
            <text:p>£38,150.00</text:p>
          </table:table-cell>
          <table:table-cell office:value-type="currency" office:value="40143.33" table:content-validation-name="val57" table:style-name="ce15">
            <text:p>£40,143.33</text:p>
          </table:table-cell>
          <table:table-cell office:value-type="currency" office:value="3415695.58" table:content-validation-name="val57" table:style-name="ce15">
            <text:p>£3,415,695.58</text:p>
          </table:table-cell>
          <table:table-cell office:value-type="currency" office:value="1428152.55" table:content-validation-name="val57" table:style-name="ce15">
            <text:p>£1,428,152.55</text:p>
          </table:table-cell>
          <table:table-cell office:value-type="currency" office:value="17246550.030000001" table:formula="of:=SUM([.AE3:.AJ3])" table:style-name="ce16">
            <text:p>£17,246,550.03</text:p>
          </table:table-cell>
          <table:table-cell office:value-type="currency" office:value="1690149.44" table:content-validation-name="val57" table:style-name="ce17">
            <text:p>£1,690,149.44</text:p>
          </table:table-cell>
          <table:table-cell office:value-type="currency" office:value="146456.25" table:content-validation-name="val57" table:style-name="ce17">
            <text:p>£146,456.25</text:p>
          </table:table-cell>
          <table:table-cell office:value-type="currency" office:value="1836605.69" table:formula="of:=SUM([.AL3:.AM3])" table:style-name="ce18">
            <text:p>£1,836,605.69</text:p>
          </table:table-cell>
          <table:table-cell office:value-type="currency" office:value="19083155.720000003" table:formula="of:=SUM([.AN3];[.AK3])" table:style-name="ce16">
            <text:p>£19,083,155.72</text:p>
          </table:table-cell>
          <table:table-cell table:number-columns-repeated="16343"/>
        </table:table-row>
        <table:table-row table:style-name="ro2">
          <table:table-cell office:value-type="float" office:value="2023" table:style-name="ce7">
            <text:p>2023</text:p>
          </table:table-cell>
          <table:table-cell office:value-type="string" table:style-name="ce7">
            <text:p>December</text:p>
          </table:table-cell>
          <table:table-cell office:value-type="string" table:content-validation-name="val63" table:style-name="ce8">
            <text:p>Crown Prosecution Service Inspectorate</text:p>
          </table:table-cell>
          <table:table-cell office:value-type="string" table:content-validation-name="val63" table:style-name="ce8">
            <text:p>Non-Ministerial Department</text:p>
          </table:table-cell>
          <table:table-cell office:value-type="string" table:content-validation-name="val63" table:style-name="ce59">
            <text:p>Attorney General's Departments</text:p>
          </table:table-cell>
          <table:table-cell office:value-type="float" office:value="2" table:content-validation-name="val61" table:style-name="ce61">
            <text:p>2.00</text:p>
          </table:table-cell>
          <table:table-cell office:value-type="float" office:value="2" table:content-validation-name="val60" table:style-name="ce60">
            <text:p>2.00</text:p>
          </table:table-cell>
          <table:table-cell office:value-type="float" office:value="1" table:content-validation-name="val61" table:style-name="ce61">
            <text:p>1.00</text:p>
          </table:table-cell>
          <table:table-cell office:value-type="float" office:value="1" table:content-validation-name="val60" table:style-name="ce60">
            <text:p>1.00</text:p>
          </table:table-cell>
          <table:table-cell office:value-type="float" office:value="1" table:content-validation-name="val61" table:style-name="ce61">
            <text:p>1.00</text:p>
          </table:table-cell>
          <table:table-cell office:value-type="float" office:value="0.88888888888888895" table:content-validation-name="val60" table:style-name="ce60">
            <text:p>0.89</text:p>
          </table:table-cell>
          <table:table-cell office:value-type="float" office:value="20" table:content-validation-name="val61" table:style-name="ce61">
            <text:p>20.00</text:p>
          </table:table-cell>
          <table:table-cell office:value-type="float" office:value="19.07138888888889" table:content-validation-name="val60" table:style-name="ce60">
            <text:p>19.07</text:p>
          </table:table-cell>
          <table:table-cell office:value-type="float" office:value="3" table:content-validation-name="val61" table:style-name="ce61">
            <text:p>3.00</text:p>
          </table:table-cell>
          <table:table-cell office:value-type="float" office:value="3" table:content-validation-name="val60" table:style-name="ce60">
            <text:p>3.00</text:p>
          </table:table-cell>
          <table:table-cell office:value-type="float" office:value="0" table:content-validation-name="val61" table:style-name="ce61">
            <text:p>0.0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27" table:formula="of:=SUM([.F4];[.H4];[.J4];[.L4];[.N4];[.P4])" table:content-validation-name="val62" table:style-name="ce10">
            <text:p>27</text:p>
          </table:table-cell>
          <table:table-cell office:value-type="float" office:value="25.96027777777778" table:formula="of:=SUM([.G4];[.I4];[.K4];[.M4];[.O4];[.Q4])" table:content-validation-name="val62" table:style-name="ce10">
            <text:p>26</text:p>
          </table:table-cell>
          <table:table-cell office:value-type="float" office:value="0" table:content-validation-name="val58" table:style-name="ce62">
            <text:p>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content-validation-name="val58" table:style-name="ce62">
            <text:p>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content-validation-name="val60" table:style-name="ce60">
            <text:p>0.00</text:p>
          </table:table-cell>
          <table:table-cell office:value-type="float" office:value="0" table:content-validation-name="val59" table:style-name="ce63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7" table:formula="of:=[.R4]+[.Z4]" table:content-validation-name="val62" table:style-name="ce14">
            <text:p>27</text:p>
          </table:table-cell>
          <table:table-cell office:value-type="float" office:value="25.96027777777778" table:formula="of:=[.S4]+[.AA4]" table:content-validation-name="val62" table:style-name="ce14">
            <text:p>26</text:p>
          </table:table-cell>
          <table:table-cell office:value-type="currency" office:value="148710.43" table:content-validation-name="val57" table:style-name="ce15">
            <text:p>£148,710.43</text:p>
          </table:table-cell>
          <table:table-cell office:value-type="currency" office:value="1360.61" table:content-validation-name="val57" table:style-name="ce15">
            <text:p>£1,360.61</text:p>
          </table:table-cell>
          <table:table-cell office:value-type="currency" office:value="0" table:content-validation-name="val57" table:style-name="ce15">
            <text:p>£0.00</text:p>
          </table:table-cell>
          <table:table-cell office:value-type="currency" office:value="0" table:content-validation-name="val57" table:style-name="ce15">
            <text:p>£0.00</text:p>
          </table:table-cell>
          <table:table-cell office:value-type="currency" office:value="40852.839999999997" table:content-validation-name="val57" table:style-name="ce15">
            <text:p>£40,852.84</text:p>
          </table:table-cell>
          <table:table-cell office:value-type="currency" office:value="17377.3" table:content-validation-name="val57" table:style-name="ce15">
            <text:p>£17,377.30</text:p>
          </table:table-cell>
          <table:table-cell office:value-type="currency" office:value="208301.17999999996" table:formula="of:=SUM([.AE4:.AJ4])" table:style-name="ce16">
            <text:p>£208,301.18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content-validation-name="val57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8301.17999999996" table:formula="of:=SUM([.AN4];[.AK4])" table:style-name="ce16">
            <text:p>£208,301.18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an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3" table:default-cell-style-name="ce1"/>
        <table:table-column table:style-name="co7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5" table:style-name="ce2">
            <text:p>Year</text:p>
          </table:table-cell>
          <table:table-cell office:value-type="string" table:content-validation-name="val65" table:style-name="ce2">
            <text:p>Month</text:p>
          </table:table-cell>
          <table:table-cell office:value-type="string" table:content-validation-name="val65" table:style-name="ce3">
            <text:p>Organisation name</text:p>
          </table:table-cell>
          <table:table-cell office:value-type="string" table:content-validation-name="val65" table:style-name="ce3">
            <text:p>Organisation type</text:p>
          </table:table-cell>
          <table:table-cell office:value-type="string" table:content-validation-name="val65" table:style-name="ce4">
            <office:annotation draw:style-name="a9" svg:x="2.66666666666667in" svg:y="0in" svg:width="3.29166666666667in" svg:height="0.71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5" table:style-name="ce4">
            <text:p>Payroll staff;</text:p>
            <text:p>Total;</text:p>
            <text:p>Headcount</text:p>
          </table:table-cell>
          <table:table-cell office:value-type="string" table:content-validation-name="val65" table:style-name="ce4">
            <text:p>Payroll staff;</text:p>
            <text:p>Total;</text:p>
            <text:p>Full-time equivalent</text:p>
          </table:table-cell>
          <table:table-cell office:value-type="string" table:content-validation-name="val6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0" table:style-name="ce4">
            <text:p>Payroll staff costs;</text:p>
            <text:p>Salary</text:p>
          </table:table-cell>
          <table:table-cell office:value-type="string" table:content-validation-name="val70" table:style-name="ce4">
            <text:p>Payroll staff costs;</text:p>
            <text:p>Allowances</text:p>
          </table:table-cell>
          <table:table-cell office:value-type="string" table:content-validation-name="val70" table:style-name="ce4">
            <text:p>Payroll staff costs;</text:p>
            <text:p>Non-consolidated performance payments</text:p>
          </table:table-cell>
          <table:table-cell office:value-type="string" table:content-validation-name="val70" table:style-name="ce4">
            <text:p>Payroll staff costs;</text:p>
            <text:p>Overtime</text:p>
          </table:table-cell>
          <table:table-cell office:value-type="string" table:content-validation-name="val70" table:style-name="ce4">
            <text:p>Payroll staff costs;</text:p>
            <text:p>Employer pension contributions</text:p>
          </table:table-cell>
          <table:table-cell office:value-type="string" table:content-validation-name="val7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64">
            <text:p>Attorney General's Departments</text:p>
          </table:table-cell>
          <table:table-cell office:value-type="float" office:value="6" table:content-validation-name="val66" table:style-name="ce65">
            <text:p>6.00</text:p>
          </table:table-cell>
          <table:table-cell office:value-type="float" office:value="6" table:content-validation-name="val67" table:style-name="ce66">
            <text:p>6.00</text:p>
          </table:table-cell>
          <table:table-cell office:value-type="float" office:value="4" table:content-validation-name="val66" table:style-name="ce65">
            <text:p>4.00</text:p>
          </table:table-cell>
          <table:table-cell office:value-type="float" office:value="4" table:content-validation-name="val67" table:style-name="ce66">
            <text:p>4.00</text:p>
          </table:table-cell>
          <table:table-cell office:value-type="float" office:value="14" table:content-validation-name="val66" table:style-name="ce65">
            <text:p>14.00</text:p>
          </table:table-cell>
          <table:table-cell office:value-type="float" office:value="13.625" table:content-validation-name="val67" table:style-name="ce66">
            <text:p>13.63</text:p>
          </table:table-cell>
          <table:table-cell office:value-type="float" office:value="21" table:content-validation-name="val66" table:style-name="ce65">
            <text:p>21.00</text:p>
          </table:table-cell>
          <table:table-cell office:value-type="float" office:value="20.6" table:content-validation-name="val67" table:style-name="ce66">
            <text:p>20.60</text:p>
          </table:table-cell>
          <table:table-cell office:value-type="float" office:value="6" table:content-validation-name="val66" table:style-name="ce65">
            <text:p>6.00</text:p>
          </table:table-cell>
          <table:table-cell office:value-type="float" office:value="6" table:content-validation-name="val67" table:style-name="ce66">
            <text:p>6.00</text:p>
          </table:table-cell>
          <table:table-cell office:value-type="float" office:value="0" table:content-validation-name="val66" table:style-name="ce65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51" table:formula="of:=SUM([.F2];[.H2];[.J2];[.L2];[.N2];[.P2])" table:content-validation-name="val65" table:style-name="ce10">
            <text:p>51</text:p>
          </table:table-cell>
          <table:table-cell office:value-type="float" office:value="50.225000000000001" table:formula="of:=SUM([.G2];[.I2];[.K2];[.M2];[.O2];[.Q2])" table:content-validation-name="val65" table:style-name="ce10">
            <text:p>50</text:p>
          </table:table-cell>
          <table:table-cell office:value-type="float" office:value="0" table:content-validation-name="val69" table:style-name="ce68">
            <text:p>0</text:p>
          </table:table-cell>
          <table:table-cell office:value-type="float" office:value="0" table:content-validation-name="val67" table:style-name="ce67">
            <text:p>0.00</text:p>
          </table:table-cell>
          <table:table-cell office:value-type="float" office:value="0" table:content-validation-name="val69" table:style-name="ce68">
            <text:p>0</text:p>
          </table:table-cell>
          <table:table-cell office:value-type="float" office:value="0" table:content-validation-name="val67" table:style-name="ce67">
            <text:p>0.00</text:p>
          </table:table-cell>
          <table:table-cell office:value-type="float" office:value="0" table:content-validation-name="val67" table:style-name="ce67">
            <text:p>0.00</text:p>
          </table:table-cell>
          <table:table-cell office:value-type="float" office:value="0" table:content-validation-name="val68" table:style-name="ce69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1" table:formula="of:=[.R2]+[.Z2]" table:content-validation-name="val65" table:style-name="ce14">
            <text:p>51</text:p>
          </table:table-cell>
          <table:table-cell office:value-type="float" office:value="50.225000000000001" table:formula="of:=[.S2]+[.AA2]" table:content-validation-name="val65" table:style-name="ce14">
            <text:p>50</text:p>
          </table:table-cell>
          <table:table-cell office:value-type="currency" office:value="243177.99" table:content-validation-name="val70" table:style-name="ce15">
            <text:p>£243,177.99</text:p>
          </table:table-cell>
          <table:table-cell office:value-type="currency" office:value="7516.79" table:content-validation-name="val70" table:style-name="ce15">
            <text:p>£7,516.79</text:p>
          </table:table-cell>
          <table:table-cell office:value-type="currency" office:value="9000" table:content-validation-name="val70" table:style-name="ce15">
            <text:p>£9,000.00</text:p>
          </table:table-cell>
          <table:table-cell office:value-type="currency" office:value="0" table:content-validation-name="val70" table:style-name="ce15">
            <text:p>£0.00</text:p>
          </table:table-cell>
          <table:table-cell office:value-type="currency" office:value="64713.57" table:content-validation-name="val70" table:style-name="ce15">
            <text:p>£64,713.57</text:p>
          </table:table-cell>
          <table:table-cell office:value-type="currency" office:value="30081.58" table:content-validation-name="val70" table:style-name="ce15">
            <text:p>£30,081.58</text:p>
          </table:table-cell>
          <table:table-cell office:value-type="currency" office:value="354489.93" table:formula="of:=SUM([.AE2:.AJ2])" table:style-name="ce16">
            <text:p>£354,489.93</text:p>
          </table:table-cell>
          <table:table-cell office:value-type="currency" office:value="0" table:content-validation-name="val70" table:style-name="ce17">
            <text:p>£0.00</text:p>
          </table:table-cell>
          <table:table-cell office:value-type="currency" office:value="0" table:content-validation-name="val70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54489.93" table:formula="of:=SUM([.AN2];[.AK2])" table:style-name="ce16">
            <text:p>£354,489.93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Government Legal Department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4">
            <text:p>Attorney General's Departments</text:p>
          </table:table-cell>
          <table:table-cell office:value-type="float" office:value="47" table:content-validation-name="val66" table:style-name="ce65">
            <text:p>47.00</text:p>
          </table:table-cell>
          <table:table-cell office:value-type="float" office:value="44.841291291291292" table:content-validation-name="val67" table:style-name="ce66">
            <text:p>44.84</text:p>
          </table:table-cell>
          <table:table-cell office:value-type="float" office:value="383" table:content-validation-name="val66" table:style-name="ce65">
            <text:p>383.00</text:p>
          </table:table-cell>
          <table:table-cell office:value-type="float" office:value="371.62457957957963" table:content-validation-name="val67" table:style-name="ce66">
            <text:p>371.62</text:p>
          </table:table-cell>
          <table:table-cell office:value-type="float" office:value="321" table:content-validation-name="val66" table:style-name="ce65">
            <text:p>321.00</text:p>
          </table:table-cell>
          <table:table-cell office:value-type="float" office:value="313.31546546546554" table:content-validation-name="val67" table:style-name="ce66">
            <text:p>313.32</text:p>
          </table:table-cell>
          <table:table-cell office:value-type="float" office:value="1932" table:content-validation-name="val66" table:style-name="ce65">
            <text:p>1932.00</text:p>
          </table:table-cell>
          <table:table-cell office:value-type="float" office:value="1779.8208794508757" table:content-validation-name="val67" table:style-name="ce66">
            <text:p>1779.82</text:p>
          </table:table-cell>
          <table:table-cell office:value-type="float" office:value="219" table:content-validation-name="val66" table:style-name="ce65">
            <text:p>219.00</text:p>
          </table:table-cell>
          <table:table-cell office:value-type="float" office:value="206.63723723723729" table:content-validation-name="val67" table:style-name="ce66">
            <text:p>206.64</text:p>
          </table:table-cell>
          <table:table-cell office:value-type="float" office:value="0" table:content-validation-name="val66" table:style-name="ce65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2902" table:formula="of:=SUM([.F3];[.H3];[.J3];[.L3];[.N3];[.P3])" table:content-validation-name="val65" table:style-name="ce10">
            <text:p>2,902</text:p>
          </table:table-cell>
          <table:table-cell office:value-type="float" office:value="2716.2394530244492" table:formula="of:=SUM([.G3];[.I3];[.K3];[.M3];[.O3];[.Q3])" table:content-validation-name="val65" table:style-name="ce10">
            <text:p>2,716</text:p>
          </table:table-cell>
          <table:table-cell office:value-type="float" office:value="136" table:content-validation-name="val69" table:style-name="ce68">
            <text:p>136</text:p>
          </table:table-cell>
          <table:table-cell office:value-type="float" office:value="134.03243243243244" table:content-validation-name="val67" table:style-name="ce67">
            <text:p>134.03</text:p>
          </table:table-cell>
          <table:table-cell office:value-type="float" office:value="283" table:content-validation-name="val69" table:style-name="ce68">
            <text:p>283</text:p>
          </table:table-cell>
          <table:table-cell office:value-type="float" office:value="281.01235521235526" table:content-validation-name="val67" table:style-name="ce67">
            <text:p>281.01</text:p>
          </table:table-cell>
          <table:table-cell office:value-type="float" office:value="0" table:content-validation-name="val67" table:style-name="ce67">
            <text:p>0.00</text:p>
          </table:table-cell>
          <table:table-cell office:value-type="float" office:value="0" table:content-validation-name="val68" table:style-name="ce69">
            <text:p>0.00</text:p>
          </table:table-cell>
          <table:table-cell office:value-type="float" office:value="419" table:formula="of:=SUM([.T3];[.V3];[.X3])" table:style-name="ce12">
            <text:p>419</text:p>
          </table:table-cell>
          <table:table-cell office:value-type="float" office:value="415.04478764478768" table:formula="of:=SUM([.U3];[.W3];[.Y3])" table:style-name="ce12">
            <text:p>415</text:p>
          </table:table-cell>
          <table:table-cell office:value-type="float" office:value="0" table:style-name="ce13">
            <text:p>0</text:p>
          </table:table-cell>
          <table:table-cell office:value-type="float" office:value="3321" table:formula="of:=[.R3]+[.Z3]" table:content-validation-name="val65" table:style-name="ce14">
            <text:p>3,321</text:p>
          </table:table-cell>
          <table:table-cell office:value-type="float" office:value="3131.2842406692371" table:formula="of:=[.S3]+[.AA3]" table:content-validation-name="val65" table:style-name="ce14">
            <text:p>3,131</text:p>
          </table:table-cell>
          <table:table-cell office:value-type="currency" office:value="15414291.92" table:content-validation-name="val70" table:style-name="ce15">
            <text:p>£15,414,291.92</text:p>
          </table:table-cell>
          <table:table-cell office:value-type="currency" office:value="54050.69" table:content-validation-name="val70" table:style-name="ce15">
            <text:p>£54,050.69</text:p>
          </table:table-cell>
          <table:table-cell office:value-type="currency" office:value="23000" table:content-validation-name="val70" table:style-name="ce15">
            <text:p>£23,000.00</text:p>
          </table:table-cell>
          <table:table-cell office:value-type="currency" office:value="29958.13" table:content-validation-name="val70" table:style-name="ce15">
            <text:p>£29,958.13</text:p>
          </table:table-cell>
          <table:table-cell office:value-type="currency" office:value="3415695.58" table:content-validation-name="val70" table:style-name="ce15">
            <text:p>£3,415,695.58</text:p>
          </table:table-cell>
          <table:table-cell office:value-type="currency" office:value="1836033.83" table:content-validation-name="val70" table:style-name="ce15">
            <text:p>£1,836,033.83</text:p>
          </table:table-cell>
          <table:table-cell office:value-type="currency" office:value="20773030.149999999" table:formula="of:=SUM([.AE3:.AJ3])" table:style-name="ce16">
            <text:p>£20,773,030.15</text:p>
          </table:table-cell>
          <table:table-cell office:value-type="currency" office:value="2365836.86" table:content-validation-name="val70" table:style-name="ce17">
            <text:p>£2,365,836.86</text:p>
          </table:table-cell>
          <table:table-cell office:value-type="currency" office:value="9600" table:content-validation-name="val70" table:style-name="ce17">
            <text:p>£9,600.00</text:p>
          </table:table-cell>
          <table:table-cell office:value-type="currency" office:value="2375436.86" table:formula="of:=SUM([.AL3:.AM3])" table:style-name="ce18">
            <text:p>£2,375,436.86</text:p>
          </table:table-cell>
          <table:table-cell office:value-type="currency" office:value="23148467.009999998" table:formula="of:=SUM([.AN3];[.AK3])" table:style-name="ce16">
            <text:p>£23,148,467.01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January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64">
            <text:p>Attorney General's Departments</text:p>
          </table:table-cell>
          <table:table-cell office:value-type="float" office:value="2" table:content-validation-name="val66" table:style-name="ce65">
            <text:p>2.00</text:p>
          </table:table-cell>
          <table:table-cell office:value-type="float" office:value="2" table:content-validation-name="val67" table:style-name="ce66">
            <text:p>2.00</text:p>
          </table:table-cell>
          <table:table-cell office:value-type="float" office:value="1" table:content-validation-name="val66" table:style-name="ce65">
            <text:p>1.00</text:p>
          </table:table-cell>
          <table:table-cell office:value-type="float" office:value="1" table:content-validation-name="val67" table:style-name="ce66">
            <text:p>1.00</text:p>
          </table:table-cell>
          <table:table-cell office:value-type="float" office:value="1" table:content-validation-name="val66" table:style-name="ce65">
            <text:p>1.00</text:p>
          </table:table-cell>
          <table:table-cell office:value-type="float" office:value="0.88888888888888895" table:content-validation-name="val67" table:style-name="ce66">
            <text:p>0.89</text:p>
          </table:table-cell>
          <table:table-cell office:value-type="float" office:value="19" table:content-validation-name="val66" table:style-name="ce65">
            <text:p>19.00</text:p>
          </table:table-cell>
          <table:table-cell office:value-type="float" office:value="18.030420420420423" table:content-validation-name="val67" table:style-name="ce66">
            <text:p>18.03</text:p>
          </table:table-cell>
          <table:table-cell office:value-type="float" office:value="3" table:content-validation-name="val66" table:style-name="ce65">
            <text:p>3.00</text:p>
          </table:table-cell>
          <table:table-cell office:value-type="float" office:value="3" table:content-validation-name="val67" table:style-name="ce66">
            <text:p>3.00</text:p>
          </table:table-cell>
          <table:table-cell office:value-type="float" office:value="0" table:content-validation-name="val66" table:style-name="ce65">
            <text:p>0.00</text:p>
          </table:table-cell>
          <table:table-cell office:value-type="float" office:value="0" table:content-validation-name="val67" table:style-name="ce66">
            <text:p>0.00</text:p>
          </table:table-cell>
          <table:table-cell office:value-type="float" office:value="26" table:formula="of:=SUM([.F4];[.H4];[.J4];[.L4];[.N4];[.P4])" table:content-validation-name="val65" table:style-name="ce10">
            <text:p>26</text:p>
          </table:table-cell>
          <table:table-cell office:value-type="float" office:value="24.919309309309313" table:formula="of:=SUM([.G4];[.I4];[.K4];[.M4];[.O4];[.Q4])" table:content-validation-name="val65" table:style-name="ce10">
            <text:p>25</text:p>
          </table:table-cell>
          <table:table-cell office:value-type="float" office:value="0" table:content-validation-name="val69" table:style-name="ce68">
            <text:p>0</text:p>
          </table:table-cell>
          <table:table-cell office:value-type="float" office:value="0" table:content-validation-name="val67" table:style-name="ce67">
            <text:p>0.00</text:p>
          </table:table-cell>
          <table:table-cell office:value-type="float" office:value="0" table:content-validation-name="val69" table:style-name="ce68">
            <text:p>0</text:p>
          </table:table-cell>
          <table:table-cell office:value-type="float" office:value="0" table:content-validation-name="val67" table:style-name="ce67">
            <text:p>0.00</text:p>
          </table:table-cell>
          <table:table-cell office:value-type="float" office:value="0" table:content-validation-name="val67" table:style-name="ce67">
            <text:p>0.00</text:p>
          </table:table-cell>
          <table:table-cell office:value-type="float" office:value="0" table:content-validation-name="val68" table:style-name="ce6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" table:formula="of:=[.R4]+[.Z4]" table:content-validation-name="val65" table:style-name="ce14">
            <text:p>26</text:p>
          </table:table-cell>
          <table:table-cell office:value-type="float" office:value="24.919309309309313" table:formula="of:=[.S4]+[.AA4]" table:content-validation-name="val65" table:style-name="ce14">
            <text:p>25</text:p>
          </table:table-cell>
          <table:table-cell office:value-type="currency" office:value="145830.20000000001" table:content-validation-name="val70" table:style-name="ce15">
            <text:p>£145,830.20</text:p>
          </table:table-cell>
          <table:table-cell office:value-type="currency" office:value="1710.69" table:content-validation-name="val70" table:style-name="ce15">
            <text:p>£1,710.69</text:p>
          </table:table-cell>
          <table:table-cell office:value-type="currency" office:value="0" table:content-validation-name="val70" table:style-name="ce15">
            <text:p>£0.00</text:p>
          </table:table-cell>
          <table:table-cell office:value-type="currency" office:value="0" table:content-validation-name="val70" table:style-name="ce15">
            <text:p>£0.00</text:p>
          </table:table-cell>
          <table:table-cell office:value-type="currency" office:value="39270.910000000003" table:content-validation-name="val70" table:style-name="ce15">
            <text:p>£39,270.91</text:p>
          </table:table-cell>
          <table:table-cell office:value-type="currency" office:value="17223.650000000001" table:content-validation-name="val70" table:style-name="ce15">
            <text:p>£17,223.65</text:p>
          </table:table-cell>
          <table:table-cell office:value-type="currency" office:value="204035.45" table:formula="of:=SUM([.AE4:.AJ4])" table:style-name="ce16">
            <text:p>£204,035.45</text:p>
          </table:table-cell>
          <table:table-cell office:value-type="currency" office:value="0" table:content-validation-name="val70" table:style-name="ce17">
            <text:p>£0.00</text:p>
          </table:table-cell>
          <table:table-cell office:value-type="currency" office:value="0" table:content-validation-name="val70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4035.45" table:formula="of:=SUM([.AN4];[.AK4])" table:style-name="ce16">
            <text:p>£204,035.45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Feb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2" table:style-name="ce2">
            <text:p>Year</text:p>
          </table:table-cell>
          <table:table-cell office:value-type="string" table:content-validation-name="val72" table:style-name="ce2">
            <text:p>Month</text:p>
          </table:table-cell>
          <table:table-cell office:value-type="string" table:content-validation-name="val72" table:style-name="ce3">
            <text:p>Organisation name</text:p>
          </table:table-cell>
          <table:table-cell office:value-type="string" table:content-validation-name="val72" table:style-name="ce3">
            <text:p>Organisation type</text:p>
          </table:table-cell>
          <table:table-cell office:value-type="string" table:content-validation-name="val72" table:style-name="ce4">
            <office:annotation draw:style-name="a10" svg:x="2.66666666666667in" svg:y="0in" svg:width="3.29166666666667in" svg:height="0.71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2" table:style-name="ce4">
            <text:p>Payroll staff;</text:p>
            <text:p>Total;</text:p>
            <text:p>Headcount</text:p>
          </table:table-cell>
          <table:table-cell office:value-type="string" table:content-validation-name="val72" table:style-name="ce4">
            <text:p>Payroll staff;</text:p>
            <text:p>Total;</text:p>
            <text:p>Full-time equivalent</text:p>
          </table:table-cell>
          <table:table-cell office:value-type="string" table:content-validation-name="val7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7" table:style-name="ce4">
            <text:p>Payroll staff costs;</text:p>
            <text:p>Salary</text:p>
          </table:table-cell>
          <table:table-cell office:value-type="string" table:content-validation-name="val77" table:style-name="ce4">
            <text:p>Payroll staff costs;</text:p>
            <text:p>Allowances</text:p>
          </table:table-cell>
          <table:table-cell office:value-type="string" table:content-validation-name="val77" table:style-name="ce4">
            <text:p>Payroll staff costs;</text:p>
            <text:p>Non-consolidated performance payments</text:p>
          </table:table-cell>
          <table:table-cell office:value-type="string" table:content-validation-name="val77" table:style-name="ce4">
            <text:p>Payroll staff costs;</text:p>
            <text:p>Overtime</text:p>
          </table:table-cell>
          <table:table-cell office:value-type="string" table:content-validation-name="val77" table:style-name="ce4">
            <text:p>Payroll staff costs;</text:p>
            <text:p>Employer pension contributions</text:p>
          </table:table-cell>
          <table:table-cell office:value-type="string" table:content-validation-name="val7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Attorney General's Office</text:p>
          </table:table-cell>
          <table:table-cell office:value-type="string" table:content-validation-name="val71" table:style-name="ce8">
            <text:p>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office:value-type="float" office:value="5" table:content-validation-name="val73" table:style-name="ce72">
            <text:p>5.00</text:p>
          </table:table-cell>
          <table:table-cell office:value-type="float" office:value="5" table:content-validation-name="val74" table:style-name="ce71">
            <text:p>5.00</text:p>
          </table:table-cell>
          <table:table-cell office:value-type="float" office:value="4" table:content-validation-name="val73" table:style-name="ce72">
            <text:p>4.00</text:p>
          </table:table-cell>
          <table:table-cell office:value-type="float" office:value="4" table:content-validation-name="val74" table:style-name="ce71">
            <text:p>4.00</text:p>
          </table:table-cell>
          <table:table-cell office:value-type="float" office:value="14" table:content-validation-name="val73" table:style-name="ce72">
            <text:p>14.00</text:p>
          </table:table-cell>
          <table:table-cell office:value-type="float" office:value="13.625" table:content-validation-name="val74" table:style-name="ce71">
            <text:p>13.63</text:p>
          </table:table-cell>
          <table:table-cell office:value-type="float" office:value="23" table:content-validation-name="val73" table:style-name="ce72">
            <text:p>23.00</text:p>
          </table:table-cell>
          <table:table-cell office:value-type="float" office:value="22.6" table:content-validation-name="val74" table:style-name="ce71">
            <text:p>22.60</text:p>
          </table:table-cell>
          <table:table-cell office:value-type="float" office:value="6" table:content-validation-name="val73" table:style-name="ce72">
            <text:p>6.00</text:p>
          </table:table-cell>
          <table:table-cell office:value-type="float" office:value="6" table:content-validation-name="val74" table:style-name="ce71">
            <text:p>6.00</text:p>
          </table:table-cell>
          <table:table-cell office:value-type="float" office:value="0" table:content-validation-name="val73" table:style-name="ce72">
            <text:p>0.0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52" table:formula="of:=SUM([.F2];[.H2];[.J2];[.L2];[.N2];[.P2])" table:content-validation-name="val72" table:style-name="ce10">
            <text:p>52</text:p>
          </table:table-cell>
          <table:table-cell office:value-type="float" office:value="51.225000000000001" table:formula="of:=SUM([.G2];[.I2];[.K2];[.M2];[.O2];[.Q2])" table:content-validation-name="val72" table:style-name="ce10">
            <text:p>51</text:p>
          </table:table-cell>
          <table:table-cell office:value-type="float" office:value="0" table:content-validation-name="val76" table:style-name="ce73">
            <text:p>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6" table:style-name="ce73">
            <text:p>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5" table:style-name="ce74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" table:formula="of:=[.R2]+[.Z2]" table:content-validation-name="val72" table:style-name="ce14">
            <text:p>52</text:p>
          </table:table-cell>
          <table:table-cell office:value-type="float" office:value="51.225000000000001" table:formula="of:=[.S2]+[.AA2]" table:content-validation-name="val72" table:style-name="ce14">
            <text:p>51</text:p>
          </table:table-cell>
          <table:table-cell office:value-type="currency" office:value="228792.81" table:content-validation-name="val77" table:style-name="ce15">
            <text:p>£228,792.81</text:p>
          </table:table-cell>
          <table:table-cell office:value-type="currency" office:value="8541.06" table:content-validation-name="val77" table:style-name="ce15">
            <text:p>£8,541.06</text:p>
          </table:table-cell>
          <table:table-cell office:value-type="currency" office:value="0" table:content-validation-name="val77" table:style-name="ce15">
            <text:p>£0.00</text:p>
          </table:table-cell>
          <table:table-cell office:value-type="currency" office:value="0" table:content-validation-name="val77" table:style-name="ce15">
            <text:p>£0.00</text:p>
          </table:table-cell>
          <table:table-cell office:value-type="currency" office:value="61484.18" table:content-validation-name="val77" table:style-name="ce15">
            <text:p>£61,484.18</text:p>
          </table:table-cell>
          <table:table-cell office:value-type="currency" office:value="26914.2" table:content-validation-name="val77" table:style-name="ce15">
            <text:p>£26,914.20</text:p>
          </table:table-cell>
          <table:table-cell office:value-type="currency" office:value="325732.25" table:formula="of:=SUM([.AE2:.AJ2])" table:style-name="ce16">
            <text:p>£325,732.25</text:p>
          </table:table-cell>
          <table:table-cell office:value-type="currency" office:value="0" table:content-validation-name="val77" table:style-name="ce17">
            <text:p>£0.00</text:p>
          </table:table-cell>
          <table:table-cell office:value-type="currency" office:value="0" table:content-validation-name="val77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25732.25" table:formula="of:=SUM([.AN2];[.AK2])" table:style-name="ce16">
            <text:p>£325,732.25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Government Legal Department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office:value-type="float" office:value="44" table:content-validation-name="val73" table:style-name="ce72">
            <text:p>44.00</text:p>
          </table:table-cell>
          <table:table-cell office:value-type="float" office:value="41.841291291291292" table:content-validation-name="val74" table:style-name="ce71">
            <text:p>41.84</text:p>
          </table:table-cell>
          <table:table-cell office:value-type="float" office:value="384" table:content-validation-name="val73" table:style-name="ce72">
            <text:p>384.00</text:p>
          </table:table-cell>
          <table:table-cell office:value-type="float" office:value="372.22457957957965" table:content-validation-name="val74" table:style-name="ce71">
            <text:p>372.22</text:p>
          </table:table-cell>
          <table:table-cell office:value-type="float" office:value="328" table:content-validation-name="val73" table:style-name="ce72">
            <text:p>328.00</text:p>
          </table:table-cell>
          <table:table-cell office:value-type="float" office:value="320.01546546546552" table:content-validation-name="val74" table:style-name="ce71">
            <text:p>320.02</text:p>
          </table:table-cell>
          <table:table-cell office:value-type="float" office:value="1954" table:content-validation-name="val73" table:style-name="ce72">
            <text:p>1954.00</text:p>
          </table:table-cell>
          <table:table-cell office:value-type="float" office:value="1799.7959545259505" table:content-validation-name="val74" table:style-name="ce71">
            <text:p>1799.80</text:p>
          </table:table-cell>
          <table:table-cell office:value-type="float" office:value="220" table:content-validation-name="val73" table:style-name="ce72">
            <text:p>220.00</text:p>
          </table:table-cell>
          <table:table-cell office:value-type="float" office:value="207.54804804804803" table:content-validation-name="val74" table:style-name="ce71">
            <text:p>207.55</text:p>
          </table:table-cell>
          <table:table-cell office:value-type="float" office:value="0" table:content-validation-name="val73" table:style-name="ce72">
            <text:p>0.0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2930" table:formula="of:=SUM([.F3];[.H3];[.J3];[.L3];[.N3];[.P3])" table:content-validation-name="val72" table:style-name="ce10">
            <text:p>2,930</text:p>
          </table:table-cell>
          <table:table-cell office:value-type="float" office:value="2741.4253389103351" table:formula="of:=SUM([.G3];[.I3];[.K3];[.M3];[.O3];[.Q3])" table:content-validation-name="val72" table:style-name="ce10">
            <text:p>2,741</text:p>
          </table:table-cell>
          <table:table-cell office:value-type="float" office:value="133" table:content-validation-name="val76" table:style-name="ce73">
            <text:p>133</text:p>
          </table:table-cell>
          <table:table-cell office:value-type="float" office:value="131.43783783783783" table:content-validation-name="val74" table:style-name="ce71">
            <text:p>131.44</text:p>
          </table:table-cell>
          <table:table-cell office:value-type="float" office:value="280" table:content-validation-name="val76" table:style-name="ce73">
            <text:p>280</text:p>
          </table:table-cell>
          <table:table-cell office:value-type="float" office:value="278.68378378378378" table:content-validation-name="val74" table:style-name="ce71">
            <text:p>278.68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5" table:style-name="ce74">
            <text:p>0.00</text:p>
          </table:table-cell>
          <table:table-cell office:value-type="float" office:value="413" table:formula="of:=SUM([.T3];[.V3];[.X3])" table:style-name="ce12">
            <text:p>413</text:p>
          </table:table-cell>
          <table:table-cell office:value-type="float" office:value="410.12162162162161" table:formula="of:=SUM([.U3];[.W3];[.Y3])" table:style-name="ce12">
            <text:p>410</text:p>
          </table:table-cell>
          <table:table-cell office:value-type="float" office:value="1" table:style-name="ce13">
            <text:p>1</text:p>
          </table:table-cell>
          <table:table-cell office:value-type="float" office:value="3343" table:formula="of:=[.R3]+[.Z3]" table:content-validation-name="val72" table:style-name="ce14">
            <text:p>3,343</text:p>
          </table:table-cell>
          <table:table-cell office:value-type="float" office:value="3151.5469605319568" table:formula="of:=[.S3]+[.AA3]" table:content-validation-name="val72" table:style-name="ce14">
            <text:p>3,152</text:p>
          </table:table-cell>
          <table:table-cell office:value-type="currency" office:value="12792288.57" table:content-validation-name="val77" table:style-name="ce15">
            <text:p>£12,792,288.57</text:p>
          </table:table-cell>
          <table:table-cell office:value-type="currency" office:value="43403.96" table:content-validation-name="val77" table:style-name="ce15">
            <text:p>£43,403.96</text:p>
          </table:table-cell>
          <table:table-cell office:value-type="currency" office:value="196564.3" table:content-validation-name="val77" table:style-name="ce15">
            <text:p>£196,564.30</text:p>
          </table:table-cell>
          <table:table-cell office:value-type="currency" office:value="30889.08" table:content-validation-name="val77" table:style-name="ce15">
            <text:p>£30,889.08</text:p>
          </table:table-cell>
          <table:table-cell office:value-type="currency" office:value="3639847.7" table:content-validation-name="val77" table:style-name="ce15">
            <text:p>£3,639,847.70</text:p>
          </table:table-cell>
          <table:table-cell office:value-type="currency" office:value="1555535.64" table:content-validation-name="val77" table:style-name="ce15">
            <text:p>£1,555,535.64</text:p>
          </table:table-cell>
          <table:table-cell office:value-type="currency" office:value="18258529.250000004" table:formula="of:=SUM([.AE3:.AJ3])" table:style-name="ce16">
            <text:p>£18,258,529.25</text:p>
          </table:table-cell>
          <table:table-cell office:value-type="currency" office:value="2210802.2000000002" table:content-validation-name="val77" table:style-name="ce17">
            <text:p>£2,210,802.20</text:p>
          </table:table-cell>
          <table:table-cell office:value-type="currency" office:value="93891.66" table:content-validation-name="val77" table:style-name="ce17">
            <text:p>£93,891.66</text:p>
          </table:table-cell>
          <table:table-cell office:value-type="currency" office:value="2304693.8600000003" table:formula="of:=SUM([.AL3:.AM3])" table:style-name="ce18">
            <text:p>£2,304,693.86</text:p>
          </table:table-cell>
          <table:table-cell office:value-type="currency" office:value="20563223.110000003" table:formula="of:=SUM([.AN3];[.AK3])" table:style-name="ce16">
            <text:p>£20,563,223.11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February</text:p>
          </table:table-cell>
          <table:table-cell office:value-type="string" table:content-validation-name="val71" table:style-name="ce8">
            <text:p>Crown Prosecution Service Inspectorate</text:p>
          </table:table-cell>
          <table:table-cell office:value-type="string" table:content-validation-name="val71" table:style-name="ce8">
            <text:p>Non-Ministerial Department</text:p>
          </table:table-cell>
          <table:table-cell office:value-type="string" table:content-validation-name="val71" table:style-name="ce70">
            <text:p>Attorney General's Departments</text:p>
          </table:table-cell>
          <table:table-cell office:value-type="float" office:value="1" table:content-validation-name="val73" table:style-name="ce72">
            <text:p>1.00</text:p>
          </table:table-cell>
          <table:table-cell office:value-type="float" office:value="1" table:content-validation-name="val74" table:style-name="ce71">
            <text:p>1.00</text:p>
          </table:table-cell>
          <table:table-cell office:value-type="float" office:value="1" table:content-validation-name="val73" table:style-name="ce72">
            <text:p>1.00</text:p>
          </table:table-cell>
          <table:table-cell office:value-type="float" office:value="1" table:content-validation-name="val74" table:style-name="ce71">
            <text:p>1.00</text:p>
          </table:table-cell>
          <table:table-cell office:value-type="float" office:value="1" table:content-validation-name="val73" table:style-name="ce72">
            <text:p>1.00</text:p>
          </table:table-cell>
          <table:table-cell office:value-type="float" office:value="0.88888888888888895" table:content-validation-name="val74" table:style-name="ce71">
            <text:p>0.89</text:p>
          </table:table-cell>
          <table:table-cell office:value-type="float" office:value="17" table:content-validation-name="val73" table:style-name="ce72">
            <text:p>17.00</text:p>
          </table:table-cell>
          <table:table-cell office:value-type="float" office:value="17" table:content-validation-name="val74" table:style-name="ce71">
            <text:p>17.00</text:p>
          </table:table-cell>
          <table:table-cell office:value-type="float" office:value="3" table:content-validation-name="val73" table:style-name="ce72">
            <text:p>3.00</text:p>
          </table:table-cell>
          <table:table-cell office:value-type="float" office:value="3" table:content-validation-name="val74" table:style-name="ce71">
            <text:p>3.00</text:p>
          </table:table-cell>
          <table:table-cell office:value-type="float" office:value="0" table:content-validation-name="val73" table:style-name="ce72">
            <text:p>0.0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23" table:formula="of:=SUM([.F4];[.H4];[.J4];[.L4];[.N4];[.P4])" table:content-validation-name="val72" table:style-name="ce10">
            <text:p>23</text:p>
          </table:table-cell>
          <table:table-cell office:value-type="float" office:value="22.888888888888889" table:formula="of:=SUM([.G4];[.I4];[.K4];[.M4];[.O4];[.Q4])" table:content-validation-name="val72" table:style-name="ce10">
            <text:p>23</text:p>
          </table:table-cell>
          <table:table-cell office:value-type="float" office:value="0" table:content-validation-name="val76" table:style-name="ce73">
            <text:p>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6" table:style-name="ce73">
            <text:p>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4" table:style-name="ce71">
            <text:p>0.00</text:p>
          </table:table-cell>
          <table:table-cell office:value-type="float" office:value="0" table:content-validation-name="val75" table:style-name="ce74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3" table:formula="of:=[.R4]+[.Z4]" table:content-validation-name="val72" table:style-name="ce14">
            <text:p>23</text:p>
          </table:table-cell>
          <table:table-cell office:value-type="float" office:value="22.888888888888889" table:formula="of:=[.S4]+[.AA4]" table:content-validation-name="val72" table:style-name="ce14">
            <text:p>23</text:p>
          </table:table-cell>
          <table:table-cell office:value-type="currency" office:value="138434.04999999999" table:content-validation-name="val77" table:style-name="ce15">
            <text:p>£138,434.05</text:p>
          </table:table-cell>
          <table:table-cell office:value-type="currency" office:value="1199.93" table:content-validation-name="val77" table:style-name="ce15">
            <text:p>£1,199.93</text:p>
          </table:table-cell>
          <table:table-cell office:value-type="currency" office:value="0" table:content-validation-name="val77" table:style-name="ce15">
            <text:p>£0.00</text:p>
          </table:table-cell>
          <table:table-cell office:value-type="currency" office:value="0" table:content-validation-name="val77" table:style-name="ce15">
            <text:p>£0.00</text:p>
          </table:table-cell>
          <table:table-cell office:value-type="currency" office:value="36843.53" table:content-validation-name="val77" table:style-name="ce15">
            <text:p>£36,843.53</text:p>
          </table:table-cell>
          <table:table-cell office:value-type="currency" office:value="16243.59" table:content-validation-name="val77" table:style-name="ce15">
            <text:p>£16,243.59</text:p>
          </table:table-cell>
          <table:table-cell office:value-type="currency" office:value="192721.09999999998" table:formula="of:=SUM([.AE4:.AJ4])" table:style-name="ce16">
            <text:p>£192,721.10</text:p>
          </table:table-cell>
          <table:table-cell office:value-type="currency" office:value="0" table:content-validation-name="val77" table:style-name="ce17">
            <text:p>£0.00</text:p>
          </table:table-cell>
          <table:table-cell office:value-type="currency" office:value="0" table:content-validation-name="val77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92721.09999999998" table:formula="of:=SUM([.AN4];[.AK4])" table:style-name="ce16">
            <text:p>£192,721.10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March_202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3" table:style-name="ce2">
            <text:p>Year</text:p>
          </table:table-cell>
          <table:table-cell office:value-type="string" table:content-validation-name="val83" table:style-name="ce2">
            <text:p>Month</text:p>
          </table:table-cell>
          <table:table-cell office:value-type="string" table:content-validation-name="val83" table:style-name="ce3">
            <text:p>Organisation name</text:p>
          </table:table-cell>
          <table:table-cell office:value-type="string" table:content-validation-name="val83" table:style-name="ce3">
            <text:p>Organisation type</text:p>
          </table:table-cell>
          <table:table-cell office:value-type="string" table:content-validation-name="val83" table:style-name="ce4">
            <office:annotation draw:style-name="a11" svg:x="2.66666666666667in" svg:y="0in" svg:width="3.29166666666667in" svg:height="0.71875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3" table:style-name="ce4">
            <text:p>Payroll staff;</text:p>
            <text:p>Total;</text:p>
            <text:p>Headcount</text:p>
          </table:table-cell>
          <table:table-cell office:value-type="string" table:content-validation-name="val83" table:style-name="ce4">
            <text:p>Payroll staff;</text:p>
            <text:p>Total;</text:p>
            <text:p>Full-time equivalent</text:p>
          </table:table-cell>
          <table:table-cell office:value-type="string" table:content-validation-name="val8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Attorney General's Office</text:p>
          </table:table-cell>
          <table:table-cell office:value-type="string" table:content-validation-name="val84" table:style-name="ce8">
            <text:p>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office:value-type="float" office:value="5" table:content-validation-name="val82" table:style-name="ce77">
            <text:p>5.00</text:p>
          </table:table-cell>
          <table:table-cell office:value-type="float" office:value="5" table:content-validation-name="val81" table:style-name="ce76">
            <text:p>5.00</text:p>
          </table:table-cell>
          <table:table-cell office:value-type="float" office:value="5" table:content-validation-name="val82" table:style-name="ce77">
            <text:p>5.00</text:p>
          </table:table-cell>
          <table:table-cell office:value-type="float" office:value="5" table:content-validation-name="val81" table:style-name="ce76">
            <text:p>5.00</text:p>
          </table:table-cell>
          <table:table-cell office:value-type="float" office:value="15" table:content-validation-name="val82" table:style-name="ce77">
            <text:p>15.00</text:p>
          </table:table-cell>
          <table:table-cell office:value-type="float" office:value="14.625" table:content-validation-name="val81" table:style-name="ce76">
            <text:p>14.63</text:p>
          </table:table-cell>
          <table:table-cell office:value-type="float" office:value="23" table:content-validation-name="val82" table:style-name="ce77">
            <text:p>23.00</text:p>
          </table:table-cell>
          <table:table-cell office:value-type="float" office:value="22.6" table:content-validation-name="val81" table:style-name="ce76">
            <text:p>22.60</text:p>
          </table:table-cell>
          <table:table-cell office:value-type="float" office:value="6" table:content-validation-name="val82" table:style-name="ce77">
            <text:p>6.00</text:p>
          </table:table-cell>
          <table:table-cell office:value-type="float" office:value="6" table:content-validation-name="val81" table:style-name="ce76">
            <text:p>6.00</text:p>
          </table:table-cell>
          <table:table-cell office:value-type="float" office:value="0" table:content-validation-name="val82" table:style-name="ce77">
            <text:p>0.0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54" table:formula="of:=SUM([.F2];[.H2];[.J2];[.L2];[.N2];[.P2])" table:content-validation-name="val83" table:style-name="ce10">
            <text:p>54</text:p>
          </table:table-cell>
          <table:table-cell office:value-type="float" office:value="53.225000000000001" table:formula="of:=SUM([.G2];[.I2];[.K2];[.M2];[.O2];[.Q2])" table:content-validation-name="val83" table:style-name="ce10">
            <text:p>53</text:p>
          </table:table-cell>
          <table:table-cell office:value-type="float" office:value="0" table:content-validation-name="val79" table:style-name="ce78">
            <text:p>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0" table:content-validation-name="val79" table:style-name="ce78">
            <text:p>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0" table:content-validation-name="val80" table:style-name="ce79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4" table:formula="of:=[.R2]+[.Z2]" table:content-validation-name="val83" table:style-name="ce14">
            <text:p>54</text:p>
          </table:table-cell>
          <table:table-cell office:value-type="float" office:value="53.225000000000001" table:formula="of:=[.S2]+[.AA2]" table:content-validation-name="val83" table:style-name="ce14">
            <text:p>53</text:p>
          </table:table-cell>
          <table:table-cell office:value-type="currency" office:value="229336.54" table:content-validation-name="val78" table:style-name="ce15">
            <text:p>£229,336.54</text:p>
          </table:table-cell>
          <table:table-cell office:value-type="currency" office:value="8559.2199999999993" table:content-validation-name="val78" table:style-name="ce15">
            <text:p>£8,559.22</text:p>
          </table:table-cell>
          <table:table-cell office:value-type="currency" office:value="500" table:content-validation-name="val78" table:style-name="ce15">
            <text:p>£500.00</text:p>
          </table:table-cell>
          <table:table-cell office:value-type="currency" office:value="0" table:content-validation-name="val78" table:style-name="ce15">
            <text:p>£0.00</text:p>
          </table:table-cell>
          <table:table-cell office:value-type="currency" office:value="62052.61" table:content-validation-name="val78" table:style-name="ce15">
            <text:p>£62,052.61</text:p>
          </table:table-cell>
          <table:table-cell office:value-type="currency" office:value="26975.200000000001" table:content-validation-name="val78" table:style-name="ce15">
            <text:p>£26,975.20</text:p>
          </table:table-cell>
          <table:table-cell office:value-type="currency" office:value="327423.57" table:formula="of:=SUM([.AE2:.AJ2])" table:style-name="ce16">
            <text:p>£327,423.57</text:p>
          </table:table-cell>
          <table:table-cell office:value-type="currency" office:value="0" table:content-validation-name="val78" table:style-name="ce17">
            <text:p>£0.00</text:p>
          </table:table-cell>
          <table:table-cell office:value-type="currency" office:value="0" table:content-validation-name="val78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27423.57" table:formula="of:=SUM([.AN2];[.AK2])" table:style-name="ce16">
            <text:p>£327,423.57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Government Legal Department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office:value-type="float" office:value="45" table:content-validation-name="val82" table:style-name="ce77">
            <text:p>45.00</text:p>
          </table:table-cell>
          <table:table-cell office:value-type="float" office:value="42.206156156156162" table:content-validation-name="val81" table:style-name="ce76">
            <text:p>42.21</text:p>
          </table:table-cell>
          <table:table-cell office:value-type="float" office:value="388" table:content-validation-name="val82" table:style-name="ce77">
            <text:p>388.00</text:p>
          </table:table-cell>
          <table:table-cell office:value-type="float" office:value="375.98674174174181" table:content-validation-name="val81" table:style-name="ce76">
            <text:p>375.99</text:p>
          </table:table-cell>
          <table:table-cell office:value-type="float" office:value="333" table:content-validation-name="val82" table:style-name="ce77">
            <text:p>333.00</text:p>
          </table:table-cell>
          <table:table-cell office:value-type="float" office:value="325.01546546546547" table:content-validation-name="val81" table:style-name="ce76">
            <text:p>325.02</text:p>
          </table:table-cell>
          <table:table-cell office:value-type="float" office:value="1985" table:content-validation-name="val82" table:style-name="ce77">
            <text:p>1985.00</text:p>
          </table:table-cell>
          <table:table-cell office:value-type="float" office:value="1831.3919905619869" table:content-validation-name="val81" table:style-name="ce76">
            <text:p>1831.39</text:p>
          </table:table-cell>
          <table:table-cell office:value-type="float" office:value="221" table:content-validation-name="val82" table:style-name="ce77">
            <text:p>221.00</text:p>
          </table:table-cell>
          <table:table-cell office:value-type="float" office:value="208.54804804804809" table:content-validation-name="val81" table:style-name="ce76">
            <text:p>208.55</text:p>
          </table:table-cell>
          <table:table-cell office:value-type="float" office:value="0" table:content-validation-name="val82" table:style-name="ce77">
            <text:p>0.0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2972" table:formula="of:=SUM([.F3];[.H3];[.J3];[.L3];[.N3];[.P3])" table:content-validation-name="val83" table:style-name="ce10">
            <text:p>2,972</text:p>
          </table:table-cell>
          <table:table-cell office:value-type="float" office:value="2783.1484019733984" table:formula="of:=SUM([.G3];[.I3];[.K3];[.M3];[.O3];[.Q3])" table:content-validation-name="val83" table:style-name="ce10">
            <text:p>2,783</text:p>
          </table:table-cell>
          <table:table-cell office:value-type="float" office:value="117" table:content-validation-name="val79" table:style-name="ce78">
            <text:p>117</text:p>
          </table:table-cell>
          <table:table-cell office:value-type="float" office:value="115.43783783783785" table:content-validation-name="val81" table:style-name="ce76">
            <text:p>115.44</text:p>
          </table:table-cell>
          <table:table-cell office:value-type="float" office:value="265" table:content-validation-name="val79" table:style-name="ce78">
            <text:p>265</text:p>
          </table:table-cell>
          <table:table-cell office:value-type="float" office:value="263.872972972973" table:content-validation-name="val81" table:style-name="ce76">
            <text:p>263.87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0" table:content-validation-name="val80" table:style-name="ce79">
            <text:p>0.00</text:p>
          </table:table-cell>
          <table:table-cell office:value-type="float" office:value="382" table:formula="of:=SUM([.T3];[.V3];[.X3])" table:style-name="ce12">
            <text:p>382</text:p>
          </table:table-cell>
          <table:table-cell office:value-type="float" office:value="379.31081081081084" table:formula="of:=SUM([.U3];[.W3];[.Y3])" table:style-name="ce12">
            <text:p>379</text:p>
          </table:table-cell>
          <table:table-cell office:value-type="float" office:value="1" table:style-name="ce13">
            <text:p>1</text:p>
          </table:table-cell>
          <table:table-cell office:value-type="float" office:value="3354" table:formula="of:=[.R3]+[.Z3]" table:content-validation-name="val83" table:style-name="ce14">
            <text:p>3,354</text:p>
          </table:table-cell>
          <table:table-cell office:value-type="float" office:value="3162.4592127842093" table:formula="of:=[.S3]+[.AA3]" table:content-validation-name="val83" table:style-name="ce14">
            <text:p>3,162</text:p>
          </table:table-cell>
          <table:table-cell office:value-type="currency" office:value="13491794.24" table:content-validation-name="val78" table:style-name="ce15">
            <text:p>£13,491,794.24</text:p>
          </table:table-cell>
          <table:table-cell office:value-type="currency" office:value="42636.59" table:content-validation-name="val78" table:style-name="ce15">
            <text:p>£42,636.59</text:p>
          </table:table-cell>
          <table:table-cell office:value-type="currency" office:value="201385.7" table:content-validation-name="val78" table:style-name="ce15">
            <text:p>£201,385.70</text:p>
          </table:table-cell>
          <table:table-cell office:value-type="currency" office:value="50248.33" table:content-validation-name="val78" table:style-name="ce15">
            <text:p>£50,248.33</text:p>
          </table:table-cell>
          <table:table-cell office:value-type="currency" office:value="3741504.49" table:content-validation-name="val78" table:style-name="ce15">
            <text:p>£3,741,504.49</text:p>
          </table:table-cell>
          <table:table-cell office:value-type="currency" office:value="1589089.23" table:content-validation-name="val78" table:style-name="ce15">
            <text:p>£1,589,089.23</text:p>
          </table:table-cell>
          <table:table-cell office:value-type="currency" office:value="19116658.580000002" table:formula="of:=SUM([.AE3:.AJ3])" table:style-name="ce16">
            <text:p>£19,116,658.58</text:p>
          </table:table-cell>
          <table:table-cell office:value-type="currency" office:value="2257092.37" table:content-validation-name="val78" table:style-name="ce17">
            <text:p>£2,257,092.37</text:p>
          </table:table-cell>
          <table:table-cell office:value-type="currency" office:value="36502.5" table:content-validation-name="val78" table:style-name="ce17">
            <text:p>£36,502.50</text:p>
          </table:table-cell>
          <table:table-cell office:value-type="currency" office:value="2293594.87" table:formula="of:=SUM([.AL3:.AM3])" table:style-name="ce18">
            <text:p>£2,293,594.87</text:p>
          </table:table-cell>
          <table:table-cell office:value-type="currency" office:value="21410253.450000003" table:formula="of:=SUM([.AN3];[.AK3])" table:style-name="ce16">
            <text:p>£21,410,253.45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7">
            <text:p>March</text:p>
          </table:table-cell>
          <table:table-cell office:value-type="string" table:content-validation-name="val84" table:style-name="ce8">
            <text:p>Crown Prosecution Service Inspectorate</text:p>
          </table:table-cell>
          <table:table-cell office:value-type="string" table:content-validation-name="val84" table:style-name="ce8">
            <text:p>Non-Ministerial Department</text:p>
          </table:table-cell>
          <table:table-cell office:value-type="string" table:content-validation-name="val84" table:style-name="ce75">
            <text:p>Attorney General's Departments</text:p>
          </table:table-cell>
          <table:table-cell office:value-type="float" office:value="1" table:content-validation-name="val82" table:style-name="ce77">
            <text:p>1.00</text:p>
          </table:table-cell>
          <table:table-cell office:value-type="float" office:value="1" table:content-validation-name="val81" table:style-name="ce76">
            <text:p>1.00</text:p>
          </table:table-cell>
          <table:table-cell office:value-type="float" office:value="1" table:content-validation-name="val82" table:style-name="ce77">
            <text:p>1.00</text:p>
          </table:table-cell>
          <table:table-cell office:value-type="float" office:value="1" table:content-validation-name="val81" table:style-name="ce76">
            <text:p>1.00</text:p>
          </table:table-cell>
          <table:table-cell office:value-type="float" office:value="1" table:content-validation-name="val82" table:style-name="ce77">
            <text:p>1.00</text:p>
          </table:table-cell>
          <table:table-cell office:value-type="float" office:value="0.88888888888888895" table:content-validation-name="val81" table:style-name="ce76">
            <text:p>0.89</text:p>
          </table:table-cell>
          <table:table-cell office:value-type="float" office:value="16" table:content-validation-name="val82" table:style-name="ce77">
            <text:p>16.00</text:p>
          </table:table-cell>
          <table:table-cell office:value-type="float" office:value="16" table:content-validation-name="val81" table:style-name="ce76">
            <text:p>16.00</text:p>
          </table:table-cell>
          <table:table-cell office:value-type="float" office:value="3" table:content-validation-name="val82" table:style-name="ce77">
            <text:p>3.00</text:p>
          </table:table-cell>
          <table:table-cell office:value-type="float" office:value="3" table:content-validation-name="val81" table:style-name="ce76">
            <text:p>3.00</text:p>
          </table:table-cell>
          <table:table-cell office:value-type="float" office:value="0" table:content-validation-name="val82" table:style-name="ce77">
            <text:p>0.0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22" table:formula="of:=SUM([.F4];[.H4];[.J4];[.L4];[.N4];[.P4])" table:content-validation-name="val83" table:style-name="ce10">
            <text:p>22</text:p>
          </table:table-cell>
          <table:table-cell office:value-type="float" office:value="21.888888888888889" table:formula="of:=SUM([.G4];[.I4];[.K4];[.M4];[.O4];[.Q4])" table:content-validation-name="val83" table:style-name="ce10">
            <text:p>22</text:p>
          </table:table-cell>
          <table:table-cell office:value-type="float" office:value="0" table:content-validation-name="val79" table:style-name="ce78">
            <text:p>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0" table:content-validation-name="val79" table:style-name="ce78">
            <text:p>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0" table:content-validation-name="val81" table:style-name="ce76">
            <text:p>0.00</text:p>
          </table:table-cell>
          <table:table-cell office:value-type="float" office:value="0" table:content-validation-name="val80" table:style-name="ce79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2" table:formula="of:=[.R4]+[.Z4]" table:content-validation-name="val83" table:style-name="ce14">
            <text:p>22</text:p>
          </table:table-cell>
          <table:table-cell office:value-type="float" office:value="21.888888888888889" table:formula="of:=[.S4]+[.AA4]" table:content-validation-name="val83" table:style-name="ce14">
            <text:p>22</text:p>
          </table:table-cell>
          <table:table-cell office:value-type="currency" office:value="114227.25" table:content-validation-name="val78" table:style-name="ce15">
            <text:p>£114,227.25</text:p>
          </table:table-cell>
          <table:table-cell office:value-type="currency" office:value="1195.04" table:content-validation-name="val78" table:style-name="ce15">
            <text:p>£1,195.04</text:p>
          </table:table-cell>
          <table:table-cell office:value-type="currency" office:value="3000" table:content-validation-name="val78" table:style-name="ce15">
            <text:p>£3,000.00</text:p>
          </table:table-cell>
          <table:table-cell office:value-type="currency" office:value="0" table:content-validation-name="val78" table:style-name="ce15">
            <text:p>£0.00</text:p>
          </table:table-cell>
          <table:table-cell office:value-type="currency" office:value="32043.97" table:content-validation-name="val78" table:style-name="ce15">
            <text:p>£32,043.97</text:p>
          </table:table-cell>
          <table:table-cell office:value-type="currency" office:value="14041.01" table:content-validation-name="val78" table:style-name="ce15">
            <text:p>£14,041.01</text:p>
          </table:table-cell>
          <table:table-cell office:value-type="currency" office:value="164507.27000000002" table:formula="of:=SUM([.AE4:.AJ4])" table:style-name="ce16">
            <text:p>£164,507.27</text:p>
          </table:table-cell>
          <table:table-cell office:value-type="currency" office:value="0" table:content-validation-name="val78" table:style-name="ce17">
            <text:p>£0.00</text:p>
          </table:table-cell>
          <table:table-cell office:value-type="currency" office:value="0" table:content-validation-name="val78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164507.27000000002" table:formula="of:=SUM([.AN4];[.AK4])" table:style-name="ce16">
            <text:p>£164,507.27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Helen Demetriou</meta:initial-creator>
    <dc:creator>Amy Harrison</dc:creator>
    <meta:creation-date>2022-05-16T16:05:07Z</meta:creation-date>
    <dc:date>2024-04-22T15:48:07Z</dc:date>
  </office:meta>
</office:document-meta>
</file>